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13cm"/>
    </style:style>
    <style:style style:name="co2" style:family="table-column">
      <style:table-column-properties fo:break-before="auto" style:column-width="3.7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style-name="Default" office:value-type="string">
            <text:p>Mesure effectuée le 31/03/2014 à 15:22</text:p>
          </table:table-cell>
          <table:table-cell table:number-columns-repeated="1023"/>
        </table:table-row>
        <table:table-row table:style-name="ro2">
          <table:table-cell table:style-name="Default" office:value-type="string">
            <text:p>exl 116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itesse 0.1mm/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ction 0.45mm2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office:value-type="string">
            <text:p>gain force</text:p>
          </table:table-cell>
          <table:table-cell office:value-type="string">
            <text:p>gain longi</text:p>
          </table:table-cell>
          <table:table-cell office:value-type="string">
            <text:p>fact <text:s/>J longi</text:p>
          </table:table-cell>
          <table:table-cell office:value-type="string">
            <text:p>gain J trans</text:p>
          </table:table-cell>
          <table:table-cell office:value-type="string">
            <text:p>fact <text:s/>J trans <text:s/></text:p>
          </table:table-cell>
          <table:table-cell office:value-type="string">
            <text:p>section mm² </text:p>
          </table:table-cell>
          <table:table-cell table:number-columns-repeated="1018"/>
        </table:table-row>
        <table:table-row table:style-name="ro1">
          <table:table-cell office:value-type="float" office:value="0.001">
            <text:p>0,001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1">
            <text:p>0,1</text:p>
          </table:table-cell>
          <table:table-cell office:value-type="float" office:value="2.09">
            <text:p>2,09</text:p>
          </table:table-cell>
          <table:table-cell office:value-type="float" office:value="0.45">
            <text:p>0,4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contrainte MPa <text:s/></text:p>
          </table:table-cell>
          <table:table-cell office:value-type="string">
            <text:p>def longi</text:p>
          </table:table-cell>
          <table:table-cell office:value-type="string">
            <text:p>def trans </text:p>
          </table:table-cell>
          <table:table-cell office:value-type="string">
            <text:p>Force en kN</text:p>
          </table:table-cell>
          <table:table-cell office:value-type="string">
            <text:p>Position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8.8367">
            <text:p>88,836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39977">
            <text:p>0,03997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88.8367">
            <text:p>88,836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39977">
            <text:p>0,039977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1.612846">
            <text:p>91,612846</text:p>
          </table:table-cell>
          <table:table-cell office:value-type="float" office:value="-0.003228">
            <text:p>-0,003228</text:p>
          </table:table-cell>
          <table:table-cell office:value-type="float" office:value="-0.003201">
            <text:p>-0,003201</text:p>
          </table:table-cell>
          <table:table-cell office:value-type="float" office:value="0.041226">
            <text:p>0,041226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3.000916">
            <text:p>93,00091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185">
            <text:p>0,04185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40601">
            <text:p>0,040601</text:p>
          </table:table-cell>
          <table:table-cell office:value-type="float" office:value="-0.002059">
            <text:p>-0,002059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40601">
            <text:p>0,040601</text:p>
          </table:table-cell>
          <table:table-cell office:value-type="float" office:value="-0.014412">
            <text:p>-0,014412</text:p>
          </table:table-cell>
          <table:table-cell table:number-columns-repeated="1019"/>
        </table:table-row>
        <table:table-row table:style-name="ro1">
          <table:table-cell office:value-type="float" office:value="90.22477">
            <text:p>90,2247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0601">
            <text:p>0,040601</text:p>
          </table:table-cell>
          <table:table-cell office:value-type="float" office:value="-0.014412">
            <text:p>-0,014412</text:p>
          </table:table-cell>
          <table:table-cell table:number-columns-repeated="1019"/>
        </table:table-row>
        <table:table-row table:style-name="ro1">
          <table:table-cell office:value-type="float" office:value="95.777061">
            <text:p>95,77706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431">
            <text:p>0,0431</text:p>
          </table:table-cell>
          <table:table-cell office:value-type="float" office:value="-0.039118">
            <text:p>-0,039118</text:p>
          </table:table-cell>
          <table:table-cell table:number-columns-repeated="1019"/>
        </table:table-row>
        <table:table-row table:style-name="ro1">
          <table:table-cell office:value-type="float" office:value="95.777061">
            <text:p>95,77706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431">
            <text:p>0,0431</text:p>
          </table:table-cell>
          <table:table-cell office:value-type="float" office:value="-0.039118">
            <text:p>-0,039118</text:p>
          </table:table-cell>
          <table:table-cell table:number-columns-repeated="1019"/>
        </table:table-row>
        <table:table-row table:style-name="ro1">
          <table:table-cell office:value-type="float" office:value="94.388992">
            <text:p>94,38899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2475">
            <text:p>0,042475</text:p>
          </table:table-cell>
          <table:table-cell office:value-type="float" office:value="-0.060882">
            <text:p>-0,060882</text:p>
          </table:table-cell>
          <table:table-cell table:number-columns-repeated="1019"/>
        </table:table-row>
        <table:table-row table:style-name="ro1">
          <table:table-cell office:value-type="float" office:value="94.388992">
            <text:p>94,38899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42475">
            <text:p>0,042475</text:p>
          </table:table-cell>
          <table:table-cell office:value-type="float" office:value="-0.060882">
            <text:p>-0,060882</text:p>
          </table:table-cell>
          <table:table-cell table:number-columns-repeated="1019"/>
        </table:table-row>
        <table:table-row table:style-name="ro1">
          <table:table-cell office:value-type="float" office:value="97.165138">
            <text:p>97,165138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43724">
            <text:p>0,043724</text:p>
          </table:table-cell>
          <table:table-cell office:value-type="float" office:value="-0.082941">
            <text:p>-0,082941</text:p>
          </table:table-cell>
          <table:table-cell table:number-columns-repeated="1019"/>
        </table:table-row>
        <table:table-row table:style-name="ro1">
          <table:table-cell office:value-type="float" office:value="97.165138">
            <text:p>97,165138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43724">
            <text:p>0,043724</text:p>
          </table:table-cell>
          <table:table-cell office:value-type="float" office:value="-0.082941">
            <text:p>-0,082941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46223">
            <text:p>0,046223</text:p>
          </table:table-cell>
          <table:table-cell office:value-type="float" office:value="-0.101765">
            <text:p>-0,101765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46223">
            <text:p>0,046223</text:p>
          </table:table-cell>
          <table:table-cell office:value-type="float" office:value="-0.101765">
            <text:p>-0,101765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46223">
            <text:p>0,046223</text:p>
          </table:table-cell>
          <table:table-cell office:value-type="float" office:value="-0.143235">
            <text:p>-0,143235</text:p>
          </table:table-cell>
          <table:table-cell table:number-columns-repeated="1019"/>
        </table:table-row>
        <table:table-row table:style-name="ro1">
          <table:table-cell office:value-type="float" office:value="102.71743">
            <text:p>102,71743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46223">
            <text:p>0,046223</text:p>
          </table:table-cell>
          <table:table-cell office:value-type="float" office:value="-0.143235">
            <text:p>-0,143235</text:p>
          </table:table-cell>
          <table:table-cell table:number-columns-repeated="1019"/>
        </table:table-row>
        <table:table-row table:style-name="ro1">
          <table:table-cell office:value-type="float" office:value="106.881653">
            <text:p>106,88165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48097">
            <text:p>0,04809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106.881653">
            <text:p>106,88165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48097">
            <text:p>0,048097</text:p>
          </table:table-cell>
          <table:table-cell office:value-type="float" office:value="-0.162059">
            <text:p>-0,162059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0595">
            <text:p>0,050595</text:p>
          </table:table-cell>
          <table:table-cell office:value-type="float" office:value="-0.181765">
            <text:p>-0,181765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050595">
            <text:p>0,050595</text:p>
          </table:table-cell>
          <table:table-cell office:value-type="float" office:value="-0.181765">
            <text:p>-0,181765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113.822021">
            <text:p>113,8220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122">
            <text:p>0,05122</text:p>
          </table:table-cell>
          <table:table-cell office:value-type="float" office:value="-0.201765">
            <text:p>-0,201765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0595">
            <text:p>0,050595</text:p>
          </table:table-cell>
          <table:table-cell office:value-type="float" office:value="-0.222059">
            <text:p>-0,222059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0595">
            <text:p>0,050595</text:p>
          </table:table-cell>
          <table:table-cell office:value-type="float" office:value="-0.222059">
            <text:p>-0,222059</text:p>
          </table:table-cell>
          <table:table-cell table:number-columns-repeated="1019"/>
        </table:table-row>
        <table:table-row table:style-name="ro1">
          <table:table-cell office:value-type="float" office:value="112.433945">
            <text:p>112,43394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0595">
            <text:p>0,050595</text:p>
          </table:table-cell>
          <table:table-cell office:value-type="float" office:value="-0.265294">
            <text:p>-0,265294</text:p>
          </table:table-cell>
          <table:table-cell table:number-columns-repeated="1019"/>
        </table:table-row>
        <table:table-row table:style-name="ro1">
          <table:table-cell office:value-type="float" office:value="116.598167">
            <text:p>116,59816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2469">
            <text:p>0,052469</text:p>
          </table:table-cell>
          <table:table-cell office:value-type="float" office:value="-0.271176">
            <text:p>-0,271176</text:p>
          </table:table-cell>
          <table:table-cell table:number-columns-repeated="1019"/>
        </table:table-row>
        <table:table-row table:style-name="ro1">
          <table:table-cell office:value-type="float" office:value="116.598167">
            <text:p>116,59816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052469">
            <text:p>0,052469</text:p>
          </table:table-cell>
          <table:table-cell office:value-type="float" office:value="-0.271176">
            <text:p>-0,271176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0.291471">
            <text:p>-0,291471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0.291471">
            <text:p>-0,291471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4343">
            <text:p>0,054343</text:p>
          </table:table-cell>
          <table:table-cell office:value-type="float" office:value="-0.311471">
            <text:p>-0,311471</text:p>
          </table:table-cell>
          <table:table-cell table:number-columns-repeated="1019"/>
        </table:table-row>
        <table:table-row table:style-name="ro1">
          <table:table-cell office:value-type="float" office:value="120.762383">
            <text:p>120,76238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4343">
            <text:p>0,054343</text:p>
          </table:table-cell>
          <table:table-cell office:value-type="float" office:value="-0.311471">
            <text:p>-0,311471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53718">
            <text:p>0,053718</text:p>
          </table:table-cell>
          <table:table-cell office:value-type="float" office:value="-0.335294">
            <text:p>-0,335294</text:p>
          </table:table-cell>
          <table:table-cell table:number-columns-repeated="1019"/>
        </table:table-row>
        <table:table-row table:style-name="ro1">
          <table:table-cell office:value-type="float" office:value="119.374313">
            <text:p>119,37431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3718">
            <text:p>0,053718</text:p>
          </table:table-cell>
          <table:table-cell office:value-type="float" office:value="-0.335294">
            <text:p>-0,335294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4968">
            <text:p>0,054968</text:p>
          </table:table-cell>
          <table:table-cell office:value-type="float" office:value="-0.354706">
            <text:p>-0,354706</text:p>
          </table:table-cell>
          <table:table-cell table:number-columns-repeated="1019"/>
        </table:table-row>
        <table:table-row table:style-name="ro1">
          <table:table-cell office:value-type="float" office:value="122.150459">
            <text:p>122,15045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4968">
            <text:p>0,054968</text:p>
          </table:table-cell>
          <table:table-cell office:value-type="float" office:value="-0.354706">
            <text:p>-0,354706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55592">
            <text:p>0,055592</text:p>
          </table:table-cell>
          <table:table-cell office:value-type="float" office:value="-0.374412">
            <text:p>-0,374412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55592">
            <text:p>0,055592</text:p>
          </table:table-cell>
          <table:table-cell office:value-type="float" office:value="-0.374412">
            <text:p>-0,374412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55592">
            <text:p>0,055592</text:p>
          </table:table-cell>
          <table:table-cell office:value-type="float" office:value="-0.393529">
            <text:p>-0,393529</text:p>
          </table:table-cell>
          <table:table-cell table:number-columns-repeated="1019"/>
        </table:table-row>
        <table:table-row table:style-name="ro1">
          <table:table-cell office:value-type="float" office:value="123.538528">
            <text:p>123,53852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5592">
            <text:p>0,055592</text:p>
          </table:table-cell>
          <table:table-cell office:value-type="float" office:value="-0.393529">
            <text:p>-0,39352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412059">
            <text:p>-0,41205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412059">
            <text:p>-0,41205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56842">
            <text:p>0,056842</text:p>
          </table:table-cell>
          <table:table-cell office:value-type="float" office:value="-0.432059">
            <text:p>-0,432059</text:p>
          </table:table-cell>
          <table:table-cell table:number-columns-repeated="1019"/>
        </table:table-row>
        <table:table-row table:style-name="ro1">
          <table:table-cell office:value-type="float" office:value="126.314682">
            <text:p>126,31468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56842">
            <text:p>0,056842</text:p>
          </table:table-cell>
          <table:table-cell office:value-type="float" office:value="-0.432059">
            <text:p>-0,432059</text:p>
          </table:table-cell>
          <table:table-cell table:number-columns-repeated="1019"/>
        </table:table-row>
        <table:table-row table:style-name="ro1">
          <table:table-cell office:value-type="float" office:value="127.702751">
            <text:p>127,70275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57466">
            <text:p>0,057466</text:p>
          </table:table-cell>
          <table:table-cell office:value-type="float" office:value="-0.451471">
            <text:p>-0,451471</text:p>
          </table:table-cell>
          <table:table-cell table:number-columns-repeated="1019"/>
        </table:table-row>
        <table:table-row table:style-name="ro1">
          <table:table-cell office:value-type="float" office:value="127.702751">
            <text:p>127,7027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7466">
            <text:p>0,057466</text:p>
          </table:table-cell>
          <table:table-cell office:value-type="float" office:value="-0.451471">
            <text:p>-0,451471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934">
            <text:p>0,05934</text:p>
          </table:table-cell>
          <table:table-cell office:value-type="float" office:value="-0.471471">
            <text:p>-0,471471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5934">
            <text:p>0,05934</text:p>
          </table:table-cell>
          <table:table-cell office:value-type="float" office:value="-0.471471">
            <text:p>-0,471471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5934">
            <text:p>0,05934</text:p>
          </table:table-cell>
          <table:table-cell office:value-type="float" office:value="-0.491176">
            <text:p>-0,491176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934">
            <text:p>0,05934</text:p>
          </table:table-cell>
          <table:table-cell office:value-type="float" office:value="-0.491176">
            <text:p>-0,491176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934">
            <text:p>0,05934</text:p>
          </table:table-cell>
          <table:table-cell office:value-type="float" office:value="-0.491176">
            <text:p>-0,491176</text:p>
          </table:table-cell>
          <table:table-cell table:number-columns-repeated="1019"/>
        </table:table-row>
        <table:table-row table:style-name="ro1">
          <table:table-cell office:value-type="float" office:value="130.478897">
            <text:p>130,47889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58716">
            <text:p>0,058716</text:p>
          </table:table-cell>
          <table:table-cell office:value-type="float" office:value="-0.543235">
            <text:p>-0,543235</text:p>
          </table:table-cell>
          <table:table-cell table:number-columns-repeated="1019"/>
        </table:table-row>
        <table:table-row table:style-name="ro1">
          <table:table-cell office:value-type="float" office:value="130.478897">
            <text:p>130,47889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58716">
            <text:p>0,058716</text:p>
          </table:table-cell>
          <table:table-cell office:value-type="float" office:value="-0.556471">
            <text:p>-0,556471</text:p>
          </table:table-cell>
          <table:table-cell table:number-columns-repeated="1019"/>
        </table:table-row>
        <table:table-row table:style-name="ro1">
          <table:table-cell office:value-type="float" office:value="131.866974">
            <text:p>131,86697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5934">
            <text:p>0,05934</text:p>
          </table:table-cell>
          <table:table-cell office:value-type="float" office:value="-0.556471">
            <text:p>-0,556471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061214">
            <text:p>0,061214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1214">
            <text:p>0,061214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1214">
            <text:p>0,061214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1214">
            <text:p>0,061214</text:p>
          </table:table-cell>
          <table:table-cell office:value-type="float" office:value="-0.575588">
            <text:p>-0,575588</text:p>
          </table:table-cell>
          <table:table-cell table:number-columns-repeated="1019"/>
        </table:table-row>
        <table:table-row table:style-name="ro1">
          <table:table-cell office:value-type="float" office:value="136.031189">
            <text:p>136,03118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1214">
            <text:p>0,061214</text:p>
          </table:table-cell>
          <table:table-cell office:value-type="float" office:value="-0.615294">
            <text:p>-0,615294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0.634412">
            <text:p>-0,634412</text:p>
          </table:table-cell>
          <table:table-cell table:number-columns-repeated="1019"/>
        </table:table-row>
        <table:table-row table:style-name="ro1">
          <table:table-cell office:value-type="float" office:value="138.807343">
            <text:p>138,807343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2463">
            <text:p>0,062463</text:p>
          </table:table-cell>
          <table:table-cell office:value-type="float" office:value="-0.634412">
            <text:p>-0,634412</text:p>
          </table:table-cell>
          <table:table-cell table:number-columns-repeated="1019"/>
        </table:table-row>
        <table:table-row table:style-name="ro1">
          <table:table-cell office:value-type="float" office:value="142.971558">
            <text:p>142,97155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64337">
            <text:p>0,064337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142.971558">
            <text:p>142,97155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64337">
            <text:p>0,064337</text:p>
          </table:table-cell>
          <table:table-cell office:value-type="float" office:value="-0.653529">
            <text:p>-0,653529</text:p>
          </table:table-cell>
          <table:table-cell table:number-columns-repeated="1019"/>
        </table:table-row>
        <table:table-row table:style-name="ro1">
          <table:table-cell office:value-type="float" office:value="144.359634">
            <text:p>144,35963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4962">
            <text:p>0,064962</text:p>
          </table:table-cell>
          <table:table-cell office:value-type="float" office:value="-0.672941">
            <text:p>-0,672941</text:p>
          </table:table-cell>
          <table:table-cell table:number-columns-repeated="1019"/>
        </table:table-row>
        <table:table-row table:style-name="ro1">
          <table:table-cell office:value-type="float" office:value="144.359634">
            <text:p>144,35963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4962">
            <text:p>0,064962</text:p>
          </table:table-cell>
          <table:table-cell office:value-type="float" office:value="-0.672941">
            <text:p>-0,672941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06746">
            <text:p>0,06746</text:p>
          </table:table-cell>
          <table:table-cell office:value-type="float" office:value="-0.692353">
            <text:p>-0,692353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6746">
            <text:p>0,06746</text:p>
          </table:table-cell>
          <table:table-cell office:value-type="float" office:value="-0.692353">
            <text:p>-0,692353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6746">
            <text:p>0,06746</text:p>
          </table:table-cell>
          <table:table-cell office:value-type="float" office:value="-0.711765">
            <text:p>-0,711765</text:p>
          </table:table-cell>
          <table:table-cell table:number-columns-repeated="1019"/>
        </table:table-row>
        <table:table-row table:style-name="ro1">
          <table:table-cell office:value-type="float" office:value="149.911926">
            <text:p>149,91192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6746">
            <text:p>0,06746</text:p>
          </table:table-cell>
          <table:table-cell office:value-type="float" office:value="-0.711765">
            <text:p>-0,711765</text:p>
          </table:table-cell>
          <table:table-cell table:number-columns-repeated="1019"/>
        </table:table-row>
        <table:table-row table:style-name="ro1">
          <table:table-cell office:value-type="float" office:value="151.300003">
            <text:p>151,30000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068085">
            <text:p>0,068085</text:p>
          </table:table-cell>
          <table:table-cell office:value-type="float" office:value="-0.731471">
            <text:p>-0,731471</text:p>
          </table:table-cell>
          <table:table-cell table:number-columns-repeated="1019"/>
        </table:table-row>
        <table:table-row table:style-name="ro1">
          <table:table-cell office:value-type="float" office:value="151.300003">
            <text:p>151,30000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68085">
            <text:p>0,068085</text:p>
          </table:table-cell>
          <table:table-cell office:value-type="float" office:value="-0.731471">
            <text:p>-0,731471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6871">
            <text:p>0,06871</text:p>
          </table:table-cell>
          <table:table-cell office:value-type="float" office:value="-0.751471">
            <text:p>-0,751471</text:p>
          </table:table-cell>
          <table:table-cell table:number-columns-repeated="1019"/>
        </table:table-row>
        <table:table-row table:style-name="ro1">
          <table:table-cell office:value-type="float" office:value="152.68808">
            <text:p>152,6880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6871">
            <text:p>0,06871</text:p>
          </table:table-cell>
          <table:table-cell office:value-type="float" office:value="-0.751471">
            <text:p>-0,751471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70584">
            <text:p>0,070584</text:p>
          </table:table-cell>
          <table:table-cell office:value-type="float" office:value="-0.770882">
            <text:p>-0,770882</text:p>
          </table:table-cell>
          <table:table-cell table:number-columns-repeated="1019"/>
        </table:table-row>
        <table:table-row table:style-name="ro1">
          <table:table-cell office:value-type="float" office:value="156.852295">
            <text:p>156,85229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70584">
            <text:p>0,070584</text:p>
          </table:table-cell>
          <table:table-cell office:value-type="float" office:value="-0.770882">
            <text:p>-0,770882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1208">
            <text:p>0,071208</text:p>
          </table:table-cell>
          <table:table-cell office:value-type="float" office:value="-0.790882">
            <text:p>-0,790882</text:p>
          </table:table-cell>
          <table:table-cell table:number-columns-repeated="1019"/>
        </table:table-row>
        <table:table-row table:style-name="ro1">
          <table:table-cell office:value-type="float" office:value="158.240372">
            <text:p>158,24037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71208">
            <text:p>0,071208</text:p>
          </table:table-cell>
          <table:table-cell office:value-type="float" office:value="-0.790882">
            <text:p>-0,790882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72457">
            <text:p>0,072457</text:p>
          </table:table-cell>
          <table:table-cell office:value-type="float" office:value="-0.811176">
            <text:p>-0,811176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72457">
            <text:p>0,072457</text:p>
          </table:table-cell>
          <table:table-cell office:value-type="float" office:value="-0.811176">
            <text:p>-0,811176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72457">
            <text:p>0,072457</text:p>
          </table:table-cell>
          <table:table-cell office:value-type="float" office:value="-0.830882">
            <text:p>-0,830882</text:p>
          </table:table-cell>
          <table:table-cell table:number-columns-repeated="1019"/>
        </table:table-row>
        <table:table-row table:style-name="ro1">
          <table:table-cell office:value-type="float" office:value="161.01651">
            <text:p>161,016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72457">
            <text:p>0,072457</text:p>
          </table:table-cell>
          <table:table-cell office:value-type="float" office:value="-0.830882">
            <text:p>-0,830882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074956">
            <text:p>0,074956</text:p>
          </table:table-cell>
          <table:table-cell office:value-type="float" office:value="-0.850882">
            <text:p>-0,850882</text:p>
          </table:table-cell>
          <table:table-cell table:number-columns-repeated="1019"/>
        </table:table-row>
        <table:table-row table:style-name="ro1">
          <table:table-cell office:value-type="float" office:value="166.568802">
            <text:p>166,56880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74956">
            <text:p>0,074956</text:p>
          </table:table-cell>
          <table:table-cell office:value-type="float" office:value="-0.850882">
            <text:p>-0,850882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076205">
            <text:p>0,076205</text:p>
          </table:table-cell>
          <table:table-cell office:value-type="float" office:value="-0.871176">
            <text:p>-0,871176</text:p>
          </table:table-cell>
          <table:table-cell table:number-columns-repeated="1019"/>
        </table:table-row>
        <table:table-row table:style-name="ro1">
          <table:table-cell office:value-type="float" office:value="169.344955">
            <text:p>169,34495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76205">
            <text:p>0,076205</text:p>
          </table:table-cell>
          <table:table-cell office:value-type="float" office:value="-0.871176">
            <text:p>-0,871176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74331">
            <text:p>0,074331</text:p>
          </table:table-cell>
          <table:table-cell office:value-type="float" office:value="-0.891176">
            <text:p>-0,891176</text:p>
          </table:table-cell>
          <table:table-cell table:number-columns-repeated="1019"/>
        </table:table-row>
        <table:table-row table:style-name="ro1">
          <table:table-cell office:value-type="float" office:value="165.18074">
            <text:p>165,18074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74331">
            <text:p>0,074331</text:p>
          </table:table-cell>
          <table:table-cell office:value-type="float" office:value="-0.891176">
            <text:p>-0,891176</text:p>
          </table:table-cell>
          <table:table-cell table:number-columns-repeated="1019"/>
        </table:table-row>
        <table:table-row table:style-name="ro1">
          <table:table-cell office:value-type="float" office:value="172.121094">
            <text:p>172,12109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77454">
            <text:p>0,077454</text:p>
          </table:table-cell>
          <table:table-cell office:value-type="float" office:value="-0.911176">
            <text:p>-0,911176</text:p>
          </table:table-cell>
          <table:table-cell table:number-columns-repeated="1019"/>
        </table:table-row>
        <table:table-row table:style-name="ro1">
          <table:table-cell office:value-type="float" office:value="172.121094">
            <text:p>172,12109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77454">
            <text:p>0,077454</text:p>
          </table:table-cell>
          <table:table-cell office:value-type="float" office:value="-0.911176">
            <text:p>-0,911176</text:p>
          </table:table-cell>
          <table:table-cell table:number-columns-repeated="1019"/>
        </table:table-row>
        <table:table-row table:style-name="ro1">
          <table:table-cell office:value-type="float" office:value="170.733032">
            <text:p>170,73303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7683">
            <text:p>0,07683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170.733032">
            <text:p>170,73303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7683">
            <text:p>0,07683</text:p>
          </table:table-cell>
          <table:table-cell office:value-type="float" office:value="-0.931176">
            <text:p>-0,931176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78704">
            <text:p>0,078704</text:p>
          </table:table-cell>
          <table:table-cell office:value-type="float" office:value="-0.950882">
            <text:p>-0,950882</text:p>
          </table:table-cell>
          <table:table-cell table:number-columns-repeated="1019"/>
        </table:table-row>
        <table:table-row table:style-name="ro1">
          <table:table-cell office:value-type="float" office:value="174.897247">
            <text:p>174,897247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78704">
            <text:p>0,078704</text:p>
          </table:table-cell>
          <table:table-cell office:value-type="float" office:value="-0.950882">
            <text:p>-0,950882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79328">
            <text:p>0,079328</text:p>
          </table:table-cell>
          <table:table-cell office:value-type="float" office:value="-0.970882">
            <text:p>-0,970882</text:p>
          </table:table-cell>
          <table:table-cell table:number-columns-repeated="1019"/>
        </table:table-row>
        <table:table-row table:style-name="ro1">
          <table:table-cell office:value-type="float" office:value="176.285324">
            <text:p>176,2853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079328">
            <text:p>0,079328</text:p>
          </table:table-cell>
          <table:table-cell office:value-type="float" office:value="-0.970882">
            <text:p>-0,970882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0.991176">
            <text:p>-0,991176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81827">
            <text:p>0,081827</text:p>
          </table:table-cell>
          <table:table-cell office:value-type="float" office:value="-0.991176">
            <text:p>-0,991176</text:p>
          </table:table-cell>
          <table:table-cell table:number-columns-repeated="1019"/>
        </table:table-row>
        <table:table-row table:style-name="ro1">
          <table:table-cell office:value-type="float" office:value="184.613754">
            <text:p>184,613754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3076">
            <text:p>0,083076</text:p>
          </table:table-cell>
          <table:table-cell office:value-type="float" office:value="-1.011471">
            <text:p>-1,011471</text:p>
          </table:table-cell>
          <table:table-cell table:number-columns-repeated="1019"/>
        </table:table-row>
        <table:table-row table:style-name="ro1">
          <table:table-cell office:value-type="float" office:value="184.613754">
            <text:p>184,61375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3076">
            <text:p>0,083076</text:p>
          </table:table-cell>
          <table:table-cell office:value-type="float" office:value="-1.011471">
            <text:p>-1,011471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081827">
            <text:p>0,081827</text:p>
          </table:table-cell>
          <table:table-cell office:value-type="float" office:value="-1.031765">
            <text:p>-1,031765</text:p>
          </table:table-cell>
          <table:table-cell table:number-columns-repeated="1019"/>
        </table:table-row>
        <table:table-row table:style-name="ro1">
          <table:table-cell office:value-type="float" office:value="181.837616">
            <text:p>181,83761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81827">
            <text:p>0,081827</text:p>
          </table:table-cell>
          <table:table-cell office:value-type="float" office:value="-1.031765">
            <text:p>-1,031765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82452">
            <text:p>0,082452</text:p>
          </table:table-cell>
          <table:table-cell office:value-type="float" office:value="-1.051471">
            <text:p>-1,051471</text:p>
          </table:table-cell>
          <table:table-cell table:number-columns-repeated="1019"/>
        </table:table-row>
        <table:table-row table:style-name="ro1">
          <table:table-cell office:value-type="float" office:value="183.225693">
            <text:p>183,22569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082452">
            <text:p>0,082452</text:p>
          </table:table-cell>
          <table:table-cell office:value-type="float" office:value="-1.051471">
            <text:p>-1,051471</text:p>
          </table:table-cell>
          <table:table-cell table:number-columns-repeated="1019"/>
        </table:table-row>
        <table:table-row table:style-name="ro1">
          <table:table-cell office:value-type="float" office:value="188.777985">
            <text:p>188,777985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8495">
            <text:p>0,08495</text:p>
          </table:table-cell>
          <table:table-cell office:value-type="float" office:value="-1.071177">
            <text:p>-1,071177</text:p>
          </table:table-cell>
          <table:table-cell table:number-columns-repeated="1019"/>
        </table:table-row>
        <table:table-row table:style-name="ro1">
          <table:table-cell office:value-type="float" office:value="188.777985">
            <text:p>188,777985</text:p>
          </table:table-cell>
          <table:table-cell office:value-type="float" office:value="-0.003232">
            <text:p>-0,003232</text:p>
          </table:table-cell>
          <table:table-cell office:value-type="float" office:value="-0.003195">
            <text:p>-0,003195</text:p>
          </table:table-cell>
          <table:table-cell office:value-type="float" office:value="0.08495">
            <text:p>0,08495</text:p>
          </table:table-cell>
          <table:table-cell office:value-type="float" office:value="-1.071177">
            <text:p>-1,071177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86199">
            <text:p>0,086199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91.554123">
            <text:p>191,554123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86199">
            <text:p>0,086199</text:p>
          </table:table-cell>
          <table:table-cell office:value-type="float" office:value="-1.091177">
            <text:p>-1,091177</text:p>
          </table:table-cell>
          <table:table-cell table:number-columns-repeated="1019"/>
        </table:table-row>
        <table:table-row table:style-name="ro1">
          <table:table-cell office:value-type="float" office:value="192.9422">
            <text:p>192,94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6824">
            <text:p>0,086824</text:p>
          </table:table-cell>
          <table:table-cell office:value-type="float" office:value="-1.111176">
            <text:p>-1,111176</text:p>
          </table:table-cell>
          <table:table-cell table:number-columns-repeated="1019"/>
        </table:table-row>
        <table:table-row table:style-name="ro1">
          <table:table-cell office:value-type="float" office:value="192.9422">
            <text:p>192,942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086824">
            <text:p>0,086824</text:p>
          </table:table-cell>
          <table:table-cell office:value-type="float" office:value="-1.111176">
            <text:p>-1,111176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87449">
            <text:p>0,087449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1.131176">
            <text:p>-1,131176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1.150882">
            <text:p>-1,150882</text:p>
          </table:table-cell>
          <table:table-cell table:number-columns-repeated="1019"/>
        </table:table-row>
        <table:table-row table:style-name="ro1">
          <table:table-cell office:value-type="float" office:value="194.330276">
            <text:p>194,33027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7449">
            <text:p>0,087449</text:p>
          </table:table-cell>
          <table:table-cell office:value-type="float" office:value="-1.150882">
            <text:p>-1,150882</text:p>
          </table:table-cell>
          <table:table-cell table:number-columns-repeated="1019"/>
        </table:table-row>
        <table:table-row table:style-name="ro1">
          <table:table-cell office:value-type="float" office:value="197.106415">
            <text:p>197,10641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88698">
            <text:p>0,088698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197.106415">
            <text:p>197,10641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88698">
            <text:p>0,088698</text:p>
          </table:table-cell>
          <table:table-cell office:value-type="float" office:value="-1.170882">
            <text:p>-1,170882</text:p>
          </table:table-cell>
          <table:table-cell table:number-columns-repeated="1019"/>
        </table:table-row>
        <table:table-row table:style-name="ro1">
          <table:table-cell office:value-type="float" office:value="201.270645">
            <text:p>201,270645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090572">
            <text:p>0,090572</text:p>
          </table:table-cell>
          <table:table-cell office:value-type="float" office:value="-1.190882">
            <text:p>-1,190882</text:p>
          </table:table-cell>
          <table:table-cell table:number-columns-repeated="1019"/>
        </table:table-row>
        <table:table-row table:style-name="ro1">
          <table:table-cell office:value-type="float" office:value="201.270645">
            <text:p>201,270645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090572">
            <text:p>0,090572</text:p>
          </table:table-cell>
          <table:table-cell office:value-type="float" office:value="-1.190882">
            <text:p>-1,190882</text:p>
          </table:table-cell>
          <table:table-cell table:number-columns-repeated="1019"/>
        </table:table-row>
        <table:table-row table:style-name="ro1">
          <table:table-cell office:value-type="float" office:value="205.43486">
            <text:p>205,4348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092446">
            <text:p>0,092446</text:p>
          </table:table-cell>
          <table:table-cell office:value-type="float" office:value="-1.211177">
            <text:p>-1,211177</text:p>
          </table:table-cell>
          <table:table-cell table:number-columns-repeated="1019"/>
        </table:table-row>
        <table:table-row table:style-name="ro1">
          <table:table-cell office:value-type="float" office:value="205.43486">
            <text:p>205,4348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2446">
            <text:p>0,092446</text:p>
          </table:table-cell>
          <table:table-cell office:value-type="float" office:value="-1.211177">
            <text:p>-1,211177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307">
            <text:p>0,09307</text:p>
          </table:table-cell>
          <table:table-cell office:value-type="float" office:value="-1.230882">
            <text:p>-1,230882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9307">
            <text:p>0,09307</text:p>
          </table:table-cell>
          <table:table-cell office:value-type="float" office:value="-1.230882">
            <text:p>-1,230882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9307">
            <text:p>0,09307</text:p>
          </table:table-cell>
          <table:table-cell office:value-type="float" office:value="-1.250882">
            <text:p>-1,250882</text:p>
          </table:table-cell>
          <table:table-cell table:number-columns-repeated="1019"/>
        </table:table-row>
        <table:table-row table:style-name="ro1">
          <table:table-cell office:value-type="float" office:value="206.822937">
            <text:p>206,82293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9307">
            <text:p>0,09307</text:p>
          </table:table-cell>
          <table:table-cell office:value-type="float" office:value="-1.250882">
            <text:p>-1,250882</text:p>
          </table:table-cell>
          <table:table-cell table:number-columns-repeated="1019"/>
        </table:table-row>
        <table:table-row table:style-name="ro1">
          <table:table-cell office:value-type="float" office:value="213.763306">
            <text:p>213,76330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96193">
            <text:p>0,096193</text:p>
          </table:table-cell>
          <table:table-cell office:value-type="float" office:value="-1.270294">
            <text:p>-1,270294</text:p>
          </table:table-cell>
          <table:table-cell table:number-columns-repeated="1019"/>
        </table:table-row>
        <table:table-row table:style-name="ro1">
          <table:table-cell office:value-type="float" office:value="213.763306">
            <text:p>213,76330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6193">
            <text:p>0,096193</text:p>
          </table:table-cell>
          <table:table-cell office:value-type="float" office:value="-1.270294">
            <text:p>-1,270294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095569">
            <text:p>0,095569</text:p>
          </table:table-cell>
          <table:table-cell office:value-type="float" office:value="-1.290588">
            <text:p>-1,290588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5569">
            <text:p>0,095569</text:p>
          </table:table-cell>
          <table:table-cell office:value-type="float" office:value="-1.290588">
            <text:p>-1,290588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95569">
            <text:p>0,095569</text:p>
          </table:table-cell>
          <table:table-cell office:value-type="float" office:value="-1.310588">
            <text:p>-1,310588</text:p>
          </table:table-cell>
          <table:table-cell table:number-columns-repeated="1019"/>
        </table:table-row>
        <table:table-row table:style-name="ro1">
          <table:table-cell office:value-type="float" office:value="212.375229">
            <text:p>212,37522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95569">
            <text:p>0,095569</text:p>
          </table:table-cell>
          <table:table-cell office:value-type="float" office:value="-1.310588">
            <text:p>-1,310588</text:p>
          </table:table-cell>
          <table:table-cell table:number-columns-repeated="1019"/>
        </table:table-row>
        <table:table-row table:style-name="ro1">
          <table:table-cell office:value-type="float" office:value="217.927521">
            <text:p>217,92752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98067">
            <text:p>0,098067</text:p>
          </table:table-cell>
          <table:table-cell office:value-type="float" office:value="-1.330882">
            <text:p>-1,330882</text:p>
          </table:table-cell>
          <table:table-cell table:number-columns-repeated="1019"/>
        </table:table-row>
        <table:table-row table:style-name="ro1">
          <table:table-cell office:value-type="float" office:value="217.927521">
            <text:p>217,9275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8067">
            <text:p>0,098067</text:p>
          </table:table-cell>
          <table:table-cell office:value-type="float" office:value="-1.330882">
            <text:p>-1,330882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99317">
            <text:p>0,099317</text:p>
          </table:table-cell>
          <table:table-cell office:value-type="float" office:value="-1.351177">
            <text:p>-1,351177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">
            <text:p>-0,00323</text:p>
          </table:table-cell>
          <table:table-cell office:value-type="float" office:value="-0.003203">
            <text:p>-0,003203</text:p>
          </table:table-cell>
          <table:table-cell office:value-type="float" office:value="0.099317">
            <text:p>0,099317</text:p>
          </table:table-cell>
          <table:table-cell office:value-type="float" office:value="-1.351177">
            <text:p>-1,351177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099941">
            <text:p>0,099941</text:p>
          </table:table-cell>
          <table:table-cell office:value-type="float" office:value="-1.371176">
            <text:p>-1,371176</text:p>
          </table:table-cell>
          <table:table-cell table:number-columns-repeated="1019"/>
        </table:table-row>
        <table:table-row table:style-name="ro1">
          <table:table-cell office:value-type="float" office:value="222.091736">
            <text:p>222,09173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99941">
            <text:p>0,099941</text:p>
          </table:table-cell>
          <table:table-cell office:value-type="float" office:value="-1.371176">
            <text:p>-1,371176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99317">
            <text:p>0,099317</text:p>
          </table:table-cell>
          <table:table-cell office:value-type="float" office:value="-1.390882">
            <text:p>-1,390882</text:p>
          </table:table-cell>
          <table:table-cell table:number-columns-repeated="1019"/>
        </table:table-row>
        <table:table-row table:style-name="ro1">
          <table:table-cell office:value-type="float" office:value="220.703674">
            <text:p>220,703674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099317">
            <text:p>0,099317</text:p>
          </table:table-cell>
          <table:table-cell office:value-type="float" office:value="-1.390882">
            <text:p>-1,390882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01191">
            <text:p>0,101191</text:p>
          </table:table-cell>
          <table:table-cell office:value-type="float" office:value="-1.411471">
            <text:p>-1,411471</text:p>
          </table:table-cell>
          <table:table-cell table:number-columns-repeated="1019"/>
        </table:table-row>
        <table:table-row table:style-name="ro1">
          <table:table-cell office:value-type="float" office:value="224.867889">
            <text:p>224,86788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01191">
            <text:p>0,101191</text:p>
          </table:table-cell>
          <table:table-cell office:value-type="float" office:value="-1.411471">
            <text:p>-1,411471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01815">
            <text:p>0,101815</text:p>
          </table:table-cell>
          <table:table-cell office:value-type="float" office:value="-1.431176">
            <text:p>-1,431176</text:p>
          </table:table-cell>
          <table:table-cell table:number-columns-repeated="1019"/>
        </table:table-row>
        <table:table-row table:style-name="ro1">
          <table:table-cell office:value-type="float" office:value="226.255966">
            <text:p>226,25596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1815">
            <text:p>0,101815</text:p>
          </table:table-cell>
          <table:table-cell office:value-type="float" office:value="-1.431176">
            <text:p>-1,431176</text:p>
          </table:table-cell>
          <table:table-cell table:number-columns-repeated="1019"/>
        </table:table-row>
        <table:table-row table:style-name="ro1">
          <table:table-cell office:value-type="float" office:value="227.644043">
            <text:p>227,64404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244">
            <text:p>0,10244</text:p>
          </table:table-cell>
          <table:table-cell office:value-type="float" office:value="-1.450588">
            <text:p>-1,450588</text:p>
          </table:table-cell>
          <table:table-cell table:number-columns-repeated="1019"/>
        </table:table-row>
        <table:table-row table:style-name="ro1">
          <table:table-cell office:value-type="float" office:value="227.644043">
            <text:p>227,644043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10244">
            <text:p>0,10244</text:p>
          </table:table-cell>
          <table:table-cell office:value-type="float" office:value="-1.450588">
            <text:p>-1,450588</text:p>
          </table:table-cell>
          <table:table-cell table:number-columns-repeated="1019"/>
        </table:table-row>
        <table:table-row table:style-name="ro1">
          <table:table-cell office:value-type="float" office:value="233.196335">
            <text:p>233,1963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04938">
            <text:p>0,104938</text:p>
          </table:table-cell>
          <table:table-cell office:value-type="float" office:value="-1.470882">
            <text:p>-1,470882</text:p>
          </table:table-cell>
          <table:table-cell table:number-columns-repeated="1019"/>
        </table:table-row>
        <table:table-row table:style-name="ro1">
          <table:table-cell office:value-type="float" office:value="233.196335">
            <text:p>233,19633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4938">
            <text:p>0,104938</text:p>
          </table:table-cell>
          <table:table-cell office:value-type="float" office:value="-1.470882">
            <text:p>-1,470882</text:p>
          </table:table-cell>
          <table:table-cell table:number-columns-repeated="1019"/>
        </table:table-row>
        <table:table-row table:style-name="ro1">
          <table:table-cell office:value-type="float" office:value="231.808258">
            <text:p>231,80825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04314">
            <text:p>0,104314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231.808258">
            <text:p>231,8082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04314">
            <text:p>0,104314</text:p>
          </table:table-cell>
          <table:table-cell office:value-type="float" office:value="-1.490588">
            <text:p>-1,490588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06812">
            <text:p>0,106812</text:p>
          </table:table-cell>
          <table:table-cell office:value-type="float" office:value="-1.510882">
            <text:p>-1,510882</text:p>
          </table:table-cell>
          <table:table-cell table:number-columns-repeated="1019"/>
        </table:table-row>
        <table:table-row table:style-name="ro1">
          <table:table-cell office:value-type="float" office:value="237.36055">
            <text:p>237,3605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6812">
            <text:p>0,106812</text:p>
          </table:table-cell>
          <table:table-cell office:value-type="float" office:value="-1.510882">
            <text:p>-1,510882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07437">
            <text:p>0,107437</text:p>
          </table:table-cell>
          <table:table-cell office:value-type="float" office:value="-1.530882">
            <text:p>-1,530882</text:p>
          </table:table-cell>
          <table:table-cell table:number-columns-repeated="1019"/>
        </table:table-row>
        <table:table-row table:style-name="ro1">
          <table:table-cell office:value-type="float" office:value="238.748627">
            <text:p>238,74862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07437">
            <text:p>0,107437</text:p>
          </table:table-cell>
          <table:table-cell office:value-type="float" office:value="-1.530882">
            <text:p>-1,530882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1.550882">
            <text:p>-1,550882</text:p>
          </table:table-cell>
          <table:table-cell table:number-columns-repeated="1019"/>
        </table:table-row>
        <table:table-row table:style-name="ro1">
          <table:table-cell office:value-type="float" office:value="240.136703">
            <text:p>240,13670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08062">
            <text:p>0,108062</text:p>
          </table:table-cell>
          <table:table-cell office:value-type="float" office:value="-1.550882">
            <text:p>-1,550882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09311">
            <text:p>0,109311</text:p>
          </table:table-cell>
          <table:table-cell office:value-type="float" office:value="-1.570294">
            <text:p>-1,570294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09311">
            <text:p>0,109311</text:p>
          </table:table-cell>
          <table:table-cell office:value-type="float" office:value="-1.570294">
            <text:p>-1,570294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109311">
            <text:p>0,109311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242.912842">
            <text:p>242,91284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09311">
            <text:p>0,109311</text:p>
          </table:table-cell>
          <table:table-cell office:value-type="float" office:value="-1.590294">
            <text:p>-1,590294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111809">
            <text:p>0,111809</text:p>
          </table:table-cell>
          <table:table-cell office:value-type="float" office:value="-1.610588">
            <text:p>-1,610588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11809">
            <text:p>0,111809</text:p>
          </table:table-cell>
          <table:table-cell office:value-type="float" office:value="-1.610588">
            <text:p>-1,610588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26">
            <text:p>-0,003226</text:p>
          </table:table-cell>
          <table:table-cell office:value-type="float" office:value="-0.003197">
            <text:p>-0,003197</text:p>
          </table:table-cell>
          <table:table-cell office:value-type="float" office:value="0.111809">
            <text:p>0,111809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248.465134">
            <text:p>248,46513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11809">
            <text:p>0,111809</text:p>
          </table:table-cell>
          <table:table-cell office:value-type="float" office:value="-1.630588">
            <text:p>-1,630588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12434">
            <text:p>0,112434</text:p>
          </table:table-cell>
          <table:table-cell office:value-type="float" office:value="-1.650588">
            <text:p>-1,650588</text:p>
          </table:table-cell>
          <table:table-cell table:number-columns-repeated="1019"/>
        </table:table-row>
        <table:table-row table:style-name="ro1">
          <table:table-cell office:value-type="float" office:value="249.85321">
            <text:p>249,853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12434">
            <text:p>0,112434</text:p>
          </table:table-cell>
          <table:table-cell office:value-type="float" office:value="-1.650588">
            <text:p>-1,650588</text:p>
          </table:table-cell>
          <table:table-cell table:number-columns-repeated="1019"/>
        </table:table-row>
        <table:table-row table:style-name="ro1">
          <table:table-cell office:value-type="float" office:value="252.629364">
            <text:p>252,62936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13683">
            <text:p>0,113683</text:p>
          </table:table-cell>
          <table:table-cell office:value-type="float" office:value="-1.670588">
            <text:p>-1,670588</text:p>
          </table:table-cell>
          <table:table-cell table:number-columns-repeated="1019"/>
        </table:table-row>
        <table:table-row table:style-name="ro1">
          <table:table-cell office:value-type="float" office:value="252.629364">
            <text:p>252,62936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13683">
            <text:p>0,113683</text:p>
          </table:table-cell>
          <table:table-cell office:value-type="float" office:value="-1.670588">
            <text:p>-1,670588</text:p>
          </table:table-cell>
          <table:table-cell table:number-columns-repeated="1019"/>
        </table:table-row>
        <table:table-row table:style-name="ro1">
          <table:table-cell office:value-type="float" office:value="254.017426">
            <text:p>254,017426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1.690588">
            <text:p>-1,690588</text:p>
          </table:table-cell>
          <table:table-cell table:number-columns-repeated="1019"/>
        </table:table-row>
        <table:table-row table:style-name="ro1">
          <table:table-cell office:value-type="float" office:value="254.017426">
            <text:p>254,017426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114308">
            <text:p>0,114308</text:p>
          </table:table-cell>
          <table:table-cell office:value-type="float" office:value="-1.690588">
            <text:p>-1,690588</text:p>
          </table:table-cell>
          <table:table-cell table:number-columns-repeated="1019"/>
        </table:table-row>
        <table:table-row table:style-name="ro1">
          <table:table-cell office:value-type="float" office:value="256.793579">
            <text:p>256,79357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15557">
            <text:p>0,115557</text:p>
          </table:table-cell>
          <table:table-cell office:value-type="float" office:value="-1.710882">
            <text:p>-1,710882</text:p>
          </table:table-cell>
          <table:table-cell table:number-columns-repeated="1019"/>
        </table:table-row>
        <table:table-row table:style-name="ro1">
          <table:table-cell office:value-type="float" office:value="256.793579">
            <text:p>256,79357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15557">
            <text:p>0,115557</text:p>
          </table:table-cell>
          <table:table-cell office:value-type="float" office:value="-1.710882">
            <text:p>-1,710882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18056">
            <text:p>0,118056</text:p>
          </table:table-cell>
          <table:table-cell office:value-type="float" office:value="-1.730882">
            <text:p>-1,730882</text:p>
          </table:table-cell>
          <table:table-cell table:number-columns-repeated="1019"/>
        </table:table-row>
        <table:table-row table:style-name="ro1">
          <table:table-cell office:value-type="float" office:value="262.345886">
            <text:p>262,34588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18056">
            <text:p>0,118056</text:p>
          </table:table-cell>
          <table:table-cell office:value-type="float" office:value="-1.730882">
            <text:p>-1,730882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1868">
            <text:p>0,11868</text:p>
          </table:table-cell>
          <table:table-cell office:value-type="float" office:value="-1.751176">
            <text:p>-1,751176</text:p>
          </table:table-cell>
          <table:table-cell table:number-columns-repeated="1019"/>
        </table:table-row>
        <table:table-row table:style-name="ro1">
          <table:table-cell office:value-type="float" office:value="263.733948">
            <text:p>263,73394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1868">
            <text:p>0,11868</text:p>
          </table:table-cell>
          <table:table-cell office:value-type="float" office:value="-1.751176">
            <text:p>-1,751176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19305">
            <text:p>0,119305</text:p>
          </table:table-cell>
          <table:table-cell office:value-type="float" office:value="-1.770294">
            <text:p>-1,770294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1.770294">
            <text:p>-1,770294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1.790294">
            <text:p>-1,790294</text:p>
          </table:table-cell>
          <table:table-cell table:number-columns-repeated="1019"/>
        </table:table-row>
        <table:table-row table:style-name="ro1">
          <table:table-cell office:value-type="float" office:value="265.122009">
            <text:p>265,122009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119305">
            <text:p>0,119305</text:p>
          </table:table-cell>
          <table:table-cell office:value-type="float" office:value="-1.790294">
            <text:p>-1,790294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11993">
            <text:p>0,11993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1993">
            <text:p>0,11993</text:p>
          </table:table-cell>
          <table:table-cell office:value-type="float" office:value="-1.810588">
            <text:p>-1,810588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2428">
            <text:p>0,122428</text:p>
          </table:table-cell>
          <table:table-cell office:value-type="float" office:value="-1.830588">
            <text:p>-1,830588</text:p>
          </table:table-cell>
          <table:table-cell table:number-columns-repeated="1019"/>
        </table:table-row>
        <table:table-row table:style-name="ro1">
          <table:table-cell office:value-type="float" office:value="272.062378">
            <text:p>272,06237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2428">
            <text:p>0,122428</text:p>
          </table:table-cell>
          <table:table-cell office:value-type="float" office:value="-1.830588">
            <text:p>-1,830588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23677">
            <text:p>0,123677</text:p>
          </table:table-cell>
          <table:table-cell office:value-type="float" office:value="-1.850588">
            <text:p>-1,850588</text:p>
          </table:table-cell>
          <table:table-cell table:number-columns-repeated="1019"/>
        </table:table-row>
        <table:table-row table:style-name="ro1">
          <table:table-cell office:value-type="float" office:value="274.838531">
            <text:p>274,83853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3677">
            <text:p>0,123677</text:p>
          </table:table-cell>
          <table:table-cell office:value-type="float" office:value="-1.850588">
            <text:p>-1,850588</text:p>
          </table:table-cell>
          <table:table-cell table:number-columns-repeated="1019"/>
        </table:table-row>
        <table:table-row table:style-name="ro1">
          <table:table-cell office:value-type="float" office:value="273.45047">
            <text:p>273,4504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3053">
            <text:p>0,123053</text:p>
          </table:table-cell>
          <table:table-cell office:value-type="float" office:value="-1.870294">
            <text:p>-1,870294</text:p>
          </table:table-cell>
          <table:table-cell table:number-columns-repeated="1019"/>
        </table:table-row>
        <table:table-row table:style-name="ro1">
          <table:table-cell office:value-type="float" office:value="273.45047">
            <text:p>273,4504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23053">
            <text:p>0,123053</text:p>
          </table:table-cell>
          <table:table-cell office:value-type="float" office:value="-1.870294">
            <text:p>-1,870294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26176">
            <text:p>0,126176</text:p>
          </table:table-cell>
          <table:table-cell office:value-type="float" office:value="-1.890882">
            <text:p>-1,890882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26176">
            <text:p>0,126176</text:p>
          </table:table-cell>
          <table:table-cell office:value-type="float" office:value="-1.890882">
            <text:p>-1,890882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126176">
            <text:p>0,126176</text:p>
          </table:table-cell>
          <table:table-cell office:value-type="float" office:value="-1.910588">
            <text:p>-1,910588</text:p>
          </table:table-cell>
          <table:table-cell table:number-columns-repeated="1019"/>
        </table:table-row>
        <table:table-row table:style-name="ro1">
          <table:table-cell office:value-type="float" office:value="280.390839">
            <text:p>280,390839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26176">
            <text:p>0,126176</text:p>
          </table:table-cell>
          <table:table-cell office:value-type="float" office:value="-1.910588">
            <text:p>-1,910588</text:p>
          </table:table-cell>
          <table:table-cell table:number-columns-repeated="1019"/>
        </table:table-row>
        <table:table-row table:style-name="ro1">
          <table:table-cell office:value-type="float" office:value="281.7789">
            <text:p>281,77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26801">
            <text:p>0,126801</text:p>
          </table:table-cell>
          <table:table-cell office:value-type="float" office:value="-1.930294">
            <text:p>-1,930294</text:p>
          </table:table-cell>
          <table:table-cell table:number-columns-repeated="1019"/>
        </table:table-row>
        <table:table-row table:style-name="ro1">
          <table:table-cell office:value-type="float" office:value="281.7789">
            <text:p>281,77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6801">
            <text:p>0,126801</text:p>
          </table:table-cell>
          <table:table-cell office:value-type="float" office:value="-1.930294">
            <text:p>-1,930294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27425">
            <text:p>0,127425</text:p>
          </table:table-cell>
          <table:table-cell office:value-type="float" office:value="-1.950294">
            <text:p>-1,950294</text:p>
          </table:table-cell>
          <table:table-cell table:number-columns-repeated="1019"/>
        </table:table-row>
        <table:table-row table:style-name="ro1">
          <table:table-cell office:value-type="float" office:value="283.166962">
            <text:p>283,16696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7425">
            <text:p>0,127425</text:p>
          </table:table-cell>
          <table:table-cell office:value-type="float" office:value="-1.950294">
            <text:p>-1,950294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29924">
            <text:p>0,129924</text:p>
          </table:table-cell>
          <table:table-cell office:value-type="float" office:value="-1.970294">
            <text:p>-1,970294</text:p>
          </table:table-cell>
          <table:table-cell table:number-columns-repeated="1019"/>
        </table:table-row>
        <table:table-row table:style-name="ro1">
          <table:table-cell office:value-type="float" office:value="288.719269">
            <text:p>288,71926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29924">
            <text:p>0,129924</text:p>
          </table:table-cell>
          <table:table-cell office:value-type="float" office:value="-1.970294">
            <text:p>-1,970294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1173">
            <text:p>0,131173</text:p>
          </table:table-cell>
          <table:table-cell office:value-type="float" office:value="-1.99">
            <text:p>-1,99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31173">
            <text:p>0,131173</text:p>
          </table:table-cell>
          <table:table-cell office:value-type="float" office:value="-1.99">
            <text:p>-1,99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130548">
            <text:p>0,130548</text:p>
          </table:table-cell>
          <table:table-cell office:value-type="float" office:value="-2.010588">
            <text:p>-2,010588</text:p>
          </table:table-cell>
          <table:table-cell table:number-columns-repeated="1019"/>
        </table:table-row>
        <table:table-row table:style-name="ro1">
          <table:table-cell office:value-type="float" office:value="290.10733">
            <text:p>290,107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0548">
            <text:p>0,130548</text:p>
          </table:table-cell>
          <table:table-cell office:value-type="float" office:value="-2.010588">
            <text:p>-2,010588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31173">
            <text:p>0,131173</text:p>
          </table:table-cell>
          <table:table-cell office:value-type="float" office:value="-2.030588">
            <text:p>-2,030588</text:p>
          </table:table-cell>
          <table:table-cell table:number-columns-repeated="1019"/>
        </table:table-row>
        <table:table-row table:style-name="ro1">
          <table:table-cell office:value-type="float" office:value="291.495422">
            <text:p>291,49542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1173">
            <text:p>0,131173</text:p>
          </table:table-cell>
          <table:table-cell office:value-type="float" office:value="-2.030588">
            <text:p>-2,030588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32422">
            <text:p>0,132422</text:p>
          </table:table-cell>
          <table:table-cell office:value-type="float" office:value="-2.050588">
            <text:p>-2,050588</text:p>
          </table:table-cell>
          <table:table-cell table:number-columns-repeated="1019"/>
        </table:table-row>
        <table:table-row table:style-name="ro1">
          <table:table-cell office:value-type="float" office:value="294.271545">
            <text:p>294,27154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2422">
            <text:p>0,132422</text:p>
          </table:table-cell>
          <table:table-cell office:value-type="float" office:value="-2.050588">
            <text:p>-2,050588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33671">
            <text:p>0,133671</text:p>
          </table:table-cell>
          <table:table-cell office:value-type="float" office:value="-2.070588">
            <text:p>-2,070588</text:p>
          </table:table-cell>
          <table:table-cell table:number-columns-repeated="1019"/>
        </table:table-row>
        <table:table-row table:style-name="ro1">
          <table:table-cell office:value-type="float" office:value="297.047699">
            <text:p>297,04769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33671">
            <text:p>0,133671</text:p>
          </table:table-cell>
          <table:table-cell office:value-type="float" office:value="-2.070588">
            <text:p>-2,070588</text:p>
          </table:table-cell>
          <table:table-cell table:number-columns-repeated="1019"/>
        </table:table-row>
        <table:table-row table:style-name="ro1">
          <table:table-cell office:value-type="float" office:value="295.659637">
            <text:p>295,65963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33047">
            <text:p>0,133047</text:p>
          </table:table-cell>
          <table:table-cell office:value-type="float" office:value="-2.090294">
            <text:p>-2,090294</text:p>
          </table:table-cell>
          <table:table-cell table:number-columns-repeated="1019"/>
        </table:table-row>
        <table:table-row table:style-name="ro1">
          <table:table-cell office:value-type="float" office:value="295.659637">
            <text:p>295,65963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33047">
            <text:p>0,133047</text:p>
          </table:table-cell>
          <table:table-cell office:value-type="float" office:value="-2.090294">
            <text:p>-2,090294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35545">
            <text:p>0,135545</text:p>
          </table:table-cell>
          <table:table-cell office:value-type="float" office:value="-2.110294">
            <text:p>-2,110294</text:p>
          </table:table-cell>
          <table:table-cell table:number-columns-repeated="1019"/>
        </table:table-row>
        <table:table-row table:style-name="ro1">
          <table:table-cell office:value-type="float" office:value="301.211914">
            <text:p>301,211914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35545">
            <text:p>0,135545</text:p>
          </table:table-cell>
          <table:table-cell office:value-type="float" office:value="-2.110294">
            <text:p>-2,110294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2">
            <text:p>-0,003232</text:p>
          </table:table-cell>
          <table:table-cell office:value-type="float" office:value="-0.003196">
            <text:p>-0,003196</text:p>
          </table:table-cell>
          <table:table-cell office:value-type="float" office:value="0.13617">
            <text:p>0,13617</text:p>
          </table:table-cell>
          <table:table-cell office:value-type="float" office:value="-2.130294">
            <text:p>-2,130294</text:p>
          </table:table-cell>
          <table:table-cell table:number-columns-repeated="1019"/>
        </table:table-row>
        <table:table-row table:style-name="ro1">
          <table:table-cell office:value-type="float" office:value="302.600006">
            <text:p>302,60000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3617">
            <text:p>0,13617</text:p>
          </table:table-cell>
          <table:table-cell office:value-type="float" office:value="-2.130294">
            <text:p>-2,130294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137419">
            <text:p>0,137419</text:p>
          </table:table-cell>
          <table:table-cell office:value-type="float" office:value="-2.150294">
            <text:p>-2,150294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37419">
            <text:p>0,137419</text:p>
          </table:table-cell>
          <table:table-cell office:value-type="float" office:value="-2.150294">
            <text:p>-2,150294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7419">
            <text:p>0,137419</text:p>
          </table:table-cell>
          <table:table-cell office:value-type="float" office:value="-2.170294">
            <text:p>-2,170294</text:p>
          </table:table-cell>
          <table:table-cell table:number-columns-repeated="1019"/>
        </table:table-row>
        <table:table-row table:style-name="ro1">
          <table:table-cell office:value-type="float" office:value="305.37616">
            <text:p>305,3761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37419">
            <text:p>0,137419</text:p>
          </table:table-cell>
          <table:table-cell office:value-type="float" office:value="-2.170294">
            <text:p>-2,170294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138044">
            <text:p>0,138044</text:p>
          </table:table-cell>
          <table:table-cell office:value-type="float" office:value="-2.190294">
            <text:p>-2,190294</text:p>
          </table:table-cell>
          <table:table-cell table:number-columns-repeated="1019"/>
        </table:table-row>
        <table:table-row table:style-name="ro1">
          <table:table-cell office:value-type="float" office:value="306.764221">
            <text:p>306,764221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138044">
            <text:p>0,138044</text:p>
          </table:table-cell>
          <table:table-cell office:value-type="float" office:value="-2.190294">
            <text:p>-2,190294</text:p>
          </table:table-cell>
          <table:table-cell table:number-columns-repeated="1019"/>
        </table:table-row>
        <table:table-row table:style-name="ro1">
          <table:table-cell office:value-type="float" office:value="309.540375">
            <text:p>309,5403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39293">
            <text:p>0,139293</text:p>
          </table:table-cell>
          <table:table-cell office:value-type="float" office:value="-2.210294">
            <text:p>-2,210294</text:p>
          </table:table-cell>
          <table:table-cell table:number-columns-repeated="1019"/>
        </table:table-row>
        <table:table-row table:style-name="ro1">
          <table:table-cell office:value-type="float" office:value="309.540375">
            <text:p>309,54037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39293">
            <text:p>0,139293</text:p>
          </table:table-cell>
          <table:table-cell office:value-type="float" office:value="-2.210294">
            <text:p>-2,210294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0542">
            <text:p>0,140542</text:p>
          </table:table-cell>
          <table:table-cell office:value-type="float" office:value="-2.230588">
            <text:p>-2,230588</text:p>
          </table:table-cell>
          <table:table-cell table:number-columns-repeated="1019"/>
        </table:table-row>
        <table:table-row table:style-name="ro1">
          <table:table-cell office:value-type="float" office:value="312.316528">
            <text:p>312,31652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0542">
            <text:p>0,140542</text:p>
          </table:table-cell>
          <table:table-cell office:value-type="float" office:value="-2.230588">
            <text:p>-2,230588</text:p>
          </table:table-cell>
          <table:table-cell table:number-columns-repeated="1019"/>
        </table:table-row>
        <table:table-row table:style-name="ro1">
          <table:table-cell office:value-type="float" office:value="313.70459">
            <text:p>313,7045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41167">
            <text:p>0,141167</text:p>
          </table:table-cell>
          <table:table-cell office:value-type="float" office:value="-2.250588">
            <text:p>-2,250588</text:p>
          </table:table-cell>
          <table:table-cell table:number-columns-repeated="1019"/>
        </table:table-row>
        <table:table-row table:style-name="ro1">
          <table:table-cell office:value-type="float" office:value="313.70459">
            <text:p>313,7045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1167">
            <text:p>0,141167</text:p>
          </table:table-cell>
          <table:table-cell office:value-type="float" office:value="-2.250588">
            <text:p>-2,250588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2.270294">
            <text:p>-2,270294</text:p>
          </table:table-cell>
          <table:table-cell table:number-columns-repeated="1019"/>
        </table:table-row>
        <table:table-row table:style-name="ro1">
          <table:table-cell office:value-type="float" office:value="319.256866">
            <text:p>319,25686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43666">
            <text:p>0,143666</text:p>
          </table:table-cell>
          <table:table-cell office:value-type="float" office:value="-2.270294">
            <text:p>-2,270294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4915">
            <text:p>0,144915</text:p>
          </table:table-cell>
          <table:table-cell office:value-type="float" office:value="-2.29">
            <text:p>-2,29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44915">
            <text:p>0,144915</text:p>
          </table:table-cell>
          <table:table-cell office:value-type="float" office:value="-2.29">
            <text:p>-2,29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4915">
            <text:p>0,144915</text:p>
          </table:table-cell>
          <table:table-cell office:value-type="float" office:value="-2.310294">
            <text:p>-2,310294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44915">
            <text:p>0,144915</text:p>
          </table:table-cell>
          <table:table-cell office:value-type="float" office:value="-2.310294">
            <text:p>-2,310294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44915">
            <text:p>0,144915</text:p>
          </table:table-cell>
          <table:table-cell office:value-type="float" office:value="-2.330294">
            <text:p>-2,330294</text:p>
          </table:table-cell>
          <table:table-cell table:number-columns-repeated="1019"/>
        </table:table-row>
        <table:table-row table:style-name="ro1">
          <table:table-cell office:value-type="float" office:value="322.03302">
            <text:p>322,0330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44915">
            <text:p>0,144915</text:p>
          </table:table-cell>
          <table:table-cell office:value-type="float" office:value="-2.330294">
            <text:p>-2,330294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46164">
            <text:p>0,146164</text:p>
          </table:table-cell>
          <table:table-cell office:value-type="float" office:value="-2.350294">
            <text:p>-2,350294</text:p>
          </table:table-cell>
          <table:table-cell table:number-columns-repeated="1019"/>
        </table:table-row>
        <table:table-row table:style-name="ro1">
          <table:table-cell office:value-type="float" office:value="324.809174">
            <text:p>324,80917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6164">
            <text:p>0,146164</text:p>
          </table:table-cell>
          <table:table-cell office:value-type="float" office:value="-2.350294">
            <text:p>-2,350294</text:p>
          </table:table-cell>
          <table:table-cell table:number-columns-repeated="1019"/>
        </table:table-row>
        <table:table-row table:style-name="ro1">
          <table:table-cell office:value-type="float" office:value="326.197235">
            <text:p>326,1972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6789">
            <text:p>0,146789</text:p>
          </table:table-cell>
          <table:table-cell office:value-type="float" office:value="-2.370294">
            <text:p>-2,370294</text:p>
          </table:table-cell>
          <table:table-cell table:number-columns-repeated="1019"/>
        </table:table-row>
        <table:table-row table:style-name="ro1">
          <table:table-cell office:value-type="float" office:value="326.197235">
            <text:p>326,197235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146789">
            <text:p>0,146789</text:p>
          </table:table-cell>
          <table:table-cell office:value-type="float" office:value="-2.370294">
            <text:p>-2,370294</text:p>
          </table:table-cell>
          <table:table-cell table:number-columns-repeated="1019"/>
        </table:table-row>
        <table:table-row table:style-name="ro1">
          <table:table-cell office:value-type="float" office:value="330.361481">
            <text:p>330,36148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8663">
            <text:p>0,148663</text:p>
          </table:table-cell>
          <table:table-cell office:value-type="float" office:value="-2.390294">
            <text:p>-2,390294</text:p>
          </table:table-cell>
          <table:table-cell table:number-columns-repeated="1019"/>
        </table:table-row>
        <table:table-row table:style-name="ro1">
          <table:table-cell office:value-type="float" office:value="330.361481">
            <text:p>330,36148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48663">
            <text:p>0,148663</text:p>
          </table:table-cell>
          <table:table-cell office:value-type="float" office:value="-2.390294">
            <text:p>-2,390294</text:p>
          </table:table-cell>
          <table:table-cell table:number-columns-repeated="1019"/>
        </table:table-row>
        <table:table-row table:style-name="ro1">
          <table:table-cell office:value-type="float" office:value="330.361481">
            <text:p>330,36148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8663">
            <text:p>0,148663</text:p>
          </table:table-cell>
          <table:table-cell office:value-type="float" office:value="-2.410294">
            <text:p>-2,410294</text:p>
          </table:table-cell>
          <table:table-cell table:number-columns-repeated="1019"/>
        </table:table-row>
        <table:table-row table:style-name="ro1">
          <table:table-cell office:value-type="float" office:value="330.361481">
            <text:p>330,36148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148663">
            <text:p>0,148663</text:p>
          </table:table-cell>
          <table:table-cell office:value-type="float" office:value="-2.410294">
            <text:p>-2,410294</text:p>
          </table:table-cell>
          <table:table-cell table:number-columns-repeated="1019"/>
        </table:table-row>
        <table:table-row table:style-name="ro1">
          <table:table-cell office:value-type="float" office:value="331.749542">
            <text:p>331,74954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49287">
            <text:p>0,149287</text:p>
          </table:table-cell>
          <table:table-cell office:value-type="float" office:value="-2.430294">
            <text:p>-2,430294</text:p>
          </table:table-cell>
          <table:table-cell table:number-columns-repeated="1019"/>
        </table:table-row>
        <table:table-row table:style-name="ro1">
          <table:table-cell office:value-type="float" office:value="331.749542">
            <text:p>331,74954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49287">
            <text:p>0,149287</text:p>
          </table:table-cell>
          <table:table-cell office:value-type="float" office:value="-2.430294">
            <text:p>-2,430294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49912">
            <text:p>0,149912</text:p>
          </table:table-cell>
          <table:table-cell office:value-type="float" office:value="-2.45">
            <text:p>-2,45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49912">
            <text:p>0,149912</text:p>
          </table:table-cell>
          <table:table-cell office:value-type="float" office:value="-2.45">
            <text:p>-2,45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49912">
            <text:p>0,149912</text:p>
          </table:table-cell>
          <table:table-cell office:value-type="float" office:value="-2.469706">
            <text:p>-2,469706</text:p>
          </table:table-cell>
          <table:table-cell table:number-columns-repeated="1019"/>
        </table:table-row>
        <table:table-row table:style-name="ro1">
          <table:table-cell office:value-type="float" office:value="333.137604">
            <text:p>333,13760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49912">
            <text:p>0,149912</text:p>
          </table:table-cell>
          <table:table-cell office:value-type="float" office:value="-2.469706">
            <text:p>-2,469706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241">
            <text:p>0,15241</text:p>
          </table:table-cell>
          <table:table-cell office:value-type="float" office:value="-2.49">
            <text:p>-2,49</text:p>
          </table:table-cell>
          <table:table-cell table:number-columns-repeated="1019"/>
        </table:table-row>
        <table:table-row table:style-name="ro1">
          <table:table-cell office:value-type="float" office:value="338.689911">
            <text:p>338,68991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5241">
            <text:p>0,15241</text:p>
          </table:table-cell>
          <table:table-cell office:value-type="float" office:value="-2.49">
            <text:p>-2,49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53035">
            <text:p>0,153035</text:p>
          </table:table-cell>
          <table:table-cell office:value-type="float" office:value="-2.510588">
            <text:p>-2,510588</text:p>
          </table:table-cell>
          <table:table-cell table:number-columns-repeated="1019"/>
        </table:table-row>
        <table:table-row table:style-name="ro1">
          <table:table-cell office:value-type="float" office:value="340.077972">
            <text:p>340,0779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3035">
            <text:p>0,153035</text:p>
          </table:table-cell>
          <table:table-cell office:value-type="float" office:value="-2.510588">
            <text:p>-2,510588</text:p>
          </table:table-cell>
          <table:table-cell table:number-columns-repeated="1019"/>
        </table:table-row>
        <table:table-row table:style-name="ro1">
          <table:table-cell office:value-type="float" office:value="341.466064">
            <text:p>341,46606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366">
            <text:p>0,15366</text:p>
          </table:table-cell>
          <table:table-cell office:value-type="float" office:value="-2.530294">
            <text:p>-2,530294</text:p>
          </table:table-cell>
          <table:table-cell table:number-columns-repeated="1019"/>
        </table:table-row>
        <table:table-row table:style-name="ro1">
          <table:table-cell office:value-type="float" office:value="341.466064">
            <text:p>341,466064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5366">
            <text:p>0,15366</text:p>
          </table:table-cell>
          <table:table-cell office:value-type="float" office:value="-2.530294">
            <text:p>-2,530294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56158">
            <text:p>0,156158</text:p>
          </table:table-cell>
          <table:table-cell office:value-type="float" office:value="-2.55">
            <text:p>-2,55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56158">
            <text:p>0,156158</text:p>
          </table:table-cell>
          <table:table-cell office:value-type="float" office:value="-2.55">
            <text:p>-2,55</text:p>
          </table:table-cell>
          <table:table-cell table:number-columns-repeated="1019"/>
        </table:table-row>
        <table:table-row table:style-name="ro1">
          <table:table-cell office:value-type="float" office:value="348.406433">
            <text:p>348,40643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56783">
            <text:p>0,156783</text:p>
          </table:table-cell>
          <table:table-cell office:value-type="float" office:value="-2.57">
            <text:p>-2,57</text:p>
          </table:table-cell>
          <table:table-cell table:number-columns-repeated="1019"/>
        </table:table-row>
        <table:table-row table:style-name="ro1">
          <table:table-cell office:value-type="float" office:value="348.406433">
            <text:p>348,40643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56783">
            <text:p>0,156783</text:p>
          </table:table-cell>
          <table:table-cell office:value-type="float" office:value="-2.57">
            <text:p>-2,57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6158">
            <text:p>0,156158</text:p>
          </table:table-cell>
          <table:table-cell office:value-type="float" office:value="-2.59">
            <text:p>-2,59</text:p>
          </table:table-cell>
          <table:table-cell table:number-columns-repeated="1019"/>
        </table:table-row>
        <table:table-row table:style-name="ro1">
          <table:table-cell office:value-type="float" office:value="347.018341">
            <text:p>347,01834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56158">
            <text:p>0,156158</text:p>
          </table:table-cell>
          <table:table-cell office:value-type="float" office:value="-2.59">
            <text:p>-2,59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57408">
            <text:p>0,157408</text:p>
          </table:table-cell>
          <table:table-cell office:value-type="float" office:value="-2.609706">
            <text:p>-2,609706</text:p>
          </table:table-cell>
          <table:table-cell table:number-columns-repeated="1019"/>
        </table:table-row>
        <table:table-row table:style-name="ro1">
          <table:table-cell office:value-type="float" office:value="349.794495">
            <text:p>349,79449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57408">
            <text:p>0,157408</text:p>
          </table:table-cell>
          <table:table-cell office:value-type="float" office:value="-2.609706">
            <text:p>-2,609706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58032">
            <text:p>0,158032</text:p>
          </table:table-cell>
          <table:table-cell office:value-type="float" office:value="-2.629412">
            <text:p>-2,629412</text:p>
          </table:table-cell>
          <table:table-cell table:number-columns-repeated="1019"/>
        </table:table-row>
        <table:table-row table:style-name="ro1">
          <table:table-cell office:value-type="float" office:value="351.182556">
            <text:p>351,18255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58032">
            <text:p>0,158032</text:p>
          </table:table-cell>
          <table:table-cell office:value-type="float" office:value="-2.629412">
            <text:p>-2,629412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58657">
            <text:p>0,158657</text:p>
          </table:table-cell>
          <table:table-cell office:value-type="float" office:value="-2.65">
            <text:p>-2,65</text:p>
          </table:table-cell>
          <table:table-cell table:number-columns-repeated="1019"/>
        </table:table-row>
        <table:table-row table:style-name="ro1">
          <table:table-cell office:value-type="float" office:value="352.570648">
            <text:p>352,57064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58657">
            <text:p>0,158657</text:p>
          </table:table-cell>
          <table:table-cell office:value-type="float" office:value="-2.65">
            <text:p>-2,65</text:p>
          </table:table-cell>
          <table:table-cell table:number-columns-repeated="1019"/>
        </table:table-row>
        <table:table-row table:style-name="ro1">
          <table:table-cell office:value-type="float" office:value="358.122925">
            <text:p>358,12292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61155">
            <text:p>0,161155</text:p>
          </table:table-cell>
          <table:table-cell office:value-type="float" office:value="-2.669706">
            <text:p>-2,669706</text:p>
          </table:table-cell>
          <table:table-cell table:number-columns-repeated="1019"/>
        </table:table-row>
        <table:table-row table:style-name="ro1">
          <table:table-cell office:value-type="float" office:value="358.122925">
            <text:p>358,12292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61155">
            <text:p>0,161155</text:p>
          </table:table-cell>
          <table:table-cell office:value-type="float" office:value="-2.669706">
            <text:p>-2,669706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6178">
            <text:p>0,16178</text:p>
          </table:table-cell>
          <table:table-cell office:value-type="float" office:value="-2.69">
            <text:p>-2,69</text:p>
          </table:table-cell>
          <table:table-cell table:number-columns-repeated="1019"/>
        </table:table-row>
        <table:table-row table:style-name="ro1">
          <table:table-cell office:value-type="float" office:value="359.511017">
            <text:p>359,511017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6178">
            <text:p>0,16178</text:p>
          </table:table-cell>
          <table:table-cell office:value-type="float" office:value="-2.69">
            <text:p>-2,69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2405">
            <text:p>0,162405</text:p>
          </table:table-cell>
          <table:table-cell office:value-type="float" office:value="-2.710294">
            <text:p>-2,710294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62405">
            <text:p>0,162405</text:p>
          </table:table-cell>
          <table:table-cell office:value-type="float" office:value="-2.710294">
            <text:p>-2,710294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2405">
            <text:p>0,162405</text:p>
          </table:table-cell>
          <table:table-cell office:value-type="float" office:value="-2.73">
            <text:p>-2,73</text:p>
          </table:table-cell>
          <table:table-cell table:number-columns-repeated="1019"/>
        </table:table-row>
        <table:table-row table:style-name="ro1">
          <table:table-cell office:value-type="float" office:value="360.899078">
            <text:p>360,89907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62405">
            <text:p>0,162405</text:p>
          </table:table-cell>
          <table:table-cell office:value-type="float" office:value="-2.73">
            <text:p>-2,73</text:p>
          </table:table-cell>
          <table:table-cell table:number-columns-repeated="1019"/>
        </table:table-row>
        <table:table-row table:style-name="ro1">
          <table:table-cell office:value-type="float" office:value="363.675232">
            <text:p>363,67523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63654">
            <text:p>0,163654</text:p>
          </table:table-cell>
          <table:table-cell office:value-type="float" office:value="-2.75">
            <text:p>-2,75</text:p>
          </table:table-cell>
          <table:table-cell table:number-columns-repeated="1019"/>
        </table:table-row>
        <table:table-row table:style-name="ro1">
          <table:table-cell office:value-type="float" office:value="363.675232">
            <text:p>363,67523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63654">
            <text:p>0,163654</text:p>
          </table:table-cell>
          <table:table-cell office:value-type="float" office:value="-2.75">
            <text:p>-2,75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164278">
            <text:p>0,164278</text:p>
          </table:table-cell>
          <table:table-cell office:value-type="float" office:value="-2.769706">
            <text:p>-2,769706</text:p>
          </table:table-cell>
          <table:table-cell table:number-columns-repeated="1019"/>
        </table:table-row>
        <table:table-row table:style-name="ro1">
          <table:table-cell office:value-type="float" office:value="365.063293">
            <text:p>365,06329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64278">
            <text:p>0,164278</text:p>
          </table:table-cell>
          <table:table-cell office:value-type="float" office:value="-2.769706">
            <text:p>-2,769706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64903">
            <text:p>0,164903</text:p>
          </table:table-cell>
          <table:table-cell office:value-type="float" office:value="-2.789706">
            <text:p>-2,789706</text:p>
          </table:table-cell>
          <table:table-cell table:number-columns-repeated="1019"/>
        </table:table-row>
        <table:table-row table:style-name="ro1">
          <table:table-cell office:value-type="float" office:value="366.451385">
            <text:p>366,45138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64903">
            <text:p>0,164903</text:p>
          </table:table-cell>
          <table:table-cell office:value-type="float" office:value="-2.789706">
            <text:p>-2,789706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165528">
            <text:p>0,165528</text:p>
          </table:table-cell>
          <table:table-cell office:value-type="float" office:value="-2.81">
            <text:p>-2,81</text:p>
          </table:table-cell>
          <table:table-cell table:number-columns-repeated="1019"/>
        </table:table-row>
        <table:table-row table:style-name="ro1">
          <table:table-cell office:value-type="float" office:value="367.839447">
            <text:p>367,83944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65528">
            <text:p>0,165528</text:p>
          </table:table-cell>
          <table:table-cell office:value-type="float" office:value="-2.81">
            <text:p>-2,81</text:p>
          </table:table-cell>
          <table:table-cell table:number-columns-repeated="1019"/>
        </table:table-row>
        <table:table-row table:style-name="ro1">
          <table:table-cell office:value-type="float" office:value="373.391754">
            <text:p>373,39175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68026">
            <text:p>0,168026</text:p>
          </table:table-cell>
          <table:table-cell office:value-type="float" office:value="-2.829706">
            <text:p>-2,829706</text:p>
          </table:table-cell>
          <table:table-cell table:number-columns-repeated="1019"/>
        </table:table-row>
        <table:table-row table:style-name="ro1">
          <table:table-cell office:value-type="float" office:value="373.391754">
            <text:p>373,39175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68026">
            <text:p>0,168026</text:p>
          </table:table-cell>
          <table:table-cell office:value-type="float" office:value="-2.829706">
            <text:p>-2,829706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68651">
            <text:p>0,168651</text:p>
          </table:table-cell>
          <table:table-cell office:value-type="float" office:value="-2.849706">
            <text:p>-2,849706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68651">
            <text:p>0,168651</text:p>
          </table:table-cell>
          <table:table-cell office:value-type="float" office:value="-2.849706">
            <text:p>-2,849706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68651">
            <text:p>0,168651</text:p>
          </table:table-cell>
          <table:table-cell office:value-type="float" office:value="-2.869706">
            <text:p>-2,869706</text:p>
          </table:table-cell>
          <table:table-cell table:number-columns-repeated="1019"/>
        </table:table-row>
        <table:table-row table:style-name="ro1">
          <table:table-cell office:value-type="float" office:value="374.779816">
            <text:p>374,77981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68651">
            <text:p>0,168651</text:p>
          </table:table-cell>
          <table:table-cell office:value-type="float" office:value="-2.869706">
            <text:p>-2,869706</text:p>
          </table:table-cell>
          <table:table-cell table:number-columns-repeated="1019"/>
        </table:table-row>
        <table:table-row table:style-name="ro1">
          <table:table-cell office:value-type="float" office:value="378.944031">
            <text:p>378,94403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70525">
            <text:p>0,170525</text:p>
          </table:table-cell>
          <table:table-cell office:value-type="float" office:value="-2.890294">
            <text:p>-2,890294</text:p>
          </table:table-cell>
          <table:table-cell table:number-columns-repeated="1019"/>
        </table:table-row>
        <table:table-row table:style-name="ro1">
          <table:table-cell office:value-type="float" office:value="378.944031">
            <text:p>378,94403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70525">
            <text:p>0,170525</text:p>
          </table:table-cell>
          <table:table-cell office:value-type="float" office:value="-2.890294">
            <text:p>-2,890294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699">
            <text:p>0,1699</text:p>
          </table:table-cell>
          <table:table-cell office:value-type="float" office:value="-2.910294">
            <text:p>-2,910294</text:p>
          </table:table-cell>
          <table:table-cell table:number-columns-repeated="1019"/>
        </table:table-row>
        <table:table-row table:style-name="ro1">
          <table:table-cell office:value-type="float" office:value="377.555969">
            <text:p>377,555969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1699">
            <text:p>0,1699</text:p>
          </table:table-cell>
          <table:table-cell office:value-type="float" office:value="-2.910294">
            <text:p>-2,910294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1149">
            <text:p>0,171149</text:p>
          </table:table-cell>
          <table:table-cell office:value-type="float" office:value="-2.93">
            <text:p>-2,93</text:p>
          </table:table-cell>
          <table:table-cell table:number-columns-repeated="1019"/>
        </table:table-row>
        <table:table-row table:style-name="ro1">
          <table:table-cell office:value-type="float" office:value="380.332123">
            <text:p>380,33212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1149">
            <text:p>0,171149</text:p>
          </table:table-cell>
          <table:table-cell office:value-type="float" office:value="-2.93">
            <text:p>-2,93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173023">
            <text:p>0,173023</text:p>
          </table:table-cell>
          <table:table-cell office:value-type="float" office:value="-2.949706">
            <text:p>-2,949706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73023">
            <text:p>0,173023</text:p>
          </table:table-cell>
          <table:table-cell office:value-type="float" office:value="-2.949706">
            <text:p>-2,949706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73648">
            <text:p>0,173648</text:p>
          </table:table-cell>
          <table:table-cell office:value-type="float" office:value="-2.969412">
            <text:p>-2,969412</text:p>
          </table:table-cell>
          <table:table-cell table:number-columns-repeated="1019"/>
        </table:table-row>
        <table:table-row table:style-name="ro1">
          <table:table-cell office:value-type="float" office:value="385.884399">
            <text:p>385,884399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173648">
            <text:p>0,173648</text:p>
          </table:table-cell>
          <table:table-cell office:value-type="float" office:value="-2.969412">
            <text:p>-2,969412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73023">
            <text:p>0,173023</text:p>
          </table:table-cell>
          <table:table-cell office:value-type="float" office:value="-2.989706">
            <text:p>-2,989706</text:p>
          </table:table-cell>
          <table:table-cell table:number-columns-repeated="1019"/>
        </table:table-row>
        <table:table-row table:style-name="ro1">
          <table:table-cell office:value-type="float" office:value="384.496338">
            <text:p>384,49633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73023">
            <text:p>0,173023</text:p>
          </table:table-cell>
          <table:table-cell office:value-type="float" office:value="-2.989706">
            <text:p>-2,989706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175522">
            <text:p>0,175522</text:p>
          </table:table-cell>
          <table:table-cell office:value-type="float" office:value="-3.01">
            <text:p>-3,01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75522">
            <text:p>0,175522</text:p>
          </table:table-cell>
          <table:table-cell office:value-type="float" office:value="-3.01">
            <text:p>-3,01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76147">
            <text:p>0,176147</text:p>
          </table:table-cell>
          <table:table-cell office:value-type="float" office:value="-3.03">
            <text:p>-3,03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76147">
            <text:p>0,176147</text:p>
          </table:table-cell>
          <table:table-cell office:value-type="float" office:value="-3.03">
            <text:p>-3,03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76147">
            <text:p>0,176147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91.436707">
            <text:p>391,436707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76147">
            <text:p>0,176147</text:p>
          </table:table-cell>
          <table:table-cell office:value-type="float" office:value="-3.049706">
            <text:p>-3,049706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75522">
            <text:p>0,175522</text:p>
          </table:table-cell>
          <table:table-cell office:value-type="float" office:value="-3.069706">
            <text:p>-3,069706</text:p>
          </table:table-cell>
          <table:table-cell table:number-columns-repeated="1019"/>
        </table:table-row>
        <table:table-row table:style-name="ro1">
          <table:table-cell office:value-type="float" office:value="390.048615">
            <text:p>390,04861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75522">
            <text:p>0,175522</text:p>
          </table:table-cell>
          <table:table-cell office:value-type="float" office:value="-3.069706">
            <text:p>-3,069706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78645">
            <text:p>0,178645</text:p>
          </table:table-cell>
          <table:table-cell office:value-type="float" office:value="-3.089706">
            <text:p>-3,089706</text:p>
          </table:table-cell>
          <table:table-cell table:number-columns-repeated="1019"/>
        </table:table-row>
        <table:table-row table:style-name="ro1">
          <table:table-cell office:value-type="float" office:value="396.988983">
            <text:p>396,98898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78645">
            <text:p>0,178645</text:p>
          </table:table-cell>
          <table:table-cell office:value-type="float" office:value="-3.089706">
            <text:p>-3,089706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7927">
            <text:p>0,17927</text:p>
          </table:table-cell>
          <table:table-cell office:value-type="float" office:value="-3.109706">
            <text:p>-3,109706</text:p>
          </table:table-cell>
          <table:table-cell table:number-columns-repeated="1019"/>
        </table:table-row>
        <table:table-row table:style-name="ro1">
          <table:table-cell office:value-type="float" office:value="398.377075">
            <text:p>398,37707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17927">
            <text:p>0,17927</text:p>
          </table:table-cell>
          <table:table-cell office:value-type="float" office:value="-3.109706">
            <text:p>-3,109706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81144">
            <text:p>0,181144</text:p>
          </table:table-cell>
          <table:table-cell office:value-type="float" office:value="-3.129706">
            <text:p>-3,129706</text:p>
          </table:table-cell>
          <table:table-cell table:number-columns-repeated="1019"/>
        </table:table-row>
        <table:table-row table:style-name="ro1">
          <table:table-cell office:value-type="float" office:value="402.54129">
            <text:p>402,54129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81144">
            <text:p>0,181144</text:p>
          </table:table-cell>
          <table:table-cell office:value-type="float" office:value="-3.129706">
            <text:p>-3,129706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82393">
            <text:p>0,182393</text:p>
          </table:table-cell>
          <table:table-cell office:value-type="float" office:value="-3.149706">
            <text:p>-3,149706</text:p>
          </table:table-cell>
          <table:table-cell table:number-columns-repeated="1019"/>
        </table:table-row>
        <table:table-row table:style-name="ro1">
          <table:table-cell office:value-type="float" office:value="405.317444">
            <text:p>405,31744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2393">
            <text:p>0,182393</text:p>
          </table:table-cell>
          <table:table-cell office:value-type="float" office:value="-3.149706">
            <text:p>-3,149706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81768">
            <text:p>0,181768</text:p>
          </table:table-cell>
          <table:table-cell office:value-type="float" office:value="-3.169706">
            <text:p>-3,169706</text:p>
          </table:table-cell>
          <table:table-cell table:number-columns-repeated="1019"/>
        </table:table-row>
        <table:table-row table:style-name="ro1">
          <table:table-cell office:value-type="float" office:value="403.929352">
            <text:p>403,92935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81768">
            <text:p>0,181768</text:p>
          </table:table-cell>
          <table:table-cell office:value-type="float" office:value="-3.169706">
            <text:p>-3,169706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3017">
            <text:p>0,183017</text:p>
          </table:table-cell>
          <table:table-cell office:value-type="float" office:value="-3.189412">
            <text:p>-3,189412</text:p>
          </table:table-cell>
          <table:table-cell table:number-columns-repeated="1019"/>
        </table:table-row>
        <table:table-row table:style-name="ro1">
          <table:table-cell office:value-type="float" office:value="406.705505">
            <text:p>406,70550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183017">
            <text:p>0,183017</text:p>
          </table:table-cell>
          <table:table-cell office:value-type="float" office:value="-3.189412">
            <text:p>-3,189412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183642">
            <text:p>0,183642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83642">
            <text:p>0,183642</text:p>
          </table:table-cell>
          <table:table-cell office:value-type="float" office:value="-3.21">
            <text:p>-3,21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83642">
            <text:p>0,183642</text:p>
          </table:table-cell>
          <table:table-cell office:value-type="float" office:value="-3.229706">
            <text:p>-3,229706</text:p>
          </table:table-cell>
          <table:table-cell table:number-columns-repeated="1019"/>
        </table:table-row>
        <table:table-row table:style-name="ro1">
          <table:table-cell office:value-type="float" office:value="408.093567">
            <text:p>408,09356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83642">
            <text:p>0,183642</text:p>
          </table:table-cell>
          <table:table-cell office:value-type="float" office:value="-3.229706">
            <text:p>-3,229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6141">
            <text:p>0,186141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186141">
            <text:p>0,186141</text:p>
          </table:table-cell>
          <table:table-cell office:value-type="float" office:value="-3.249706">
            <text:p>-3,249706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188015">
            <text:p>0,188015</text:p>
          </table:table-cell>
          <table:table-cell office:value-type="float" office:value="-3.269412">
            <text:p>-3,269412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3.269412">
            <text:p>-3,269412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86141">
            <text:p>0,186141</text:p>
          </table:table-cell>
          <table:table-cell office:value-type="float" office:value="-3.289412">
            <text:p>-3,289412</text:p>
          </table:table-cell>
          <table:table-cell table:number-columns-repeated="1019"/>
        </table:table-row>
        <table:table-row table:style-name="ro1">
          <table:table-cell office:value-type="float" office:value="413.645874">
            <text:p>413,6458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86141">
            <text:p>0,186141</text:p>
          </table:table-cell>
          <table:table-cell office:value-type="float" office:value="-3.289412">
            <text:p>-3,289412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3.309412">
            <text:p>-3,309412</text:p>
          </table:table-cell>
          <table:table-cell table:number-columns-repeated="1019"/>
        </table:table-row>
        <table:table-row table:style-name="ro1">
          <table:table-cell office:value-type="float" office:value="417.810089">
            <text:p>417,8100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88015">
            <text:p>0,188015</text:p>
          </table:table-cell>
          <table:table-cell office:value-type="float" office:value="-3.309412">
            <text:p>-3,309412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89264">
            <text:p>0,189264</text:p>
          </table:table-cell>
          <table:table-cell office:value-type="float" office:value="-3.329706">
            <text:p>-3,329706</text:p>
          </table:table-cell>
          <table:table-cell table:number-columns-repeated="1019"/>
        </table:table-row>
        <table:table-row table:style-name="ro1">
          <table:table-cell office:value-type="float" office:value="420.586243">
            <text:p>420,58624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189264">
            <text:p>0,189264</text:p>
          </table:table-cell>
          <table:table-cell office:value-type="float" office:value="-3.329706">
            <text:p>-3,329706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89888">
            <text:p>0,189888</text:p>
          </table:table-cell>
          <table:table-cell office:value-type="float" office:value="-3.349412">
            <text:p>-3,349412</text:p>
          </table:table-cell>
          <table:table-cell table:number-columns-repeated="1019"/>
        </table:table-row>
        <table:table-row table:style-name="ro1">
          <table:table-cell office:value-type="float" office:value="421.974304">
            <text:p>421,97430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89888">
            <text:p>0,189888</text:p>
          </table:table-cell>
          <table:table-cell office:value-type="float" office:value="-3.349412">
            <text:p>-3,349412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92387">
            <text:p>0,192387</text:p>
          </table:table-cell>
          <table:table-cell office:value-type="float" office:value="-3.369706">
            <text:p>-3,369706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192387">
            <text:p>0,192387</text:p>
          </table:table-cell>
          <table:table-cell office:value-type="float" office:value="-3.369706">
            <text:p>-3,369706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1762">
            <text:p>0,191762</text:p>
          </table:table-cell>
          <table:table-cell office:value-type="float" office:value="-3.389412">
            <text:p>-3,389412</text:p>
          </table:table-cell>
          <table:table-cell table:number-columns-repeated="1019"/>
        </table:table-row>
        <table:table-row table:style-name="ro1">
          <table:table-cell office:value-type="float" office:value="426.138519">
            <text:p>426,1385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91762">
            <text:p>0,191762</text:p>
          </table:table-cell>
          <table:table-cell office:value-type="float" office:value="-3.389412">
            <text:p>-3,389412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192387">
            <text:p>0,192387</text:p>
          </table:table-cell>
          <table:table-cell office:value-type="float" office:value="-3.409706">
            <text:p>-3,409706</text:p>
          </table:table-cell>
          <table:table-cell table:number-columns-repeated="1019"/>
        </table:table-row>
        <table:table-row table:style-name="ro1">
          <table:table-cell office:value-type="float" office:value="427.526611">
            <text:p>427,5266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192387">
            <text:p>0,192387</text:p>
          </table:table-cell>
          <table:table-cell office:value-type="float" office:value="-3.409706">
            <text:p>-3,409706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3636">
            <text:p>0,193636</text:p>
          </table:table-cell>
          <table:table-cell office:value-type="float" office:value="-3.429412">
            <text:p>-3,429412</text:p>
          </table:table-cell>
          <table:table-cell table:number-columns-repeated="1019"/>
        </table:table-row>
        <table:table-row table:style-name="ro1">
          <table:table-cell office:value-type="float" office:value="430.302765">
            <text:p>430,30276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3636">
            <text:p>0,193636</text:p>
          </table:table-cell>
          <table:table-cell office:value-type="float" office:value="-3.429412">
            <text:p>-3,429412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3.449118">
            <text:p>-3,449118</text:p>
          </table:table-cell>
          <table:table-cell table:number-columns-repeated="1019"/>
        </table:table-row>
        <table:table-row table:style-name="ro1">
          <table:table-cell office:value-type="float" office:value="428.914673">
            <text:p>428,91467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93012">
            <text:p>0,193012</text:p>
          </table:table-cell>
          <table:table-cell office:value-type="float" office:value="-3.449118">
            <text:p>-3,449118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94886">
            <text:p>0,194886</text:p>
          </table:table-cell>
          <table:table-cell office:value-type="float" office:value="-3.468823">
            <text:p>-3,468823</text:p>
          </table:table-cell>
          <table:table-cell table:number-columns-repeated="1019"/>
        </table:table-row>
        <table:table-row table:style-name="ro1">
          <table:table-cell office:value-type="float" office:value="433.078888">
            <text:p>433,07888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194886">
            <text:p>0,194886</text:p>
          </table:table-cell>
          <table:table-cell office:value-type="float" office:value="-3.468823">
            <text:p>-3,468823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196759">
            <text:p>0,196759</text:p>
          </table:table-cell>
          <table:table-cell office:value-type="float" office:value="-3.489412">
            <text:p>-3,489412</text:p>
          </table:table-cell>
          <table:table-cell table:number-columns-repeated="1019"/>
        </table:table-row>
        <table:table-row table:style-name="ro1">
          <table:table-cell office:value-type="float" office:value="437.243134">
            <text:p>437,24313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96759">
            <text:p>0,196759</text:p>
          </table:table-cell>
          <table:table-cell office:value-type="float" office:value="-3.489412">
            <text:p>-3,489412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96135">
            <text:p>0,196135</text:p>
          </table:table-cell>
          <table:table-cell office:value-type="float" office:value="-3.509706">
            <text:p>-3,509706</text:p>
          </table:table-cell>
          <table:table-cell table:number-columns-repeated="1019"/>
        </table:table-row>
        <table:table-row table:style-name="ro1">
          <table:table-cell office:value-type="float" office:value="435.855042">
            <text:p>435,85504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196135">
            <text:p>0,196135</text:p>
          </table:table-cell>
          <table:table-cell office:value-type="float" office:value="-3.509706">
            <text:p>-3,509706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8633">
            <text:p>0,198633</text:p>
          </table:table-cell>
          <table:table-cell office:value-type="float" office:value="-3.529412">
            <text:p>-3,529412</text:p>
          </table:table-cell>
          <table:table-cell table:number-columns-repeated="1019"/>
        </table:table-row>
        <table:table-row table:style-name="ro1">
          <table:table-cell office:value-type="float" office:value="441.407349">
            <text:p>441,407349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198633">
            <text:p>0,198633</text:p>
          </table:table-cell>
          <table:table-cell office:value-type="float" office:value="-3.529412">
            <text:p>-3,529412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199883">
            <text:p>0,199883</text:p>
          </table:table-cell>
          <table:table-cell office:value-type="float" office:value="-3.549412">
            <text:p>-3,549412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9883">
            <text:p>0,199883</text:p>
          </table:table-cell>
          <table:table-cell office:value-type="float" office:value="-3.549412">
            <text:p>-3,549412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00507">
            <text:p>0,200507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0507">
            <text:p>0,200507</text:p>
          </table:table-cell>
          <table:table-cell office:value-type="float" office:value="-3.569412">
            <text:p>-3,569412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0507">
            <text:p>0,200507</text:p>
          </table:table-cell>
          <table:table-cell office:value-type="float" office:value="-3.589706">
            <text:p>-3,589706</text:p>
          </table:table-cell>
          <table:table-cell table:number-columns-repeated="1019"/>
        </table:table-row>
        <table:table-row table:style-name="ro1">
          <table:table-cell office:value-type="float" office:value="445.571564">
            <text:p>445,57156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0507">
            <text:p>0,200507</text:p>
          </table:table-cell>
          <table:table-cell office:value-type="float" office:value="-3.589706">
            <text:p>-3,589706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199883">
            <text:p>0,199883</text:p>
          </table:table-cell>
          <table:table-cell office:value-type="float" office:value="-3.609706">
            <text:p>-3,609706</text:p>
          </table:table-cell>
          <table:table-cell table:number-columns-repeated="1019"/>
        </table:table-row>
        <table:table-row table:style-name="ro1">
          <table:table-cell office:value-type="float" office:value="444.183472">
            <text:p>444,18347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199883">
            <text:p>0,199883</text:p>
          </table:table-cell>
          <table:table-cell office:value-type="float" office:value="-3.609706">
            <text:p>-3,609706</text:p>
          </table:table-cell>
          <table:table-cell table:number-columns-repeated="1019"/>
        </table:table-row>
        <table:table-row table:style-name="ro1">
          <table:table-cell office:value-type="float" office:value="446.959625">
            <text:p>446,95962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01132">
            <text:p>0,201132</text:p>
          </table:table-cell>
          <table:table-cell office:value-type="float" office:value="-3.629706">
            <text:p>-3,629706</text:p>
          </table:table-cell>
          <table:table-cell table:number-columns-repeated="1019"/>
        </table:table-row>
        <table:table-row table:style-name="ro1">
          <table:table-cell office:value-type="float" office:value="446.959625">
            <text:p>446,95962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1132">
            <text:p>0,201132</text:p>
          </table:table-cell>
          <table:table-cell office:value-type="float" office:value="-3.629706">
            <text:p>-3,629706</text:p>
          </table:table-cell>
          <table:table-cell table:number-columns-repeated="1019"/>
        </table:table-row>
        <table:table-row table:style-name="ro1">
          <table:table-cell office:value-type="float" office:value="449.735779">
            <text:p>449,73577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02381">
            <text:p>0,202381</text:p>
          </table:table-cell>
          <table:table-cell office:value-type="float" office:value="-3.649412">
            <text:p>-3,649412</text:p>
          </table:table-cell>
          <table:table-cell table:number-columns-repeated="1019"/>
        </table:table-row>
        <table:table-row table:style-name="ro1">
          <table:table-cell office:value-type="float" office:value="449.735779">
            <text:p>449,73577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02381">
            <text:p>0,202381</text:p>
          </table:table-cell>
          <table:table-cell office:value-type="float" office:value="-3.649412">
            <text:p>-3,649412</text:p>
          </table:table-cell>
          <table:table-cell table:number-columns-repeated="1019"/>
        </table:table-row>
        <table:table-row table:style-name="ro1">
          <table:table-cell office:value-type="float" office:value="449.735779">
            <text:p>449,73577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02381">
            <text:p>0,202381</text:p>
          </table:table-cell>
          <table:table-cell office:value-type="float" office:value="-3.669706">
            <text:p>-3,669706</text:p>
          </table:table-cell>
          <table:table-cell table:number-columns-repeated="1019"/>
        </table:table-row>
        <table:table-row table:style-name="ro1">
          <table:table-cell office:value-type="float" office:value="449.735779">
            <text:p>449,735779</text:p>
          </table:table-cell>
          <table:table-cell office:value-type="float" office:value="-0.003235">
            <text:p>-0,003235</text:p>
          </table:table-cell>
          <table:table-cell office:value-type="float" office:value="-0.003202">
            <text:p>-0,003202</text:p>
          </table:table-cell>
          <table:table-cell office:value-type="float" office:value="0.202381">
            <text:p>0,202381</text:p>
          </table:table-cell>
          <table:table-cell office:value-type="float" office:value="-3.669706">
            <text:p>-3,669706</text:p>
          </table:table-cell>
          <table:table-cell table:number-columns-repeated="1019"/>
        </table:table-row>
        <table:table-row table:style-name="ro1">
          <table:table-cell office:value-type="float" office:value="451.12384">
            <text:p>451,1238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03006">
            <text:p>0,203006</text:p>
          </table:table-cell>
          <table:table-cell office:value-type="float" office:value="-3.689412">
            <text:p>-3,689412</text:p>
          </table:table-cell>
          <table:table-cell table:number-columns-repeated="1019"/>
        </table:table-row>
        <table:table-row table:style-name="ro1">
          <table:table-cell office:value-type="float" office:value="451.12384">
            <text:p>451,12384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03006">
            <text:p>0,203006</text:p>
          </table:table-cell>
          <table:table-cell office:value-type="float" office:value="-3.689412">
            <text:p>-3,689412</text:p>
          </table:table-cell>
          <table:table-cell table:number-columns-repeated="1019"/>
        </table:table-row>
        <table:table-row table:style-name="ro1">
          <table:table-cell office:value-type="float" office:value="456.676147">
            <text:p>456,6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5504">
            <text:p>0,205504</text:p>
          </table:table-cell>
          <table:table-cell office:value-type="float" office:value="-3.709706">
            <text:p>-3,709706</text:p>
          </table:table-cell>
          <table:table-cell table:number-columns-repeated="1019"/>
        </table:table-row>
        <table:table-row table:style-name="ro1">
          <table:table-cell office:value-type="float" office:value="456.676147">
            <text:p>456,67614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05504">
            <text:p>0,205504</text:p>
          </table:table-cell>
          <table:table-cell office:value-type="float" office:value="-3.709706">
            <text:p>-3,709706</text:p>
          </table:table-cell>
          <table:table-cell table:number-columns-repeated="1019"/>
        </table:table-row>
        <table:table-row table:style-name="ro1">
          <table:table-cell office:value-type="float" office:value="463.616516">
            <text:p>463,61651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08627">
            <text:p>0,208627</text:p>
          </table:table-cell>
          <table:table-cell office:value-type="float" office:value="-3.73">
            <text:p>-3,73</text:p>
          </table:table-cell>
          <table:table-cell table:number-columns-repeated="1019"/>
        </table:table-row>
        <table:table-row table:style-name="ro1">
          <table:table-cell office:value-type="float" office:value="463.616516">
            <text:p>463,61651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8627">
            <text:p>0,208627</text:p>
          </table:table-cell>
          <table:table-cell office:value-type="float" office:value="-3.73">
            <text:p>-3,73</text:p>
          </table:table-cell>
          <table:table-cell table:number-columns-repeated="1019"/>
        </table:table-row>
        <table:table-row table:style-name="ro1">
          <table:table-cell office:value-type="float" office:value="459.452301">
            <text:p>459,45230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06754">
            <text:p>0,206754</text:p>
          </table:table-cell>
          <table:table-cell office:value-type="float" office:value="-3.749412">
            <text:p>-3,749412</text:p>
          </table:table-cell>
          <table:table-cell table:number-columns-repeated="1019"/>
        </table:table-row>
        <table:table-row table:style-name="ro1">
          <table:table-cell office:value-type="float" office:value="459.452301">
            <text:p>459,45230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06754">
            <text:p>0,206754</text:p>
          </table:table-cell>
          <table:table-cell office:value-type="float" office:value="-3.749412">
            <text:p>-3,749412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3.768824">
            <text:p>-3,768824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08003">
            <text:p>0,208003</text:p>
          </table:table-cell>
          <table:table-cell office:value-type="float" office:value="-3.768824">
            <text:p>-3,768824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3.789118">
            <text:p>-3,789118</text:p>
          </table:table-cell>
          <table:table-cell table:number-columns-repeated="1019"/>
        </table:table-row>
        <table:table-row table:style-name="ro1">
          <table:table-cell office:value-type="float" office:value="462.228455">
            <text:p>462,22845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08003">
            <text:p>0,208003</text:p>
          </table:table-cell>
          <table:table-cell office:value-type="float" office:value="-3.789118">
            <text:p>-3,789118</text:p>
          </table:table-cell>
          <table:table-cell table:number-columns-repeated="1019"/>
        </table:table-row>
        <table:table-row table:style-name="ro1">
          <table:table-cell office:value-type="float" office:value="463.616516">
            <text:p>463,61651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08627">
            <text:p>0,208627</text:p>
          </table:table-cell>
          <table:table-cell office:value-type="float" office:value="-3.809118">
            <text:p>-3,809118</text:p>
          </table:table-cell>
          <table:table-cell table:number-columns-repeated="1019"/>
        </table:table-row>
        <table:table-row table:style-name="ro1">
          <table:table-cell office:value-type="float" office:value="463.616516">
            <text:p>463,61651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08627">
            <text:p>0,208627</text:p>
          </table:table-cell>
          <table:table-cell office:value-type="float" office:value="-3.809118">
            <text:p>-3,809118</text:p>
          </table:table-cell>
          <table:table-cell table:number-columns-repeated="1019"/>
        </table:table-row>
        <table:table-row table:style-name="ro1">
          <table:table-cell office:value-type="float" office:value="469.168793">
            <text:p>469,16879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1126">
            <text:p>0,211126</text:p>
          </table:table-cell>
          <table:table-cell office:value-type="float" office:value="-3.829118">
            <text:p>-3,829118</text:p>
          </table:table-cell>
          <table:table-cell table:number-columns-repeated="1019"/>
        </table:table-row>
        <table:table-row table:style-name="ro1">
          <table:table-cell office:value-type="float" office:value="469.168793">
            <text:p>469,16879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11126">
            <text:p>0,211126</text:p>
          </table:table-cell>
          <table:table-cell office:value-type="float" office:value="-3.829118">
            <text:p>-3,829118</text:p>
          </table:table-cell>
          <table:table-cell table:number-columns-repeated="1019"/>
        </table:table-row>
        <table:table-row table:style-name="ro1">
          <table:table-cell office:value-type="float" office:value="470.556885">
            <text:p>470,55688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11751">
            <text:p>0,211751</text:p>
          </table:table-cell>
          <table:table-cell office:value-type="float" office:value="-3.849412">
            <text:p>-3,849412</text:p>
          </table:table-cell>
          <table:table-cell table:number-columns-repeated="1019"/>
        </table:table-row>
        <table:table-row table:style-name="ro1">
          <table:table-cell office:value-type="float" office:value="470.556885">
            <text:p>470,556885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11751">
            <text:p>0,211751</text:p>
          </table:table-cell>
          <table:table-cell office:value-type="float" office:value="-3.849412">
            <text:p>-3,849412</text:p>
          </table:table-cell>
          <table:table-cell table:number-columns-repeated="1019"/>
        </table:table-row>
        <table:table-row table:style-name="ro1">
          <table:table-cell office:value-type="float" office:value="471.944946">
            <text:p>471,944946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12375">
            <text:p>0,212375</text:p>
          </table:table-cell>
          <table:table-cell office:value-type="float" office:value="-3.868824">
            <text:p>-3,868824</text:p>
          </table:table-cell>
          <table:table-cell table:number-columns-repeated="1019"/>
        </table:table-row>
        <table:table-row table:style-name="ro1">
          <table:table-cell office:value-type="float" office:value="471.944946">
            <text:p>471,94494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2375">
            <text:p>0,212375</text:p>
          </table:table-cell>
          <table:table-cell office:value-type="float" office:value="-3.868824">
            <text:p>-3,868824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3624">
            <text:p>0,213624</text:p>
          </table:table-cell>
          <table:table-cell office:value-type="float" office:value="-3.889118">
            <text:p>-3,889118</text:p>
          </table:table-cell>
          <table:table-cell table:number-columns-repeated="1019"/>
        </table:table-row>
        <table:table-row table:style-name="ro1">
          <table:table-cell office:value-type="float" office:value="474.7211">
            <text:p>474,721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13624">
            <text:p>0,213624</text:p>
          </table:table-cell>
          <table:table-cell office:value-type="float" office:value="-3.889118">
            <text:p>-3,889118</text:p>
          </table:table-cell>
          <table:table-cell table:number-columns-repeated="1019"/>
        </table:table-row>
        <table:table-row table:style-name="ro1">
          <table:table-cell office:value-type="float" office:value="473.333038">
            <text:p>473,333038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13">
            <text:p>0,213</text:p>
          </table:table-cell>
          <table:table-cell office:value-type="float" office:value="-3.909412">
            <text:p>-3,909412</text:p>
          </table:table-cell>
          <table:table-cell table:number-columns-repeated="1019"/>
        </table:table-row>
        <table:table-row table:style-name="ro1">
          <table:table-cell office:value-type="float" office:value="473.333038">
            <text:p>473,33303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3">
            <text:p>0,213</text:p>
          </table:table-cell>
          <table:table-cell office:value-type="float" office:value="-3.909412">
            <text:p>-3,909412</text:p>
          </table:table-cell>
          <table:table-cell table:number-columns-repeated="1019"/>
        </table:table-row>
        <table:table-row table:style-name="ro1">
          <table:table-cell office:value-type="float" office:value="476.109161">
            <text:p>476,10916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4249">
            <text:p>0,214249</text:p>
          </table:table-cell>
          <table:table-cell office:value-type="float" office:value="-3.929118">
            <text:p>-3,929118</text:p>
          </table:table-cell>
          <table:table-cell table:number-columns-repeated="1019"/>
        </table:table-row>
        <table:table-row table:style-name="ro1">
          <table:table-cell office:value-type="float" office:value="476.109161">
            <text:p>476,10916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14249">
            <text:p>0,214249</text:p>
          </table:table-cell>
          <table:table-cell office:value-type="float" office:value="-3.929118">
            <text:p>-3,929118</text:p>
          </table:table-cell>
          <table:table-cell table:number-columns-repeated="1019"/>
        </table:table-row>
        <table:table-row table:style-name="ro1">
          <table:table-cell office:value-type="float" office:value="480.273407">
            <text:p>480,27340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16123">
            <text:p>0,216123</text:p>
          </table:table-cell>
          <table:table-cell office:value-type="float" office:value="-3.949118">
            <text:p>-3,949118</text:p>
          </table:table-cell>
          <table:table-cell table:number-columns-repeated="1019"/>
        </table:table-row>
        <table:table-row table:style-name="ro1">
          <table:table-cell office:value-type="float" office:value="480.273407">
            <text:p>480,273407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16123">
            <text:p>0,216123</text:p>
          </table:table-cell>
          <table:table-cell office:value-type="float" office:value="-3.949118">
            <text:p>-3,949118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6748">
            <text:p>0,216748</text:p>
          </table:table-cell>
          <table:table-cell office:value-type="float" office:value="-3.968823">
            <text:p>-3,968823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31">
            <text:p>-0,003231</text:p>
          </table:table-cell>
          <table:table-cell office:value-type="float" office:value="-0.003196">
            <text:p>-0,003196</text:p>
          </table:table-cell>
          <table:table-cell office:value-type="float" office:value="0.216748">
            <text:p>0,216748</text:p>
          </table:table-cell>
          <table:table-cell office:value-type="float" office:value="-3.968823">
            <text:p>-3,968823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16748">
            <text:p>0,216748</text:p>
          </table:table-cell>
          <table:table-cell office:value-type="float" office:value="-3.989118">
            <text:p>-3,989118</text:p>
          </table:table-cell>
          <table:table-cell table:number-columns-repeated="1019"/>
        </table:table-row>
        <table:table-row table:style-name="ro1">
          <table:table-cell office:value-type="float" office:value="481.661469">
            <text:p>481,66146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16748">
            <text:p>0,216748</text:p>
          </table:table-cell>
          <table:table-cell office:value-type="float" office:value="-3.989118">
            <text:p>-3,989118</text:p>
          </table:table-cell>
          <table:table-cell table:number-columns-repeated="1019"/>
        </table:table-row>
        <table:table-row table:style-name="ro1">
          <table:table-cell office:value-type="float" office:value="484.437622">
            <text:p>484,437622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17997">
            <text:p>0,217997</text:p>
          </table:table-cell>
          <table:table-cell office:value-type="float" office:value="-4.009118">
            <text:p>-4,009118</text:p>
          </table:table-cell>
          <table:table-cell table:number-columns-repeated="1019"/>
        </table:table-row>
        <table:table-row table:style-name="ro1">
          <table:table-cell office:value-type="float" office:value="484.437622">
            <text:p>484,43762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17997">
            <text:p>0,217997</text:p>
          </table:table-cell>
          <table:table-cell office:value-type="float" office:value="-4.009118">
            <text:p>-4,009118</text:p>
          </table:table-cell>
          <table:table-cell table:number-columns-repeated="1019"/>
        </table:table-row>
        <table:table-row table:style-name="ro1">
          <table:table-cell office:value-type="float" office:value="485.825684">
            <text:p>485,82568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8622">
            <text:p>0,218622</text:p>
          </table:table-cell>
          <table:table-cell office:value-type="float" office:value="-4.029412">
            <text:p>-4,029412</text:p>
          </table:table-cell>
          <table:table-cell table:number-columns-repeated="1019"/>
        </table:table-row>
        <table:table-row table:style-name="ro1">
          <table:table-cell office:value-type="float" office:value="485.825684">
            <text:p>485,82568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18622">
            <text:p>0,218622</text:p>
          </table:table-cell>
          <table:table-cell office:value-type="float" office:value="-4.029412">
            <text:p>-4,029412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19246">
            <text:p>0,219246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19246">
            <text:p>0,219246</text:p>
          </table:table-cell>
          <table:table-cell office:value-type="float" office:value="-4.049412">
            <text:p>-4,049412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19246">
            <text:p>0,219246</text:p>
          </table:table-cell>
          <table:table-cell office:value-type="float" office:value="-4.069118">
            <text:p>-4,069118</text:p>
          </table:table-cell>
          <table:table-cell table:number-columns-repeated="1019"/>
        </table:table-row>
        <table:table-row table:style-name="ro1">
          <table:table-cell office:value-type="float" office:value="487.213776">
            <text:p>487,21377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19246">
            <text:p>0,219246</text:p>
          </table:table-cell>
          <table:table-cell office:value-type="float" office:value="-4.069118">
            <text:p>-4,069118</text:p>
          </table:table-cell>
          <table:table-cell table:number-columns-repeated="1019"/>
        </table:table-row>
        <table:table-row table:style-name="ro1">
          <table:table-cell office:value-type="float" office:value="488.601837">
            <text:p>488,60183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19871">
            <text:p>0,219871</text:p>
          </table:table-cell>
          <table:table-cell office:value-type="float" office:value="-4.089706">
            <text:p>-4,089706</text:p>
          </table:table-cell>
          <table:table-cell table:number-columns-repeated="1019"/>
        </table:table-row>
        <table:table-row table:style-name="ro1">
          <table:table-cell office:value-type="float" office:value="488.601837">
            <text:p>488,60183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19871">
            <text:p>0,219871</text:p>
          </table:table-cell>
          <table:table-cell office:value-type="float" office:value="-4.089706">
            <text:p>-4,089706</text:p>
          </table:table-cell>
          <table:table-cell table:number-columns-repeated="1019"/>
        </table:table-row>
        <table:table-row table:style-name="ro1">
          <table:table-cell office:value-type="float" office:value="491.377991">
            <text:p>491,37799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112">
            <text:p>0,22112</text:p>
          </table:table-cell>
          <table:table-cell office:value-type="float" office:value="-4.109412">
            <text:p>-4,109412</text:p>
          </table:table-cell>
          <table:table-cell table:number-columns-repeated="1019"/>
        </table:table-row>
        <table:table-row table:style-name="ro1">
          <table:table-cell office:value-type="float" office:value="491.377991">
            <text:p>491,37799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112">
            <text:p>0,22112</text:p>
          </table:table-cell>
          <table:table-cell office:value-type="float" office:value="-4.109412">
            <text:p>-4,109412</text:p>
          </table:table-cell>
          <table:table-cell table:number-columns-repeated="1019"/>
        </table:table-row>
        <table:table-row table:style-name="ro1">
          <table:table-cell office:value-type="float" office:value="495.542206">
            <text:p>495,54220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2994">
            <text:p>0,222994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95.542206">
            <text:p>495,542206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22994">
            <text:p>0,222994</text:p>
          </table:table-cell>
          <table:table-cell office:value-type="float" office:value="-4.129117">
            <text:p>-4,129117</text:p>
          </table:table-cell>
          <table:table-cell table:number-columns-repeated="1019"/>
        </table:table-row>
        <table:table-row table:style-name="ro1">
          <table:table-cell office:value-type="float" office:value="494.154114">
            <text:p>494,15411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2369">
            <text:p>0,22236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94.154114">
            <text:p>494,15411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22369">
            <text:p>0,222369</text:p>
          </table:table-cell>
          <table:table-cell office:value-type="float" office:value="-4.149117">
            <text:p>-4,149117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23619">
            <text:p>0,223619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23619">
            <text:p>0,223619</text:p>
          </table:table-cell>
          <table:table-cell office:value-type="float" office:value="-4.169117">
            <text:p>-4,169117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23619">
            <text:p>0,223619</text:p>
          </table:table-cell>
          <table:table-cell office:value-type="float" office:value="-4.189117">
            <text:p>-4,189117</text:p>
          </table:table-cell>
          <table:table-cell table:number-columns-repeated="1019"/>
        </table:table-row>
        <table:table-row table:style-name="ro1">
          <table:table-cell office:value-type="float" office:value="496.930267">
            <text:p>496,93026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23619">
            <text:p>0,223619</text:p>
          </table:table-cell>
          <table:table-cell office:value-type="float" office:value="-4.189117">
            <text:p>-4,189117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25493">
            <text:p>0,225493</text:p>
          </table:table-cell>
          <table:table-cell office:value-type="float" office:value="-4.209412">
            <text:p>-4,209412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0.225493">
            <text:p>0,225493</text:p>
          </table:table-cell>
          <table:table-cell office:value-type="float" office:value="-4.209412">
            <text:p>-4,209412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25493">
            <text:p>0,225493</text:p>
          </table:table-cell>
          <table:table-cell office:value-type="float" office:value="-4.229412">
            <text:p>-4,229412</text:p>
          </table:table-cell>
          <table:table-cell table:number-columns-repeated="1019"/>
        </table:table-row>
        <table:table-row table:style-name="ro1">
          <table:table-cell office:value-type="float" office:value="501.094482">
            <text:p>501,09448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25493">
            <text:p>0,225493</text:p>
          </table:table-cell>
          <table:table-cell office:value-type="float" office:value="-4.229412">
            <text:p>-4,229412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27366">
            <text:p>0,227366</text:p>
          </table:table-cell>
          <table:table-cell office:value-type="float" office:value="-4.249412">
            <text:p>-4,249412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27366">
            <text:p>0,227366</text:p>
          </table:table-cell>
          <table:table-cell office:value-type="float" office:value="-4.249412">
            <text:p>-4,249412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27366">
            <text:p>0,227366</text:p>
          </table:table-cell>
          <table:table-cell office:value-type="float" office:value="-4.268824">
            <text:p>-4,268824</text:p>
          </table:table-cell>
          <table:table-cell table:number-columns-repeated="1019"/>
        </table:table-row>
        <table:table-row table:style-name="ro1">
          <table:table-cell office:value-type="float" office:value="505.258728">
            <text:p>505,25872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27366">
            <text:p>0,227366</text:p>
          </table:table-cell>
          <table:table-cell office:value-type="float" office:value="-4.268824">
            <text:p>-4,268824</text:p>
          </table:table-cell>
          <table:table-cell table:number-columns-repeated="1019"/>
        </table:table-row>
        <table:table-row table:style-name="ro1">
          <table:table-cell office:value-type="float" office:value="508.034851">
            <text:p>508,034851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28616">
            <text:p>0,228616</text:p>
          </table:table-cell>
          <table:table-cell office:value-type="float" office:value="-4.288529">
            <text:p>-4,288529</text:p>
          </table:table-cell>
          <table:table-cell table:number-columns-repeated="1019"/>
        </table:table-row>
        <table:table-row table:style-name="ro1">
          <table:table-cell office:value-type="float" office:value="508.034851">
            <text:p>508,03485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28616">
            <text:p>0,228616</text:p>
          </table:table-cell>
          <table:table-cell office:value-type="float" office:value="-4.288529">
            <text:p>-4,288529</text:p>
          </table:table-cell>
          <table:table-cell table:number-columns-repeated="1019"/>
        </table:table-row>
        <table:table-row table:style-name="ro1">
          <table:table-cell office:value-type="float" office:value="512.199097">
            <text:p>512,199097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049">
            <text:p>0,23049</text:p>
          </table:table-cell>
          <table:table-cell office:value-type="float" office:value="-4.308824">
            <text:p>-4,308824</text:p>
          </table:table-cell>
          <table:table-cell table:number-columns-repeated="1019"/>
        </table:table-row>
        <table:table-row table:style-name="ro1">
          <table:table-cell office:value-type="float" office:value="512.199097">
            <text:p>512,19909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3049">
            <text:p>0,23049</text:p>
          </table:table-cell>
          <table:table-cell office:value-type="float" office:value="-4.308824">
            <text:p>-4,308824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31114">
            <text:p>0,231114</text:p>
          </table:table-cell>
          <table:table-cell office:value-type="float" office:value="-4.329118">
            <text:p>-4,329118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1114">
            <text:p>0,231114</text:p>
          </table:table-cell>
          <table:table-cell office:value-type="float" office:value="-4.329118">
            <text:p>-4,329118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1114">
            <text:p>0,231114</text:p>
          </table:table-cell>
          <table:table-cell office:value-type="float" office:value="-4.348824">
            <text:p>-4,348824</text:p>
          </table:table-cell>
          <table:table-cell table:number-columns-repeated="1019"/>
        </table:table-row>
        <table:table-row table:style-name="ro1">
          <table:table-cell office:value-type="float" office:value="513.587158">
            <text:p>513,58715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31114">
            <text:p>0,231114</text:p>
          </table:table-cell>
          <table:table-cell office:value-type="float" office:value="-4.348824">
            <text:p>-4,348824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232363">
            <text:p>0,232363</text:p>
          </table:table-cell>
          <table:table-cell office:value-type="float" office:value="-4.368824">
            <text:p>-4,368824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32363">
            <text:p>0,232363</text:p>
          </table:table-cell>
          <table:table-cell office:value-type="float" office:value="-4.368824">
            <text:p>-4,368824</text:p>
          </table:table-cell>
          <table:table-cell table:number-columns-repeated="1019"/>
        </table:table-row>
        <table:table-row table:style-name="ro1">
          <table:table-cell office:value-type="float" office:value="517.751404">
            <text:p>517,75140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2988">
            <text:p>0,232988</text:p>
          </table:table-cell>
          <table:table-cell office:value-type="float" office:value="-4.389118">
            <text:p>-4,389118</text:p>
          </table:table-cell>
          <table:table-cell table:number-columns-repeated="1019"/>
        </table:table-row>
        <table:table-row table:style-name="ro1">
          <table:table-cell office:value-type="float" office:value="517.751404">
            <text:p>517,75140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2988">
            <text:p>0,232988</text:p>
          </table:table-cell>
          <table:table-cell office:value-type="float" office:value="-4.389118">
            <text:p>-4,389118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32363">
            <text:p>0,232363</text:p>
          </table:table-cell>
          <table:table-cell office:value-type="float" office:value="-4.409118">
            <text:p>-4,409118</text:p>
          </table:table-cell>
          <table:table-cell table:number-columns-repeated="1019"/>
        </table:table-row>
        <table:table-row table:style-name="ro1">
          <table:table-cell office:value-type="float" office:value="516.363281">
            <text:p>516,363281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32363">
            <text:p>0,232363</text:p>
          </table:table-cell>
          <table:table-cell office:value-type="float" office:value="-4.409118">
            <text:p>-4,409118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34237">
            <text:p>0,234237</text:p>
          </table:table-cell>
          <table:table-cell office:value-type="float" office:value="-4.428823">
            <text:p>-4,428823</text:p>
          </table:table-cell>
          <table:table-cell table:number-columns-repeated="1019"/>
        </table:table-row>
        <table:table-row table:style-name="ro1">
          <table:table-cell office:value-type="float" office:value="520.527527">
            <text:p>520,52752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4237">
            <text:p>0,234237</text:p>
          </table:table-cell>
          <table:table-cell office:value-type="float" office:value="-4.428823">
            <text:p>-4,428823</text:p>
          </table:table-cell>
          <table:table-cell table:number-columns-repeated="1019"/>
        </table:table-row>
        <table:table-row table:style-name="ro1">
          <table:table-cell office:value-type="float" office:value="521.915588">
            <text:p>521,91558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34862">
            <text:p>0,234862</text:p>
          </table:table-cell>
          <table:table-cell office:value-type="float" office:value="-4.448823">
            <text:p>-4,448823</text:p>
          </table:table-cell>
          <table:table-cell table:number-columns-repeated="1019"/>
        </table:table-row>
        <table:table-row table:style-name="ro1">
          <table:table-cell office:value-type="float" office:value="521.915588">
            <text:p>521,9155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34862">
            <text:p>0,234862</text:p>
          </table:table-cell>
          <table:table-cell office:value-type="float" office:value="-4.448823">
            <text:p>-4,448823</text:p>
          </table:table-cell>
          <table:table-cell table:number-columns-repeated="1019"/>
        </table:table-row>
        <table:table-row table:style-name="ro1">
          <table:table-cell office:value-type="float" office:value="521.915588">
            <text:p>521,915588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34862">
            <text:p>0,234862</text:p>
          </table:table-cell>
          <table:table-cell office:value-type="float" office:value="-4.468235">
            <text:p>-4,468235</text:p>
          </table:table-cell>
          <table:table-cell table:number-columns-repeated="1019"/>
        </table:table-row>
        <table:table-row table:style-name="ro1">
          <table:table-cell office:value-type="float" office:value="521.915588">
            <text:p>521,91558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34862">
            <text:p>0,234862</text:p>
          </table:table-cell>
          <table:table-cell office:value-type="float" office:value="-4.468235">
            <text:p>-4,468235</text:p>
          </table:table-cell>
          <table:table-cell table:number-columns-repeated="1019"/>
        </table:table-row>
        <table:table-row table:style-name="ro1">
          <table:table-cell office:value-type="float" office:value="526.079834">
            <text:p>526,07983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36736">
            <text:p>0,236736</text:p>
          </table:table-cell>
          <table:table-cell office:value-type="float" office:value="-4.488823">
            <text:p>-4,488823</text:p>
          </table:table-cell>
          <table:table-cell table:number-columns-repeated="1019"/>
        </table:table-row>
        <table:table-row table:style-name="ro1">
          <table:table-cell office:value-type="float" office:value="526.079834">
            <text:p>526,07983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36736">
            <text:p>0,236736</text:p>
          </table:table-cell>
          <table:table-cell office:value-type="float" office:value="-4.488823">
            <text:p>-4,488823</text:p>
          </table:table-cell>
          <table:table-cell table:number-columns-repeated="1019"/>
        </table:table-row>
        <table:table-row table:style-name="ro1">
          <table:table-cell office:value-type="float" office:value="527.467896">
            <text:p>527,46789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7361">
            <text:p>0,237361</text:p>
          </table:table-cell>
          <table:table-cell office:value-type="float" office:value="-4.508823">
            <text:p>-4,508823</text:p>
          </table:table-cell>
          <table:table-cell table:number-columns-repeated="1019"/>
        </table:table-row>
        <table:table-row table:style-name="ro1">
          <table:table-cell office:value-type="float" office:value="527.467896">
            <text:p>527,4678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37361">
            <text:p>0,237361</text:p>
          </table:table-cell>
          <table:table-cell office:value-type="float" office:value="-4.508823">
            <text:p>-4,508823</text:p>
          </table:table-cell>
          <table:table-cell table:number-columns-repeated="1019"/>
        </table:table-row>
        <table:table-row table:style-name="ro1">
          <table:table-cell office:value-type="float" office:value="530.244019">
            <text:p>530,24401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3861">
            <text:p>0,23861</text:p>
          </table:table-cell>
          <table:table-cell office:value-type="float" office:value="-4.529412">
            <text:p>-4,529412</text:p>
          </table:table-cell>
          <table:table-cell table:number-columns-repeated="1019"/>
        </table:table-row>
        <table:table-row table:style-name="ro1">
          <table:table-cell office:value-type="float" office:value="530.244019">
            <text:p>530,244019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3861">
            <text:p>0,23861</text:p>
          </table:table-cell>
          <table:table-cell office:value-type="float" office:value="-4.529412">
            <text:p>-4,529412</text:p>
          </table:table-cell>
          <table:table-cell table:number-columns-repeated="1019"/>
        </table:table-row>
        <table:table-row table:style-name="ro1">
          <table:table-cell office:value-type="float" office:value="528.855957">
            <text:p>528,855957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37985">
            <text:p>0,237985</text:p>
          </table:table-cell>
          <table:table-cell office:value-type="float" office:value="-4.548823">
            <text:p>-4,548823</text:p>
          </table:table-cell>
          <table:table-cell table:number-columns-repeated="1019"/>
        </table:table-row>
        <table:table-row table:style-name="ro1">
          <table:table-cell office:value-type="float" office:value="528.855957">
            <text:p>528,85595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37985">
            <text:p>0,237985</text:p>
          </table:table-cell>
          <table:table-cell office:value-type="float" office:value="-4.548823">
            <text:p>-4,548823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39234">
            <text:p>0,239234</text:p>
          </table:table-cell>
          <table:table-cell office:value-type="float" office:value="-4.568823">
            <text:p>-4,568823</text:p>
          </table:table-cell>
          <table:table-cell table:number-columns-repeated="1019"/>
        </table:table-row>
        <table:table-row table:style-name="ro1">
          <table:table-cell office:value-type="float" office:value="531.63208">
            <text:p>531,6320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39234">
            <text:p>0,239234</text:p>
          </table:table-cell>
          <table:table-cell office:value-type="float" office:value="-4.568823">
            <text:p>-4,568823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0484">
            <text:p>0,240484</text:p>
          </table:table-cell>
          <table:table-cell office:value-type="float" office:value="-4.588823">
            <text:p>-4,588823</text:p>
          </table:table-cell>
          <table:table-cell table:number-columns-repeated="1019"/>
        </table:table-row>
        <table:table-row table:style-name="ro1">
          <table:table-cell office:value-type="float" office:value="534.408264">
            <text:p>534,40826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0484">
            <text:p>0,240484</text:p>
          </table:table-cell>
          <table:table-cell office:value-type="float" office:value="-4.588823">
            <text:p>-4,588823</text:p>
          </table:table-cell>
          <table:table-cell table:number-columns-repeated="1019"/>
        </table:table-row>
        <table:table-row table:style-name="ro1">
          <table:table-cell office:value-type="float" office:value="533.020203">
            <text:p>533,02020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39859">
            <text:p>0,239859</text:p>
          </table:table-cell>
          <table:table-cell office:value-type="float" office:value="-4.608823">
            <text:p>-4,608823</text:p>
          </table:table-cell>
          <table:table-cell table:number-columns-repeated="1019"/>
        </table:table-row>
        <table:table-row table:style-name="ro1">
          <table:table-cell office:value-type="float" office:value="533.020203">
            <text:p>533,02020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39859">
            <text:p>0,239859</text:p>
          </table:table-cell>
          <table:table-cell office:value-type="float" office:value="-4.608823">
            <text:p>-4,608823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2982">
            <text:p>0,242982</text:p>
          </table:table-cell>
          <table:table-cell office:value-type="float" office:value="-4.62853">
            <text:p>-4,62853</text:p>
          </table:table-cell>
          <table:table-cell table:number-columns-repeated="1019"/>
        </table:table-row>
        <table:table-row table:style-name="ro1">
          <table:table-cell office:value-type="float" office:value="539.960571">
            <text:p>539,96057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42982">
            <text:p>0,242982</text:p>
          </table:table-cell>
          <table:table-cell office:value-type="float" office:value="-4.62853">
            <text:p>-4,62853</text:p>
          </table:table-cell>
          <table:table-cell table:number-columns-repeated="1019"/>
        </table:table-row>
        <table:table-row table:style-name="ro1">
          <table:table-cell office:value-type="float" office:value="538.572449">
            <text:p>538,5724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42358">
            <text:p>0,242358</text:p>
          </table:table-cell>
          <table:table-cell office:value-type="float" office:value="-4.64853">
            <text:p>-4,64853</text:p>
          </table:table-cell>
          <table:table-cell table:number-columns-repeated="1019"/>
        </table:table-row>
        <table:table-row table:style-name="ro1">
          <table:table-cell office:value-type="float" office:value="538.572449">
            <text:p>538,57244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42358">
            <text:p>0,242358</text:p>
          </table:table-cell>
          <table:table-cell office:value-type="float" office:value="-4.64853">
            <text:p>-4,64853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43607">
            <text:p>0,243607</text:p>
          </table:table-cell>
          <table:table-cell office:value-type="float" office:value="-4.668235">
            <text:p>-4,668235</text:p>
          </table:table-cell>
          <table:table-cell table:number-columns-repeated="1019"/>
        </table:table-row>
        <table:table-row table:style-name="ro1">
          <table:table-cell office:value-type="float" office:value="541.348633">
            <text:p>541,34863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43607">
            <text:p>0,243607</text:p>
          </table:table-cell>
          <table:table-cell office:value-type="float" office:value="-4.668235">
            <text:p>-4,668235</text:p>
          </table:table-cell>
          <table:table-cell table:number-columns-repeated="1019"/>
        </table:table-row>
        <table:table-row table:style-name="ro1">
          <table:table-cell office:value-type="float" office:value="542.736694">
            <text:p>542,736694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44232">
            <text:p>0,244232</text:p>
          </table:table-cell>
          <table:table-cell office:value-type="float" office:value="-4.688824">
            <text:p>-4,688824</text:p>
          </table:table-cell>
          <table:table-cell table:number-columns-repeated="1019"/>
        </table:table-row>
        <table:table-row table:style-name="ro1">
          <table:table-cell office:value-type="float" office:value="542.736694">
            <text:p>542,73669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4232">
            <text:p>0,244232</text:p>
          </table:table-cell>
          <table:table-cell office:value-type="float" office:value="-4.688824">
            <text:p>-4,688824</text:p>
          </table:table-cell>
          <table:table-cell table:number-columns-repeated="1019"/>
        </table:table-row>
        <table:table-row table:style-name="ro1">
          <table:table-cell office:value-type="float" office:value="545.512817">
            <text:p>545,512817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45481">
            <text:p>0,245481</text:p>
          </table:table-cell>
          <table:table-cell office:value-type="float" office:value="-4.709412">
            <text:p>-4,709412</text:p>
          </table:table-cell>
          <table:table-cell table:number-columns-repeated="1019"/>
        </table:table-row>
        <table:table-row table:style-name="ro1">
          <table:table-cell office:value-type="float" office:value="545.512817">
            <text:p>545,51281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45481">
            <text:p>0,245481</text:p>
          </table:table-cell>
          <table:table-cell office:value-type="float" office:value="-4.709412">
            <text:p>-4,709412</text:p>
          </table:table-cell>
          <table:table-cell table:number-columns-repeated="1019"/>
        </table:table-row>
        <table:table-row table:style-name="ro1">
          <table:table-cell office:value-type="float" office:value="546.90094">
            <text:p>546,9009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46105">
            <text:p>0,246105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546.90094">
            <text:p>546,9009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46105">
            <text:p>0,246105</text:p>
          </table:table-cell>
          <table:table-cell office:value-type="float" office:value="-4.729118">
            <text:p>-4,729118</text:p>
          </table:table-cell>
          <table:table-cell table:number-columns-repeated="1019"/>
        </table:table-row>
        <table:table-row table:style-name="ro1">
          <table:table-cell office:value-type="float" office:value="542.736694">
            <text:p>542,73669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44232">
            <text:p>0,244232</text:p>
          </table:table-cell>
          <table:table-cell office:value-type="float" office:value="-4.748824">
            <text:p>-4,748824</text:p>
          </table:table-cell>
          <table:table-cell table:number-columns-repeated="1019"/>
        </table:table-row>
        <table:table-row table:style-name="ro1">
          <table:table-cell office:value-type="float" office:value="542.736694">
            <text:p>542,73669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44232">
            <text:p>0,244232</text:p>
          </table:table-cell>
          <table:table-cell office:value-type="float" office:value="-4.748824">
            <text:p>-4,748824</text:p>
          </table:table-cell>
          <table:table-cell table:number-columns-repeated="1019"/>
        </table:table-row>
        <table:table-row table:style-name="ro1">
          <table:table-cell office:value-type="float" office:value="548.289001">
            <text:p>548,28900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4673">
            <text:p>0,24673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548.289001">
            <text:p>548,28900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4673">
            <text:p>0,24673</text:p>
          </table:table-cell>
          <table:table-cell office:value-type="float" office:value="-4.768529">
            <text:p>-4,768529</text:p>
          </table:table-cell>
          <table:table-cell table:number-columns-repeated="1019"/>
        </table:table-row>
        <table:table-row table:style-name="ro1">
          <table:table-cell office:value-type="float" office:value="552.453186">
            <text:p>552,45318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48604">
            <text:p>0,248604</text:p>
          </table:table-cell>
          <table:table-cell office:value-type="float" office:value="-4.788529">
            <text:p>-4,788529</text:p>
          </table:table-cell>
          <table:table-cell table:number-columns-repeated="1019"/>
        </table:table-row>
        <table:table-row table:style-name="ro1">
          <table:table-cell office:value-type="float" office:value="552.453186">
            <text:p>552,45318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48604">
            <text:p>0,248604</text:p>
          </table:table-cell>
          <table:table-cell office:value-type="float" office:value="-4.788529">
            <text:p>-4,788529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47355">
            <text:p>0,247355</text:p>
          </table:table-cell>
          <table:table-cell office:value-type="float" office:value="-4.808529">
            <text:p>-4,808529</text:p>
          </table:table-cell>
          <table:table-cell table:number-columns-repeated="1019"/>
        </table:table-row>
        <table:table-row table:style-name="ro1">
          <table:table-cell office:value-type="float" office:value="549.677063">
            <text:p>549,677063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47355">
            <text:p>0,247355</text:p>
          </table:table-cell>
          <table:table-cell office:value-type="float" office:value="-4.808529">
            <text:p>-4,808529</text:p>
          </table:table-cell>
          <table:table-cell table:number-columns-repeated="1019"/>
        </table:table-row>
        <table:table-row table:style-name="ro1">
          <table:table-cell office:value-type="float" office:value="553.841309">
            <text:p>553,84130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49229">
            <text:p>0,249229</text:p>
          </table:table-cell>
          <table:table-cell office:value-type="float" office:value="-4.828824">
            <text:p>-4,828824</text:p>
          </table:table-cell>
          <table:table-cell table:number-columns-repeated="1019"/>
        </table:table-row>
        <table:table-row table:style-name="ro1">
          <table:table-cell office:value-type="float" office:value="553.841309">
            <text:p>553,841309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49229">
            <text:p>0,249229</text:p>
          </table:table-cell>
          <table:table-cell office:value-type="float" office:value="-4.828824">
            <text:p>-4,828824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1102">
            <text:p>0,251102</text:p>
          </table:table-cell>
          <table:table-cell office:value-type="float" office:value="-4.848824">
            <text:p>-4,848824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51102">
            <text:p>0,251102</text:p>
          </table:table-cell>
          <table:table-cell office:value-type="float" office:value="-4.848824">
            <text:p>-4,848824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51102">
            <text:p>0,251102</text:p>
          </table:table-cell>
          <table:table-cell office:value-type="float" office:value="-4.868529">
            <text:p>-4,868529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1102">
            <text:p>0,251102</text:p>
          </table:table-cell>
          <table:table-cell office:value-type="float" office:value="-4.868529">
            <text:p>-4,868529</text:p>
          </table:table-cell>
          <table:table-cell table:number-columns-repeated="1019"/>
        </table:table-row>
        <table:table-row table:style-name="ro1">
          <table:table-cell office:value-type="float" office:value="559.393555">
            <text:p>559,393555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51727">
            <text:p>0,251727</text:p>
          </table:table-cell>
          <table:table-cell office:value-type="float" office:value="-4.889118">
            <text:p>-4,889118</text:p>
          </table:table-cell>
          <table:table-cell table:number-columns-repeated="1019"/>
        </table:table-row>
        <table:table-row table:style-name="ro1">
          <table:table-cell office:value-type="float" office:value="559.393555">
            <text:p>559,393555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51727">
            <text:p>0,251727</text:p>
          </table:table-cell>
          <table:table-cell office:value-type="float" office:value="-4.889118">
            <text:p>-4,889118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51102">
            <text:p>0,251102</text:p>
          </table:table-cell>
          <table:table-cell office:value-type="float" office:value="-4.908823">
            <text:p>-4,908823</text:p>
          </table:table-cell>
          <table:table-cell table:number-columns-repeated="1019"/>
        </table:table-row>
        <table:table-row table:style-name="ro1">
          <table:table-cell office:value-type="float" office:value="558.005493">
            <text:p>558,005493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251102">
            <text:p>0,251102</text:p>
          </table:table-cell>
          <table:table-cell office:value-type="float" office:value="-4.908823">
            <text:p>-4,908823</text:p>
          </table:table-cell>
          <table:table-cell table:number-columns-repeated="1019"/>
        </table:table-row>
        <table:table-row table:style-name="ro1">
          <table:table-cell office:value-type="float" office:value="560.781677">
            <text:p>560,78167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52352">
            <text:p>0,252352</text:p>
          </table:table-cell>
          <table:table-cell office:value-type="float" office:value="-4.928529">
            <text:p>-4,928529</text:p>
          </table:table-cell>
          <table:table-cell table:number-columns-repeated="1019"/>
        </table:table-row>
        <table:table-row table:style-name="ro1">
          <table:table-cell office:value-type="float" office:value="560.781677">
            <text:p>560,78167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52352">
            <text:p>0,252352</text:p>
          </table:table-cell>
          <table:table-cell office:value-type="float" office:value="-4.928529">
            <text:p>-4,928529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3601">
            <text:p>0,253601</text:p>
          </table:table-cell>
          <table:table-cell office:value-type="float" office:value="-4.948236">
            <text:p>-4,948236</text:p>
          </table:table-cell>
          <table:table-cell table:number-columns-repeated="1019"/>
        </table:table-row>
        <table:table-row table:style-name="ro1">
          <table:table-cell office:value-type="float" office:value="563.5578">
            <text:p>563,557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3601">
            <text:p>0,253601</text:p>
          </table:table-cell>
          <table:table-cell office:value-type="float" office:value="-4.948236">
            <text:p>-4,948236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2976">
            <text:p>0,252976</text:p>
          </table:table-cell>
          <table:table-cell office:value-type="float" office:value="-4.968235">
            <text:p>-4,968235</text:p>
          </table:table-cell>
          <table:table-cell table:number-columns-repeated="1019"/>
        </table:table-row>
        <table:table-row table:style-name="ro1">
          <table:table-cell office:value-type="float" office:value="562.169739">
            <text:p>562,16973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52976">
            <text:p>0,252976</text:p>
          </table:table-cell>
          <table:table-cell office:value-type="float" office:value="-4.968235">
            <text:p>-4,968235</text:p>
          </table:table-cell>
          <table:table-cell table:number-columns-repeated="1019"/>
        </table:table-row>
        <table:table-row table:style-name="ro1">
          <table:table-cell office:value-type="float" office:value="566.333923">
            <text:p>566,33392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485">
            <text:p>0,25485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566.333923">
            <text:p>566,333923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5485">
            <text:p>0,25485</text:p>
          </table:table-cell>
          <table:table-cell office:value-type="float" office:value="-4.988529">
            <text:p>-4,988529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5.008823">
            <text:p>-5,008823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5.008823">
            <text:p>-5,008823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561">
            <text:p>0,2561</text:p>
          </table:table-cell>
          <table:table-cell office:value-type="float" office:value="-5.02853">
            <text:p>-5,02853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561">
            <text:p>0,2561</text:p>
          </table:table-cell>
          <table:table-cell office:value-type="float" office:value="-5.02853">
            <text:p>-5,02853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5.04853">
            <text:p>-5,04853</text:p>
          </table:table-cell>
          <table:table-cell table:number-columns-repeated="1019"/>
        </table:table-row>
        <table:table-row table:style-name="ro1">
          <table:table-cell office:value-type="float" office:value="569.110107">
            <text:p>569,11010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561">
            <text:p>0,2561</text:p>
          </table:table-cell>
          <table:table-cell office:value-type="float" office:value="-5.04853">
            <text:p>-5,04853</text:p>
          </table:table-cell>
          <table:table-cell table:number-columns-repeated="1019"/>
        </table:table-row>
        <table:table-row table:style-name="ro1">
          <table:table-cell office:value-type="float" office:value="570.498169">
            <text:p>570,49816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6724">
            <text:p>0,256724</text:p>
          </table:table-cell>
          <table:table-cell office:value-type="float" office:value="-5.06853">
            <text:p>-5,06853</text:p>
          </table:table-cell>
          <table:table-cell table:number-columns-repeated="1019"/>
        </table:table-row>
        <table:table-row table:style-name="ro1">
          <table:table-cell office:value-type="float" office:value="570.498169">
            <text:p>570,49816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56724">
            <text:p>0,256724</text:p>
          </table:table-cell>
          <table:table-cell office:value-type="float" office:value="-5.06853">
            <text:p>-5,06853</text:p>
          </table:table-cell>
          <table:table-cell table:number-columns-repeated="1019"/>
        </table:table-row>
        <table:table-row table:style-name="ro1">
          <table:table-cell office:value-type="float" office:value="570.498169">
            <text:p>570,49816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6724">
            <text:p>0,256724</text:p>
          </table:table-cell>
          <table:table-cell office:value-type="float" office:value="-5.088235">
            <text:p>-5,088235</text:p>
          </table:table-cell>
          <table:table-cell table:number-columns-repeated="1019"/>
        </table:table-row>
        <table:table-row table:style-name="ro1">
          <table:table-cell office:value-type="float" office:value="570.498169">
            <text:p>570,49816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56724">
            <text:p>0,256724</text:p>
          </table:table-cell>
          <table:table-cell office:value-type="float" office:value="-5.088235">
            <text:p>-5,088235</text:p>
          </table:table-cell>
          <table:table-cell table:number-columns-repeated="1019"/>
        </table:table-row>
        <table:table-row table:style-name="ro1">
          <table:table-cell office:value-type="float" office:value="573.274292">
            <text:p>573,27429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57973">
            <text:p>0,257973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573.274292">
            <text:p>573,274292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257973">
            <text:p>0,257973</text:p>
          </table:table-cell>
          <table:table-cell office:value-type="float" office:value="-5.10853">
            <text:p>-5,10853</text:p>
          </table:table-cell>
          <table:table-cell table:number-columns-repeated="1019"/>
        </table:table-row>
        <table:table-row table:style-name="ro1">
          <table:table-cell office:value-type="float" office:value="577.438538">
            <text:p>577,438538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59847">
            <text:p>0,259847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577.438538">
            <text:p>577,43853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59847">
            <text:p>0,259847</text:p>
          </table:table-cell>
          <table:table-cell office:value-type="float" office:value="-5.128235">
            <text:p>-5,128235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1">
            <text:p>-0,003231</text:p>
          </table:table-cell>
          <table:table-cell office:value-type="float" office:value="-0.003203">
            <text:p>-0,003203</text:p>
          </table:table-cell>
          <table:table-cell office:value-type="float" office:value="0.260472">
            <text:p>0,260472</text:p>
          </table:table-cell>
          <table:table-cell office:value-type="float" office:value="-5.148235">
            <text:p>-5,148235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0472">
            <text:p>0,260472</text:p>
          </table:table-cell>
          <table:table-cell office:value-type="float" office:value="-5.148235">
            <text:p>-5,148235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0472">
            <text:p>0,260472</text:p>
          </table:table-cell>
          <table:table-cell office:value-type="float" office:value="-5.168235">
            <text:p>-5,168235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60472">
            <text:p>0,260472</text:p>
          </table:table-cell>
          <table:table-cell office:value-type="float" office:value="-5.168235">
            <text:p>-5,168235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0472">
            <text:p>0,260472</text:p>
          </table:table-cell>
          <table:table-cell office:value-type="float" office:value="-5.188529">
            <text:p>-5,188529</text:p>
          </table:table-cell>
          <table:table-cell table:number-columns-repeated="1019"/>
        </table:table-row>
        <table:table-row table:style-name="ro1">
          <table:table-cell office:value-type="float" office:value="578.826599">
            <text:p>578,82659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0472">
            <text:p>0,260472</text:p>
          </table:table-cell>
          <table:table-cell office:value-type="float" office:value="-5.188529">
            <text:p>-5,188529</text:p>
          </table:table-cell>
          <table:table-cell table:number-columns-repeated="1019"/>
        </table:table-row>
        <table:table-row table:style-name="ro1">
          <table:table-cell office:value-type="float" office:value="585.766968">
            <text:p>585,76696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5.208235">
            <text:p>-5,208235</text:p>
          </table:table-cell>
          <table:table-cell table:number-columns-repeated="1019"/>
        </table:table-row>
        <table:table-row table:style-name="ro1">
          <table:table-cell office:value-type="float" office:value="585.766968">
            <text:p>585,76696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3595">
            <text:p>0,263595</text:p>
          </table:table-cell>
          <table:table-cell office:value-type="float" office:value="-5.208235">
            <text:p>-5,208235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62346">
            <text:p>0,262346</text:p>
          </table:table-cell>
          <table:table-cell office:value-type="float" office:value="-5.228529">
            <text:p>-5,228529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2346">
            <text:p>0,262346</text:p>
          </table:table-cell>
          <table:table-cell office:value-type="float" office:value="-5.228529">
            <text:p>-5,228529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62971">
            <text:p>0,262971</text:p>
          </table:table-cell>
          <table:table-cell office:value-type="float" office:value="-5.248529">
            <text:p>-5,248529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62971">
            <text:p>0,262971</text:p>
          </table:table-cell>
          <table:table-cell office:value-type="float" office:value="-5.248529">
            <text:p>-5,248529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62346">
            <text:p>0,262346</text:p>
          </table:table-cell>
          <table:table-cell office:value-type="float" office:value="-5.267941">
            <text:p>-5,267941</text:p>
          </table:table-cell>
          <table:table-cell table:number-columns-repeated="1019"/>
        </table:table-row>
        <table:table-row table:style-name="ro1">
          <table:table-cell office:value-type="float" office:value="582.990845">
            <text:p>582,99084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62346">
            <text:p>0,262346</text:p>
          </table:table-cell>
          <table:table-cell office:value-type="float" office:value="-5.267941">
            <text:p>-5,267941</text:p>
          </table:table-cell>
          <table:table-cell table:number-columns-repeated="1019"/>
        </table:table-row>
        <table:table-row table:style-name="ro1">
          <table:table-cell office:value-type="float" office:value="588.543091">
            <text:p>588,54309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5.287941">
            <text:p>-5,287941</text:p>
          </table:table-cell>
          <table:table-cell table:number-columns-repeated="1019"/>
        </table:table-row>
        <table:table-row table:style-name="ro1">
          <table:table-cell office:value-type="float" office:value="588.543091">
            <text:p>588,54309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5.287941">
            <text:p>-5,287941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2971">
            <text:p>0,262971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584.378906">
            <text:p>584,37890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2971">
            <text:p>0,262971</text:p>
          </table:table-cell>
          <table:table-cell office:value-type="float" office:value="-5.308235">
            <text:p>-5,308235</text:p>
          </table:table-cell>
          <table:table-cell table:number-columns-repeated="1019"/>
        </table:table-row>
        <table:table-row table:style-name="ro1">
          <table:table-cell office:value-type="float" office:value="588.543091">
            <text:p>588,543091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264844">
            <text:p>0,264844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588.543091">
            <text:p>588,543091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64844">
            <text:p>0,264844</text:p>
          </table:table-cell>
          <table:table-cell office:value-type="float" office:value="-5.328235">
            <text:p>-5,328235</text:p>
          </table:table-cell>
          <table:table-cell table:number-columns-repeated="1019"/>
        </table:table-row>
        <table:table-row table:style-name="ro1">
          <table:table-cell office:value-type="float" office:value="587.155029">
            <text:p>587,15502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6422">
            <text:p>0,26422</text:p>
          </table:table-cell>
          <table:table-cell office:value-type="float" office:value="-5.348235">
            <text:p>-5,348235</text:p>
          </table:table-cell>
          <table:table-cell table:number-columns-repeated="1019"/>
        </table:table-row>
        <table:table-row table:style-name="ro1">
          <table:table-cell office:value-type="float" office:value="587.155029">
            <text:p>587,155029</text:p>
          </table:table-cell>
          <table:table-cell office:value-type="float" office:value="-0.003233">
            <text:p>-0,003233</text:p>
          </table:table-cell>
          <table:table-cell office:value-type="float" office:value="-0.003203">
            <text:p>-0,003203</text:p>
          </table:table-cell>
          <table:table-cell office:value-type="float" office:value="0.26422">
            <text:p>0,26422</text:p>
          </table:table-cell>
          <table:table-cell office:value-type="float" office:value="-5.348235">
            <text:p>-5,348235</text:p>
          </table:table-cell>
          <table:table-cell table:number-columns-repeated="1019"/>
        </table:table-row>
        <table:table-row table:style-name="ro1">
          <table:table-cell office:value-type="float" office:value="591.319275">
            <text:p>591,3192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6094">
            <text:p>0,266094</text:p>
          </table:table-cell>
          <table:table-cell office:value-type="float" office:value="-5.368235">
            <text:p>-5,368235</text:p>
          </table:table-cell>
          <table:table-cell table:number-columns-repeated="1019"/>
        </table:table-row>
        <table:table-row table:style-name="ro1">
          <table:table-cell office:value-type="float" office:value="591.319275">
            <text:p>591,31927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66094">
            <text:p>0,266094</text:p>
          </table:table-cell>
          <table:table-cell office:value-type="float" office:value="-5.368235">
            <text:p>-5,368235</text:p>
          </table:table-cell>
          <table:table-cell table:number-columns-repeated="1019"/>
        </table:table-row>
        <table:table-row table:style-name="ro1">
          <table:table-cell office:value-type="float" office:value="592.707336">
            <text:p>592,70733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266718">
            <text:p>0,266718</text:p>
          </table:table-cell>
          <table:table-cell office:value-type="float" office:value="-5.388235">
            <text:p>-5,388235</text:p>
          </table:table-cell>
          <table:table-cell table:number-columns-repeated="1019"/>
        </table:table-row>
        <table:table-row table:style-name="ro1">
          <table:table-cell office:value-type="float" office:value="592.707336">
            <text:p>592,70733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6718">
            <text:p>0,266718</text:p>
          </table:table-cell>
          <table:table-cell office:value-type="float" office:value="-5.388235">
            <text:p>-5,388235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5.408235">
            <text:p>-5,408235</text:p>
          </table:table-cell>
          <table:table-cell table:number-columns-repeated="1019"/>
        </table:table-row>
        <table:table-row table:style-name="ro1">
          <table:table-cell office:value-type="float" office:value="595.483459">
            <text:p>595,48345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67968">
            <text:p>0,267968</text:p>
          </table:table-cell>
          <table:table-cell office:value-type="float" office:value="-5.408235">
            <text:p>-5,408235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268592">
            <text:p>0,268592</text:p>
          </table:table-cell>
          <table:table-cell office:value-type="float" office:value="-5.428236">
            <text:p>-5,428236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8592">
            <text:p>0,268592</text:p>
          </table:table-cell>
          <table:table-cell office:value-type="float" office:value="-5.428236">
            <text:p>-5,428236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8592">
            <text:p>0,268592</text:p>
          </table:table-cell>
          <table:table-cell office:value-type="float" office:value="-5.447941">
            <text:p>-5,447941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68592">
            <text:p>0,268592</text:p>
          </table:table-cell>
          <table:table-cell office:value-type="float" office:value="-5.447941">
            <text:p>-5,447941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68592">
            <text:p>0,268592</text:p>
          </table:table-cell>
          <table:table-cell office:value-type="float" office:value="-5.467941">
            <text:p>-5,467941</text:p>
          </table:table-cell>
          <table:table-cell table:number-columns-repeated="1019"/>
        </table:table-row>
        <table:table-row table:style-name="ro1">
          <table:table-cell office:value-type="float" office:value="596.871582">
            <text:p>596,87158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68592">
            <text:p>0,268592</text:p>
          </table:table-cell>
          <table:table-cell office:value-type="float" office:value="-5.467941">
            <text:p>-5,467941</text:p>
          </table:table-cell>
          <table:table-cell table:number-columns-repeated="1019"/>
        </table:table-row>
        <table:table-row table:style-name="ro1">
          <table:table-cell office:value-type="float" office:value="598.259644">
            <text:p>598,25964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69217">
            <text:p>0,269217</text:p>
          </table:table-cell>
          <table:table-cell office:value-type="float" office:value="-5.487941">
            <text:p>-5,487941</text:p>
          </table:table-cell>
          <table:table-cell table:number-columns-repeated="1019"/>
        </table:table-row>
        <table:table-row table:style-name="ro1">
          <table:table-cell office:value-type="float" office:value="598.259644">
            <text:p>598,25964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9217">
            <text:p>0,269217</text:p>
          </table:table-cell>
          <table:table-cell office:value-type="float" office:value="-5.487941">
            <text:p>-5,487941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69841">
            <text:p>0,269841</text:p>
          </table:table-cell>
          <table:table-cell office:value-type="float" office:value="-5.508823">
            <text:p>-5,508823</text:p>
          </table:table-cell>
          <table:table-cell table:number-columns-repeated="1019"/>
        </table:table-row>
        <table:table-row table:style-name="ro1">
          <table:table-cell office:value-type="float" office:value="599.647705">
            <text:p>599,64770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69841">
            <text:p>0,269841</text:p>
          </table:table-cell>
          <table:table-cell office:value-type="float" office:value="-5.508823">
            <text:p>-5,508823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3">
            <text:p>-0,00323</text:p>
          </table:table-cell>
          <table:table-cell office:value-type="float" office:value="-0.003203">
            <text:p>-0,003203</text:p>
          </table:table-cell>
          <table:table-cell office:value-type="float" office:value="0.271715">
            <text:p>0,271715</text:p>
          </table:table-cell>
          <table:table-cell office:value-type="float" office:value="-5.528235">
            <text:p>-5,528235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3">
            <text:p>-0,00323</text:p>
          </table:table-cell>
          <table:table-cell office:value-type="float" office:value="-0.003203">
            <text:p>-0,003203</text:p>
          </table:table-cell>
          <table:table-cell office:value-type="float" office:value="0.271715">
            <text:p>0,271715</text:p>
          </table:table-cell>
          <table:table-cell office:value-type="float" office:value="-5.528235">
            <text:p>-5,528235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2965">
            <text:p>0,272965</text:p>
          </table:table-cell>
          <table:table-cell office:value-type="float" office:value="-5.54853">
            <text:p>-5,54853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72965">
            <text:p>0,272965</text:p>
          </table:table-cell>
          <table:table-cell office:value-type="float" office:value="-5.54853">
            <text:p>-5,54853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1091">
            <text:p>0,271091</text:p>
          </table:table-cell>
          <table:table-cell office:value-type="float" office:value="-5.568235">
            <text:p>-5,568235</text:p>
          </table:table-cell>
          <table:table-cell table:number-columns-repeated="1019"/>
        </table:table-row>
        <table:table-row table:style-name="ro1">
          <table:table-cell office:value-type="float" office:value="602.423828">
            <text:p>602,42382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71091">
            <text:p>0,271091</text:p>
          </table:table-cell>
          <table:table-cell office:value-type="float" office:value="-5.568235">
            <text:p>-5,568235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1715">
            <text:p>0,271715</text:p>
          </table:table-cell>
          <table:table-cell office:value-type="float" office:value="-5.588235">
            <text:p>-5,588235</text:p>
          </table:table-cell>
          <table:table-cell table:number-columns-repeated="1019"/>
        </table:table-row>
        <table:table-row table:style-name="ro1">
          <table:table-cell office:value-type="float" office:value="603.811951">
            <text:p>603,8119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71715">
            <text:p>0,271715</text:p>
          </table:table-cell>
          <table:table-cell office:value-type="float" office:value="-5.588235">
            <text:p>-5,588235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2965">
            <text:p>0,272965</text:p>
          </table:table-cell>
          <table:table-cell office:value-type="float" office:value="-5.608235">
            <text:p>-5,608235</text:p>
          </table:table-cell>
          <table:table-cell table:number-columns-repeated="1019"/>
        </table:table-row>
        <table:table-row table:style-name="ro1">
          <table:table-cell office:value-type="float" office:value="606.588074">
            <text:p>606,58807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2965">
            <text:p>0,272965</text:p>
          </table:table-cell>
          <table:table-cell office:value-type="float" office:value="-5.608235">
            <text:p>-5,608235</text:p>
          </table:table-cell>
          <table:table-cell table:number-columns-repeated="1019"/>
        </table:table-row>
        <table:table-row table:style-name="ro1">
          <table:table-cell office:value-type="float" office:value="607.976135">
            <text:p>607,9761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73589">
            <text:p>0,273589</text:p>
          </table:table-cell>
          <table:table-cell office:value-type="float" office:value="-5.628235">
            <text:p>-5,628235</text:p>
          </table:table-cell>
          <table:table-cell table:number-columns-repeated="1019"/>
        </table:table-row>
        <table:table-row table:style-name="ro1">
          <table:table-cell office:value-type="float" office:value="607.976135">
            <text:p>607,976135</text:p>
          </table:table-cell>
          <table:table-cell office:value-type="float" office:value="-0.003237">
            <text:p>-0,003237</text:p>
          </table:table-cell>
          <table:table-cell office:value-type="float" office:value="-0.0032">
            <text:p>-0,0032</text:p>
          </table:table-cell>
          <table:table-cell office:value-type="float" office:value="0.273589">
            <text:p>0,273589</text:p>
          </table:table-cell>
          <table:table-cell office:value-type="float" office:value="-5.628235">
            <text:p>-5,628235</text:p>
          </table:table-cell>
          <table:table-cell table:number-columns-repeated="1019"/>
        </table:table-row>
        <table:table-row table:style-name="ro1">
          <table:table-cell office:value-type="float" office:value="609.364197">
            <text:p>609,36419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74214">
            <text:p>0,274214</text:p>
          </table:table-cell>
          <table:table-cell office:value-type="float" office:value="-5.648235">
            <text:p>-5,648235</text:p>
          </table:table-cell>
          <table:table-cell table:number-columns-repeated="1019"/>
        </table:table-row>
        <table:table-row table:style-name="ro1">
          <table:table-cell office:value-type="float" office:value="609.364197">
            <text:p>609,36419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4214">
            <text:p>0,274214</text:p>
          </table:table-cell>
          <table:table-cell office:value-type="float" office:value="-5.648235">
            <text:p>-5,648235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4839">
            <text:p>0,274839</text:p>
          </table:table-cell>
          <table:table-cell office:value-type="float" office:value="-5.667647">
            <text:p>-5,667647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4839">
            <text:p>0,274839</text:p>
          </table:table-cell>
          <table:table-cell office:value-type="float" office:value="-5.667647">
            <text:p>-5,667647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5463">
            <text:p>0,275463</text:p>
          </table:table-cell>
          <table:table-cell office:value-type="float" office:value="-5.687941">
            <text:p>-5,687941</text:p>
          </table:table-cell>
          <table:table-cell table:number-columns-repeated="1019"/>
        </table:table-row>
        <table:table-row table:style-name="ro1">
          <table:table-cell office:value-type="float" office:value="612.140381">
            <text:p>612,14038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5463">
            <text:p>0,275463</text:p>
          </table:table-cell>
          <table:table-cell office:value-type="float" office:value="-5.687941">
            <text:p>-5,687941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74839">
            <text:p>0,274839</text:p>
          </table:table-cell>
          <table:table-cell office:value-type="float" office:value="-5.708235">
            <text:p>-5,708235</text:p>
          </table:table-cell>
          <table:table-cell table:number-columns-repeated="1019"/>
        </table:table-row>
        <table:table-row table:style-name="ro1">
          <table:table-cell office:value-type="float" office:value="610.752319">
            <text:p>610,75231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4839">
            <text:p>0,274839</text:p>
          </table:table-cell>
          <table:table-cell office:value-type="float" office:value="-5.708235">
            <text:p>-5,708235</text:p>
          </table:table-cell>
          <table:table-cell table:number-columns-repeated="1019"/>
        </table:table-row>
        <table:table-row table:style-name="ro1">
          <table:table-cell office:value-type="float" office:value="613.528442">
            <text:p>613,528442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276088">
            <text:p>0,276088</text:p>
          </table:table-cell>
          <table:table-cell office:value-type="float" office:value="-5.728235">
            <text:p>-5,728235</text:p>
          </table:table-cell>
          <table:table-cell table:number-columns-repeated="1019"/>
        </table:table-row>
        <table:table-row table:style-name="ro1">
          <table:table-cell office:value-type="float" office:value="613.528442">
            <text:p>613,52844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76088">
            <text:p>0,276088</text:p>
          </table:table-cell>
          <table:table-cell office:value-type="float" office:value="-5.728235">
            <text:p>-5,728235</text:p>
          </table:table-cell>
          <table:table-cell table:number-columns-repeated="1019"/>
        </table:table-row>
        <table:table-row table:style-name="ro1">
          <table:table-cell office:value-type="float" office:value="614.916504">
            <text:p>614,9165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6712">
            <text:p>0,276712</text:p>
          </table:table-cell>
          <table:table-cell office:value-type="float" office:value="-5.747941">
            <text:p>-5,747941</text:p>
          </table:table-cell>
          <table:table-cell table:number-columns-repeated="1019"/>
        </table:table-row>
        <table:table-row table:style-name="ro1">
          <table:table-cell office:value-type="float" office:value="614.916504">
            <text:p>614,916504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76712">
            <text:p>0,276712</text:p>
          </table:table-cell>
          <table:table-cell office:value-type="float" office:value="-5.747941">
            <text:p>-5,747941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7337">
            <text:p>0,277337</text:p>
          </table:table-cell>
          <table:table-cell office:value-type="float" office:value="-5.767647">
            <text:p>-5,767647</text:p>
          </table:table-cell>
          <table:table-cell table:number-columns-repeated="1019"/>
        </table:table-row>
        <table:table-row table:style-name="ro1">
          <table:table-cell office:value-type="float" office:value="616.304565">
            <text:p>616,30456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7337">
            <text:p>0,277337</text:p>
          </table:table-cell>
          <table:table-cell office:value-type="float" office:value="-5.767647">
            <text:p>-5,767647</text:p>
          </table:table-cell>
          <table:table-cell table:number-columns-repeated="1019"/>
        </table:table-row>
        <table:table-row table:style-name="ro1">
          <table:table-cell office:value-type="float" office:value="619.08075">
            <text:p>619,0807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78586">
            <text:p>0,278586</text:p>
          </table:table-cell>
          <table:table-cell office:value-type="float" office:value="-5.787941">
            <text:p>-5,787941</text:p>
          </table:table-cell>
          <table:table-cell table:number-columns-repeated="1019"/>
        </table:table-row>
        <table:table-row table:style-name="ro1">
          <table:table-cell office:value-type="float" office:value="619.08075">
            <text:p>619,0807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78586">
            <text:p>0,278586</text:p>
          </table:table-cell>
          <table:table-cell office:value-type="float" office:value="-5.787941">
            <text:p>-5,787941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7962">
            <text:p>0,277962</text:p>
          </table:table-cell>
          <table:table-cell office:value-type="float" office:value="-5.807647">
            <text:p>-5,807647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7962">
            <text:p>0,277962</text:p>
          </table:table-cell>
          <table:table-cell office:value-type="float" office:value="-5.807647">
            <text:p>-5,807647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77962">
            <text:p>0,277962</text:p>
          </table:table-cell>
          <table:table-cell office:value-type="float" office:value="-5.827647">
            <text:p>-5,827647</text:p>
          </table:table-cell>
          <table:table-cell table:number-columns-repeated="1019"/>
        </table:table-row>
        <table:table-row table:style-name="ro1">
          <table:table-cell office:value-type="float" office:value="617.692688">
            <text:p>617,69268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77962">
            <text:p>0,277962</text:p>
          </table:table-cell>
          <table:table-cell office:value-type="float" office:value="-5.827647">
            <text:p>-5,827647</text:p>
          </table:table-cell>
          <table:table-cell table:number-columns-repeated="1019"/>
        </table:table-row>
        <table:table-row table:style-name="ro1">
          <table:table-cell office:value-type="float" office:value="620.468811">
            <text:p>620,46881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79211">
            <text:p>0,279211</text:p>
          </table:table-cell>
          <table:table-cell office:value-type="float" office:value="-5.847941">
            <text:p>-5,847941</text:p>
          </table:table-cell>
          <table:table-cell table:number-columns-repeated="1019"/>
        </table:table-row>
        <table:table-row table:style-name="ro1">
          <table:table-cell office:value-type="float" office:value="620.468811">
            <text:p>620,46881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79211">
            <text:p>0,279211</text:p>
          </table:table-cell>
          <table:table-cell office:value-type="float" office:value="-5.847941">
            <text:p>-5,847941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8046">
            <text:p>0,28046</text:p>
          </table:table-cell>
          <table:table-cell office:value-type="float" office:value="-5.867941">
            <text:p>-5,867941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046">
            <text:p>0,28046</text:p>
          </table:table-cell>
          <table:table-cell office:value-type="float" office:value="-5.867941">
            <text:p>-5,86794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1085">
            <text:p>0,281085</text:p>
          </table:table-cell>
          <table:table-cell office:value-type="float" office:value="-5.887941">
            <text:p>-5,887941</text:p>
          </table:table-cell>
          <table:table-cell table:number-columns-repeated="1019"/>
        </table:table-row>
        <table:table-row table:style-name="ro1">
          <table:table-cell office:value-type="float" office:value="624.633057">
            <text:p>624,63305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1085">
            <text:p>0,281085</text:p>
          </table:table-cell>
          <table:table-cell office:value-type="float" office:value="-5.887941">
            <text:p>-5,887941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046">
            <text:p>0,28046</text:p>
          </table:table-cell>
          <table:table-cell office:value-type="float" office:value="-5.908529">
            <text:p>-5,908529</text:p>
          </table:table-cell>
          <table:table-cell table:number-columns-repeated="1019"/>
        </table:table-row>
        <table:table-row table:style-name="ro1">
          <table:table-cell office:value-type="float" office:value="623.244934">
            <text:p>623,24493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046">
            <text:p>0,28046</text:p>
          </table:table-cell>
          <table:table-cell office:value-type="float" office:value="-5.908529">
            <text:p>-5,908529</text:p>
          </table:table-cell>
          <table:table-cell table:number-columns-repeated="1019"/>
        </table:table-row>
        <table:table-row table:style-name="ro1">
          <table:table-cell office:value-type="float" office:value="626.021118">
            <text:p>626,021118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81709">
            <text:p>0,281709</text:p>
          </table:table-cell>
          <table:table-cell office:value-type="float" office:value="-5.928236">
            <text:p>-5,928236</text:p>
          </table:table-cell>
          <table:table-cell table:number-columns-repeated="1019"/>
        </table:table-row>
        <table:table-row table:style-name="ro1">
          <table:table-cell office:value-type="float" office:value="626.021118">
            <text:p>626,02111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81709">
            <text:p>0,281709</text:p>
          </table:table-cell>
          <table:table-cell office:value-type="float" office:value="-5.928236">
            <text:p>-5,928236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5.947941">
            <text:p>-5,94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282959">
            <text:p>0,282959</text:p>
          </table:table-cell>
          <table:table-cell office:value-type="float" office:value="-5.947941">
            <text:p>-5,947941</text:p>
          </table:table-cell>
          <table:table-cell table:number-columns-repeated="1019"/>
        </table:table-row>
        <table:table-row table:style-name="ro1">
          <table:table-cell office:value-type="float" office:value="627.40918">
            <text:p>627,40918</text:p>
          </table:table-cell>
          <table:table-cell office:value-type="float" office:value="-0.003229">
            <text:p>-0,003229</text:p>
          </table:table-cell>
          <table:table-cell office:value-type="float" office:value="-0.003202">
            <text:p>-0,003202</text:p>
          </table:table-cell>
          <table:table-cell office:value-type="float" office:value="0.282334">
            <text:p>0,282334</text:p>
          </table:table-cell>
          <table:table-cell office:value-type="float" office:value="-5.967647">
            <text:p>-5,967647</text:p>
          </table:table-cell>
          <table:table-cell table:number-columns-repeated="1019"/>
        </table:table-row>
        <table:table-row table:style-name="ro1">
          <table:table-cell office:value-type="float" office:value="627.40918">
            <text:p>627,40918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2334">
            <text:p>0,282334</text:p>
          </table:table-cell>
          <table:table-cell office:value-type="float" office:value="-5.967647">
            <text:p>-5,967647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5.987941">
            <text:p>-5,98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5.987941">
            <text:p>-5,98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6.007941">
            <text:p>-6,00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82959">
            <text:p>0,282959</text:p>
          </table:table-cell>
          <table:table-cell office:value-type="float" office:value="-6.007941">
            <text:p>-6,00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6.027941">
            <text:p>-6,027941</text:p>
          </table:table-cell>
          <table:table-cell table:number-columns-repeated="1019"/>
        </table:table-row>
        <table:table-row table:style-name="ro1">
          <table:table-cell office:value-type="float" office:value="628.797241">
            <text:p>628,79724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2959">
            <text:p>0,282959</text:p>
          </table:table-cell>
          <table:table-cell office:value-type="float" office:value="-6.027941">
            <text:p>-6,027941</text:p>
          </table:table-cell>
          <table:table-cell table:number-columns-repeated="1019"/>
        </table:table-row>
        <table:table-row table:style-name="ro1">
          <table:table-cell office:value-type="float" office:value="631.573425">
            <text:p>631,57342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4208">
            <text:p>0,284208</text:p>
          </table:table-cell>
          <table:table-cell office:value-type="float" office:value="-6.047941">
            <text:p>-6,047941</text:p>
          </table:table-cell>
          <table:table-cell table:number-columns-repeated="1019"/>
        </table:table-row>
        <table:table-row table:style-name="ro1">
          <table:table-cell office:value-type="float" office:value="631.573425">
            <text:p>631,57342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4208">
            <text:p>0,284208</text:p>
          </table:table-cell>
          <table:table-cell office:value-type="float" office:value="-6.047941">
            <text:p>-6,047941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4833">
            <text:p>0,284833</text:p>
          </table:table-cell>
          <table:table-cell office:value-type="float" office:value="-6.067647">
            <text:p>-6,067647</text:p>
          </table:table-cell>
          <table:table-cell table:number-columns-repeated="1019"/>
        </table:table-row>
        <table:table-row table:style-name="ro1">
          <table:table-cell office:value-type="float" office:value="632.961487">
            <text:p>632,96148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4833">
            <text:p>0,284833</text:p>
          </table:table-cell>
          <table:table-cell office:value-type="float" office:value="-6.067647">
            <text:p>-6,067647</text:p>
          </table:table-cell>
          <table:table-cell table:number-columns-repeated="1019"/>
        </table:table-row>
        <table:table-row table:style-name="ro1">
          <table:table-cell office:value-type="float" office:value="635.73761">
            <text:p>635,7376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6082">
            <text:p>0,286082</text:p>
          </table:table-cell>
          <table:table-cell office:value-type="float" office:value="-6.088235">
            <text:p>-6,088235</text:p>
          </table:table-cell>
          <table:table-cell table:number-columns-repeated="1019"/>
        </table:table-row>
        <table:table-row table:style-name="ro1">
          <table:table-cell office:value-type="float" office:value="635.73761">
            <text:p>635,73761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286082">
            <text:p>0,286082</text:p>
          </table:table-cell>
          <table:table-cell office:value-type="float" office:value="-6.088235">
            <text:p>-6,088235</text:p>
          </table:table-cell>
          <table:table-cell table:number-columns-repeated="1019"/>
        </table:table-row>
        <table:table-row table:style-name="ro1">
          <table:table-cell office:value-type="float" office:value="635.73761">
            <text:p>635,7376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86082">
            <text:p>0,286082</text:p>
          </table:table-cell>
          <table:table-cell office:value-type="float" office:value="-6.108235">
            <text:p>-6,108235</text:p>
          </table:table-cell>
          <table:table-cell table:number-columns-repeated="1019"/>
        </table:table-row>
        <table:table-row table:style-name="ro1">
          <table:table-cell office:value-type="float" office:value="635.73761">
            <text:p>635,7376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6082">
            <text:p>0,286082</text:p>
          </table:table-cell>
          <table:table-cell office:value-type="float" office:value="-6.108235">
            <text:p>-6,108235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6707">
            <text:p>0,286707</text:p>
          </table:table-cell>
          <table:table-cell office:value-type="float" office:value="-6.127647">
            <text:p>-6,127647</text:p>
          </table:table-cell>
          <table:table-cell table:number-columns-repeated="1019"/>
        </table:table-row>
        <table:table-row table:style-name="ro1">
          <table:table-cell office:value-type="float" office:value="637.125671">
            <text:p>637,12567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86707">
            <text:p>0,286707</text:p>
          </table:table-cell>
          <table:table-cell office:value-type="float" office:value="-6.127647">
            <text:p>-6,127647</text:p>
          </table:table-cell>
          <table:table-cell table:number-columns-repeated="1019"/>
        </table:table-row>
        <table:table-row table:style-name="ro1">
          <table:table-cell office:value-type="float" office:value="638.513733">
            <text:p>638,51373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87331">
            <text:p>0,287331</text:p>
          </table:table-cell>
          <table:table-cell office:value-type="float" office:value="-6.147647">
            <text:p>-6,147647</text:p>
          </table:table-cell>
          <table:table-cell table:number-columns-repeated="1019"/>
        </table:table-row>
        <table:table-row table:style-name="ro1">
          <table:table-cell office:value-type="float" office:value="638.513733">
            <text:p>638,513733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87331">
            <text:p>0,287331</text:p>
          </table:table-cell>
          <table:table-cell office:value-type="float" office:value="-6.147647">
            <text:p>-6,147647</text:p>
          </table:table-cell>
          <table:table-cell table:number-columns-repeated="1019"/>
        </table:table-row>
        <table:table-row table:style-name="ro1">
          <table:table-cell office:value-type="float" office:value="638.513733">
            <text:p>638,51373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87331">
            <text:p>0,287331</text:p>
          </table:table-cell>
          <table:table-cell office:value-type="float" office:value="-6.167353">
            <text:p>-6,167353</text:p>
          </table:table-cell>
          <table:table-cell table:number-columns-repeated="1019"/>
        </table:table-row>
        <table:table-row table:style-name="ro1">
          <table:table-cell office:value-type="float" office:value="638.513733">
            <text:p>638,513733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87331">
            <text:p>0,287331</text:p>
          </table:table-cell>
          <table:table-cell office:value-type="float" office:value="-6.167353">
            <text:p>-6,167353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9205">
            <text:p>0,289205</text:p>
          </table:table-cell>
          <table:table-cell office:value-type="float" office:value="-6.187353">
            <text:p>-6,187353</text:p>
          </table:table-cell>
          <table:table-cell table:number-columns-repeated="1019"/>
        </table:table-row>
        <table:table-row table:style-name="ro1">
          <table:table-cell office:value-type="float" office:value="642.677979">
            <text:p>642,67797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9205">
            <text:p>0,289205</text:p>
          </table:table-cell>
          <table:table-cell office:value-type="float" office:value="-6.187353">
            <text:p>-6,187353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6.207941">
            <text:p>-6,20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6.207941">
            <text:p>-6,20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87956">
            <text:p>0,287956</text:p>
          </table:table-cell>
          <table:table-cell office:value-type="float" office:value="-6.227941">
            <text:p>-6,22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6.227941">
            <text:p>-6,22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6.247941">
            <text:p>-6,24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87956">
            <text:p>0,287956</text:p>
          </table:table-cell>
          <table:table-cell office:value-type="float" office:value="-6.247941">
            <text:p>-6,24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87956">
            <text:p>0,287956</text:p>
          </table:table-cell>
          <table:table-cell office:value-type="float" office:value="-6.267941">
            <text:p>-6,267941</text:p>
          </table:table-cell>
          <table:table-cell table:number-columns-repeated="1019"/>
        </table:table-row>
        <table:table-row table:style-name="ro1">
          <table:table-cell office:value-type="float" office:value="639.901855">
            <text:p>639,90185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7956">
            <text:p>0,287956</text:p>
          </table:table-cell>
          <table:table-cell office:value-type="float" office:value="-6.267941">
            <text:p>-6,267941</text:p>
          </table:table-cell>
          <table:table-cell table:number-columns-repeated="1019"/>
        </table:table-row>
        <table:table-row table:style-name="ro1">
          <table:table-cell office:value-type="float" office:value="644.06604">
            <text:p>644,0660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28983">
            <text:p>0,28983</text:p>
          </table:table-cell>
          <table:table-cell office:value-type="float" office:value="-6.287059">
            <text:p>-6,287059</text:p>
          </table:table-cell>
          <table:table-cell table:number-columns-repeated="1019"/>
        </table:table-row>
        <table:table-row table:style-name="ro1">
          <table:table-cell office:value-type="float" office:value="644.06604">
            <text:p>644,0660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8983">
            <text:p>0,28983</text:p>
          </table:table-cell>
          <table:table-cell office:value-type="float" office:value="-6.287059">
            <text:p>-6,287059</text:p>
          </table:table-cell>
          <table:table-cell table:number-columns-repeated="1019"/>
        </table:table-row>
        <table:table-row table:style-name="ro1">
          <table:table-cell office:value-type="float" office:value="644.06604">
            <text:p>644,06604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8983">
            <text:p>0,28983</text:p>
          </table:table-cell>
          <table:table-cell office:value-type="float" office:value="-6.307647">
            <text:p>-6,307647</text:p>
          </table:table-cell>
          <table:table-cell table:number-columns-repeated="1019"/>
        </table:table-row>
        <table:table-row table:style-name="ro1">
          <table:table-cell office:value-type="float" office:value="644.06604">
            <text:p>644,0660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8983">
            <text:p>0,28983</text:p>
          </table:table-cell>
          <table:table-cell office:value-type="float" office:value="-6.307647">
            <text:p>-6,307647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90454">
            <text:p>0,290454</text:p>
          </table:table-cell>
          <table:table-cell office:value-type="float" office:value="-6.327647">
            <text:p>-6,327647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0454">
            <text:p>0,290454</text:p>
          </table:table-cell>
          <table:table-cell office:value-type="float" office:value="-6.327647">
            <text:p>-6,327647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0454">
            <text:p>0,290454</text:p>
          </table:table-cell>
          <table:table-cell office:value-type="float" office:value="-6.347647">
            <text:p>-6,347647</text:p>
          </table:table-cell>
          <table:table-cell table:number-columns-repeated="1019"/>
        </table:table-row>
        <table:table-row table:style-name="ro1">
          <table:table-cell office:value-type="float" office:value="645.454102">
            <text:p>645,45410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0454">
            <text:p>0,290454</text:p>
          </table:table-cell>
          <table:table-cell office:value-type="float" office:value="-6.347647">
            <text:p>-6,347647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1079">
            <text:p>0,291079</text:p>
          </table:table-cell>
          <table:table-cell office:value-type="float" office:value="-6.367941">
            <text:p>-6,367941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91079">
            <text:p>0,291079</text:p>
          </table:table-cell>
          <table:table-cell office:value-type="float" office:value="-6.367941">
            <text:p>-6,367941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291079">
            <text:p>0,291079</text:p>
          </table:table-cell>
          <table:table-cell office:value-type="float" office:value="-6.388235">
            <text:p>-6,388235</text:p>
          </table:table-cell>
          <table:table-cell table:number-columns-repeated="1019"/>
        </table:table-row>
        <table:table-row table:style-name="ro1">
          <table:table-cell office:value-type="float" office:value="646.842224">
            <text:p>646,842224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291079">
            <text:p>0,291079</text:p>
          </table:table-cell>
          <table:table-cell office:value-type="float" office:value="-6.388235">
            <text:p>-6,388235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93578">
            <text:p>0,293578</text:p>
          </table:table-cell>
          <table:table-cell office:value-type="float" office:value="-6.407941">
            <text:p>-6,407941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6.407941">
            <text:p>-6,407941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28">
            <text:p>-0,003228</text:p>
          </table:table-cell>
          <table:table-cell office:value-type="float" office:value="-0.003198">
            <text:p>-0,003198</text:p>
          </table:table-cell>
          <table:table-cell office:value-type="float" office:value="0.292328">
            <text:p>0,292328</text:p>
          </table:table-cell>
          <table:table-cell office:value-type="float" office:value="-6.427941">
            <text:p>-6,427941</text:p>
          </table:table-cell>
          <table:table-cell table:number-columns-repeated="1019"/>
        </table:table-row>
        <table:table-row table:style-name="ro1">
          <table:table-cell office:value-type="float" office:value="649.618347">
            <text:p>649,618347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92328">
            <text:p>0,292328</text:p>
          </table:table-cell>
          <table:table-cell office:value-type="float" office:value="-6.427941">
            <text:p>-6,427941</text:p>
          </table:table-cell>
          <table:table-cell table:number-columns-repeated="1019"/>
        </table:table-row>
        <table:table-row table:style-name="ro1">
          <table:table-cell office:value-type="float" office:value="651.006409">
            <text:p>651,00640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292953">
            <text:p>0,292953</text:p>
          </table:table-cell>
          <table:table-cell office:value-type="float" office:value="-6.447647">
            <text:p>-6,447647</text:p>
          </table:table-cell>
          <table:table-cell table:number-columns-repeated="1019"/>
        </table:table-row>
        <table:table-row table:style-name="ro1">
          <table:table-cell office:value-type="float" office:value="651.006409">
            <text:p>651,00640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292953">
            <text:p>0,292953</text:p>
          </table:table-cell>
          <table:table-cell office:value-type="float" office:value="-6.447647">
            <text:p>-6,447647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6.467059">
            <text:p>-6,467059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6.467059">
            <text:p>-6,467059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6.487353">
            <text:p>-6,487353</text:p>
          </table:table-cell>
          <table:table-cell table:number-columns-repeated="1019"/>
        </table:table-row>
        <table:table-row table:style-name="ro1">
          <table:table-cell office:value-type="float" office:value="652.39447">
            <text:p>652,394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3578">
            <text:p>0,293578</text:p>
          </table:table-cell>
          <table:table-cell office:value-type="float" office:value="-6.487353">
            <text:p>-6,487353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94827">
            <text:p>0,294827</text:p>
          </table:table-cell>
          <table:table-cell office:value-type="float" office:value="-6.507353">
            <text:p>-6,507353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294827">
            <text:p>0,294827</text:p>
          </table:table-cell>
          <table:table-cell office:value-type="float" office:value="-6.507353">
            <text:p>-6,507353</text:p>
          </table:table-cell>
          <table:table-cell table:number-columns-repeated="1019"/>
        </table:table-row>
        <table:table-row table:style-name="ro1">
          <table:table-cell office:value-type="float" office:value="653.782593">
            <text:p>653,78259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4202">
            <text:p>0,294202</text:p>
          </table:table-cell>
          <table:table-cell office:value-type="float" office:value="-6.527647">
            <text:p>-6,527647</text:p>
          </table:table-cell>
          <table:table-cell table:number-columns-repeated="1019"/>
        </table:table-row>
        <table:table-row table:style-name="ro1">
          <table:table-cell office:value-type="float" office:value="653.782593">
            <text:p>653,78259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4202">
            <text:p>0,294202</text:p>
          </table:table-cell>
          <table:table-cell office:value-type="float" office:value="-6.527647">
            <text:p>-6,527647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294827">
            <text:p>0,294827</text:p>
          </table:table-cell>
          <table:table-cell office:value-type="float" office:value="-6.547353">
            <text:p>-6,547353</text:p>
          </table:table-cell>
          <table:table-cell table:number-columns-repeated="1019"/>
        </table:table-row>
        <table:table-row table:style-name="ro1">
          <table:table-cell office:value-type="float" office:value="655.170654">
            <text:p>655,170654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94827">
            <text:p>0,294827</text:p>
          </table:table-cell>
          <table:table-cell office:value-type="float" office:value="-6.547353">
            <text:p>-6,547353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6.567647">
            <text:p>-6,567647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6.567647">
            <text:p>-6,567647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6.587647">
            <text:p>-6,587647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295451">
            <text:p>0,295451</text:p>
          </table:table-cell>
          <table:table-cell office:value-type="float" office:value="-6.587647">
            <text:p>-6,587647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95451">
            <text:p>0,295451</text:p>
          </table:table-cell>
          <table:table-cell office:value-type="float" office:value="-6.607353">
            <text:p>-6,607353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5451">
            <text:p>0,295451</text:p>
          </table:table-cell>
          <table:table-cell office:value-type="float" office:value="-6.607353">
            <text:p>-6,607353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95451">
            <text:p>0,295451</text:p>
          </table:table-cell>
          <table:table-cell office:value-type="float" office:value="-6.627353">
            <text:p>-6,627353</text:p>
          </table:table-cell>
          <table:table-cell table:number-columns-repeated="1019"/>
        </table:table-row>
        <table:table-row table:style-name="ro1">
          <table:table-cell office:value-type="float" office:value="656.558716">
            <text:p>656,55871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295451">
            <text:p>0,295451</text:p>
          </table:table-cell>
          <table:table-cell office:value-type="float" office:value="-6.627353">
            <text:p>-6,627353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795">
            <text:p>0,29795</text:p>
          </table:table-cell>
          <table:table-cell office:value-type="float" office:value="-6.647353">
            <text:p>-6,647353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29795">
            <text:p>0,29795</text:p>
          </table:table-cell>
          <table:table-cell office:value-type="float" office:value="-6.647353">
            <text:p>-6,647353</text:p>
          </table:table-cell>
          <table:table-cell table:number-columns-repeated="1019"/>
        </table:table-row>
        <table:table-row table:style-name="ro1">
          <table:table-cell office:value-type="float" office:value="659.334839">
            <text:p>659,33483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6701">
            <text:p>0,296701</text:p>
          </table:table-cell>
          <table:table-cell office:value-type="float" office:value="-6.667353">
            <text:p>-6,667353</text:p>
          </table:table-cell>
          <table:table-cell table:number-columns-repeated="1019"/>
        </table:table-row>
        <table:table-row table:style-name="ro1">
          <table:table-cell office:value-type="float" office:value="659.334839">
            <text:p>659,33483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296701">
            <text:p>0,296701</text:p>
          </table:table-cell>
          <table:table-cell office:value-type="float" office:value="-6.667353">
            <text:p>-6,667353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8575">
            <text:p>0,298575</text:p>
          </table:table-cell>
          <table:table-cell office:value-type="float" office:value="-6.687647">
            <text:p>-6,687647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298575">
            <text:p>0,298575</text:p>
          </table:table-cell>
          <table:table-cell office:value-type="float" office:value="-6.687647">
            <text:p>-6,687647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29795">
            <text:p>0,29795</text:p>
          </table:table-cell>
          <table:table-cell office:value-type="float" office:value="-6.707647">
            <text:p>-6,707647</text:p>
          </table:table-cell>
          <table:table-cell table:number-columns-repeated="1019"/>
        </table:table-row>
        <table:table-row table:style-name="ro1">
          <table:table-cell office:value-type="float" office:value="662.111023">
            <text:p>662,111023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29795">
            <text:p>0,29795</text:p>
          </table:table-cell>
          <table:table-cell office:value-type="float" office:value="-6.707647">
            <text:p>-6,707647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298575">
            <text:p>0,298575</text:p>
          </table:table-cell>
          <table:table-cell office:value-type="float" office:value="-6.727941">
            <text:p>-6,727941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298575">
            <text:p>0,298575</text:p>
          </table:table-cell>
          <table:table-cell office:value-type="float" office:value="-6.727941">
            <text:p>-6,727941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299199">
            <text:p>0,299199</text:p>
          </table:table-cell>
          <table:table-cell office:value-type="float" office:value="-6.748235">
            <text:p>-6,748235</text:p>
          </table:table-cell>
          <table:table-cell table:number-columns-repeated="1019"/>
        </table:table-row>
        <table:table-row table:style-name="ro1">
          <table:table-cell office:value-type="float" office:value="664.887146">
            <text:p>664,887146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299199">
            <text:p>0,299199</text:p>
          </table:table-cell>
          <table:table-cell office:value-type="float" office:value="-6.748235">
            <text:p>-6,748235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3">
            <text:p>-0,003233</text:p>
          </table:table-cell>
          <table:table-cell office:value-type="float" office:value="-0.003195">
            <text:p>-0,003195</text:p>
          </table:table-cell>
          <table:table-cell office:value-type="float" office:value="0.298575">
            <text:p>0,298575</text:p>
          </table:table-cell>
          <table:table-cell office:value-type="float" office:value="-6.767647">
            <text:p>-6,767647</text:p>
          </table:table-cell>
          <table:table-cell table:number-columns-repeated="1019"/>
        </table:table-row>
        <table:table-row table:style-name="ro1">
          <table:table-cell office:value-type="float" office:value="663.499084">
            <text:p>663,499084</text:p>
          </table:table-cell>
          <table:table-cell office:value-type="float" office:value="-0.003237">
            <text:p>-0,003237</text:p>
          </table:table-cell>
          <table:table-cell office:value-type="float" office:value="-0.003198">
            <text:p>-0,003198</text:p>
          </table:table-cell>
          <table:table-cell office:value-type="float" office:value="0.298575">
            <text:p>0,298575</text:p>
          </table:table-cell>
          <table:table-cell office:value-type="float" office:value="-6.767647">
            <text:p>-6,767647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1073">
            <text:p>0,301073</text:p>
          </table:table-cell>
          <table:table-cell office:value-type="float" office:value="-6.787353">
            <text:p>-6,78735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01073">
            <text:p>0,301073</text:p>
          </table:table-cell>
          <table:table-cell office:value-type="float" office:value="-6.787353">
            <text:p>-6,787353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0448">
            <text:p>0,300448</text:p>
          </table:table-cell>
          <table:table-cell office:value-type="float" office:value="-6.807647">
            <text:p>-6,807647</text:p>
          </table:table-cell>
          <table:table-cell table:number-columns-repeated="1019"/>
        </table:table-row>
        <table:table-row table:style-name="ro1">
          <table:table-cell office:value-type="float" office:value="667.66333">
            <text:p>667,6633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0448">
            <text:p>0,300448</text:p>
          </table:table-cell>
          <table:table-cell office:value-type="float" office:value="-6.807647">
            <text:p>-6,807647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99824">
            <text:p>0,299824</text:p>
          </table:table-cell>
          <table:table-cell office:value-type="float" office:value="-6.827353">
            <text:p>-6,827353</text:p>
          </table:table-cell>
          <table:table-cell table:number-columns-repeated="1019"/>
        </table:table-row>
        <table:table-row table:style-name="ro1">
          <table:table-cell office:value-type="float" office:value="666.275208">
            <text:p>666,275208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299824">
            <text:p>0,299824</text:p>
          </table:table-cell>
          <table:table-cell office:value-type="float" office:value="-6.827353">
            <text:p>-6,82735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01073">
            <text:p>0,301073</text:p>
          </table:table-cell>
          <table:table-cell office:value-type="float" office:value="-6.847353">
            <text:p>-6,84735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1073">
            <text:p>0,301073</text:p>
          </table:table-cell>
          <table:table-cell office:value-type="float" office:value="-6.847353">
            <text:p>-6,847353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6.867647">
            <text:p>-6,867647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01698">
            <text:p>0,301698</text:p>
          </table:table-cell>
          <table:table-cell office:value-type="float" office:value="-6.867647">
            <text:p>-6,867647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1073">
            <text:p>0,301073</text:p>
          </table:table-cell>
          <table:table-cell office:value-type="float" office:value="-6.887353">
            <text:p>-6,887353</text:p>
          </table:table-cell>
          <table:table-cell table:number-columns-repeated="1019"/>
        </table:table-row>
        <table:table-row table:style-name="ro1">
          <table:table-cell office:value-type="float" office:value="669.051392">
            <text:p>669,05139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1073">
            <text:p>0,301073</text:p>
          </table:table-cell>
          <table:table-cell office:value-type="float" office:value="-6.887353">
            <text:p>-6,887353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2322">
            <text:p>0,302322</text:p>
          </table:table-cell>
          <table:table-cell office:value-type="float" office:value="-6.907353">
            <text:p>-6,907353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2322">
            <text:p>0,302322</text:p>
          </table:table-cell>
          <table:table-cell office:value-type="float" office:value="-6.907353">
            <text:p>-6,907353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6.927353">
            <text:p>-6,927353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6.927353">
            <text:p>-6,927353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1698">
            <text:p>0,301698</text:p>
          </table:table-cell>
          <table:table-cell office:value-type="float" office:value="-6.947059">
            <text:p>-6,947059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29">
            <text:p>-0,003229</text:p>
          </table:table-cell>
          <table:table-cell office:value-type="float" office:value="-0.003197">
            <text:p>-0,003197</text:p>
          </table:table-cell>
          <table:table-cell office:value-type="float" office:value="0.301698">
            <text:p>0,301698</text:p>
          </table:table-cell>
          <table:table-cell office:value-type="float" office:value="-6.947059">
            <text:p>-6,947059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2322">
            <text:p>0,302322</text:p>
          </table:table-cell>
          <table:table-cell office:value-type="float" office:value="-6.966765">
            <text:p>-6,966765</text:p>
          </table:table-cell>
          <table:table-cell table:number-columns-repeated="1019"/>
        </table:table-row>
        <table:table-row table:style-name="ro1">
          <table:table-cell office:value-type="float" office:value="671.827515">
            <text:p>671,827515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02322">
            <text:p>0,302322</text:p>
          </table:table-cell>
          <table:table-cell office:value-type="float" office:value="-6.966765">
            <text:p>-6,966765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6.987059">
            <text:p>-6,987059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1698">
            <text:p>0,301698</text:p>
          </table:table-cell>
          <table:table-cell office:value-type="float" office:value="-6.987059">
            <text:p>-6,987059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7.007059">
            <text:p>-7,007059</text:p>
          </table:table-cell>
          <table:table-cell table:number-columns-repeated="1019"/>
        </table:table-row>
        <table:table-row table:style-name="ro1">
          <table:table-cell office:value-type="float" office:value="670.439453">
            <text:p>670,439453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01698">
            <text:p>0,301698</text:p>
          </table:table-cell>
          <table:table-cell office:value-type="float" office:value="-7.007059">
            <text:p>-7,007059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03572">
            <text:p>0,303572</text:p>
          </table:table-cell>
          <table:table-cell office:value-type="float" office:value="-7.027059">
            <text:p>-7,027059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3572">
            <text:p>0,303572</text:p>
          </table:table-cell>
          <table:table-cell office:value-type="float" office:value="-7.027059">
            <text:p>-7,027059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4196">
            <text:p>0,304196</text:p>
          </table:table-cell>
          <table:table-cell office:value-type="float" office:value="-7.047647">
            <text:p>-7,047647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4196">
            <text:p>0,304196</text:p>
          </table:table-cell>
          <table:table-cell office:value-type="float" office:value="-7.047647">
            <text:p>-7,047647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3">
            <text:p>-0,003233</text:p>
          </table:table-cell>
          <table:table-cell office:value-type="float" office:value="-0.003196">
            <text:p>-0,003196</text:p>
          </table:table-cell>
          <table:table-cell office:value-type="float" office:value="0.303572">
            <text:p>0,303572</text:p>
          </table:table-cell>
          <table:table-cell office:value-type="float" office:value="-7.067059">
            <text:p>-7,067059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3572">
            <text:p>0,303572</text:p>
          </table:table-cell>
          <table:table-cell office:value-type="float" office:value="-7.067059">
            <text:p>-7,067059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3572">
            <text:p>0,303572</text:p>
          </table:table-cell>
          <table:table-cell office:value-type="float" office:value="-7.087353">
            <text:p>-7,087353</text:p>
          </table:table-cell>
          <table:table-cell table:number-columns-repeated="1019"/>
        </table:table-row>
        <table:table-row table:style-name="ro1">
          <table:table-cell office:value-type="float" office:value="674.603699">
            <text:p>674,60369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3572">
            <text:p>0,303572</text:p>
          </table:table-cell>
          <table:table-cell office:value-type="float" office:value="-7.087353">
            <text:p>-7,087353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4196">
            <text:p>0,304196</text:p>
          </table:table-cell>
          <table:table-cell office:value-type="float" office:value="-7.107353">
            <text:p>-7,107353</text:p>
          </table:table-cell>
          <table:table-cell table:number-columns-repeated="1019"/>
        </table:table-row>
        <table:table-row table:style-name="ro1">
          <table:table-cell office:value-type="float" office:value="675.99176">
            <text:p>675,9917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4196">
            <text:p>0,304196</text:p>
          </table:table-cell>
          <table:table-cell office:value-type="float" office:value="-7.107353">
            <text:p>-7,107353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">
            <text:p>-0,00323</text:p>
          </table:table-cell>
          <table:table-cell office:value-type="float" office:value="-0.003202">
            <text:p>-0,003202</text:p>
          </table:table-cell>
          <table:table-cell office:value-type="float" office:value="0.304821">
            <text:p>0,304821</text:p>
          </table:table-cell>
          <table:table-cell office:value-type="float" office:value="-7.127353">
            <text:p>-7,127353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7.127353">
            <text:p>-7,127353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5446">
            <text:p>0,305446</text:p>
          </table:table-cell>
          <table:table-cell office:value-type="float" office:value="-7.147353">
            <text:p>-7,147353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05446">
            <text:p>0,305446</text:p>
          </table:table-cell>
          <table:table-cell office:value-type="float" office:value="-7.147353">
            <text:p>-7,147353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4821">
            <text:p>0,304821</text:p>
          </table:table-cell>
          <table:table-cell office:value-type="float" office:value="-7.167059">
            <text:p>-7,167059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7.167059">
            <text:p>-7,167059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4821">
            <text:p>0,304821</text:p>
          </table:table-cell>
          <table:table-cell office:value-type="float" office:value="-7.187353">
            <text:p>-7,187353</text:p>
          </table:table-cell>
          <table:table-cell table:number-columns-repeated="1019"/>
        </table:table-row>
        <table:table-row table:style-name="ro1">
          <table:table-cell office:value-type="float" office:value="677.379822">
            <text:p>677,379822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4821">
            <text:p>0,304821</text:p>
          </table:table-cell>
          <table:table-cell office:value-type="float" office:value="-7.187353">
            <text:p>-7,187353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5446">
            <text:p>0,305446</text:p>
          </table:table-cell>
          <table:table-cell office:value-type="float" office:value="-7.207647">
            <text:p>-7,207647</text:p>
          </table:table-cell>
          <table:table-cell table:number-columns-repeated="1019"/>
        </table:table-row>
        <table:table-row table:style-name="ro1">
          <table:table-cell office:value-type="float" office:value="678.767883">
            <text:p>678,76788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5446">
            <text:p>0,305446</text:p>
          </table:table-cell>
          <table:table-cell office:value-type="float" office:value="-7.207647">
            <text:p>-7,207647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607">
            <text:p>0,30607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607">
            <text:p>0,30607</text:p>
          </table:table-cell>
          <table:table-cell office:value-type="float" office:value="-7.227353">
            <text:p>-7,227353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6695">
            <text:p>0,3066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6695">
            <text:p>0,306695</text:p>
          </table:table-cell>
          <table:table-cell office:value-type="float" office:value="-7.247353">
            <text:p>-7,247353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7.267059">
            <text:p>-7,267059</text:p>
          </table:table-cell>
          <table:table-cell table:number-columns-repeated="1019"/>
        </table:table-row>
        <table:table-row table:style-name="ro1">
          <table:table-cell office:value-type="float" office:value="680.155945">
            <text:p>680,155945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0607">
            <text:p>0,30607</text:p>
          </table:table-cell>
          <table:table-cell office:value-type="float" office:value="-7.267059">
            <text:p>-7,267059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7319">
            <text:p>0,307319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286765">
            <text:p>-7,286765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07944">
            <text:p>0,30794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7944">
            <text:p>0,307944</text:p>
          </table:table-cell>
          <table:table-cell office:value-type="float" office:value="-7.307059">
            <text:p>-7,307059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07944">
            <text:p>0,307944</text:p>
          </table:table-cell>
          <table:table-cell office:value-type="float" office:value="-7.327059">
            <text:p>-7,327059</text:p>
          </table:table-cell>
          <table:table-cell table:number-columns-repeated="1019"/>
        </table:table-row>
        <table:table-row table:style-name="ro1">
          <table:table-cell office:value-type="float" office:value="684.32019">
            <text:p>684,32019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07944">
            <text:p>0,307944</text:p>
          </table:table-cell>
          <table:table-cell office:value-type="float" office:value="-7.327059">
            <text:p>-7,327059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6695">
            <text:p>0,306695</text:p>
          </table:table-cell>
          <table:table-cell office:value-type="float" office:value="-7.347059">
            <text:p>-7,347059</text:p>
          </table:table-cell>
          <table:table-cell table:number-columns-repeated="1019"/>
        </table:table-row>
        <table:table-row table:style-name="ro1">
          <table:table-cell office:value-type="float" office:value="681.544067">
            <text:p>681,544067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06695">
            <text:p>0,306695</text:p>
          </table:table-cell>
          <table:table-cell office:value-type="float" office:value="-7.347059">
            <text:p>-7,347059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07319">
            <text:p>0,307319</text:p>
          </table:table-cell>
          <table:table-cell office:value-type="float" office:value="-7.366765">
            <text:p>-7,366765</text:p>
          </table:table-cell>
          <table:table-cell table:number-columns-repeated="1019"/>
        </table:table-row>
        <table:table-row table:style-name="ro1">
          <table:table-cell office:value-type="float" office:value="682.932129">
            <text:p>682,93212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7319">
            <text:p>0,307319</text:p>
          </table:table-cell>
          <table:table-cell office:value-type="float" office:value="-7.366765">
            <text:p>-7,36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8569">
            <text:p>0,308569</text:p>
          </table:table-cell>
          <table:table-cell office:value-type="float" office:value="-7.387059">
            <text:p>-7,387059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7.387059">
            <text:p>-7,387059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7.406765">
            <text:p>-7,40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7.406765">
            <text:p>-7,40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8569">
            <text:p>0,308569</text:p>
          </table:table-cell>
          <table:table-cell office:value-type="float" office:value="-7.427059">
            <text:p>-7,427059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8569">
            <text:p>0,308569</text:p>
          </table:table-cell>
          <table:table-cell office:value-type="float" office:value="-7.427059">
            <text:p>-7,427059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9193">
            <text:p>0,309193</text:p>
          </table:table-cell>
          <table:table-cell office:value-type="float" office:value="-7.446764">
            <text:p>-7,446764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7.446764">
            <text:p>-7,446764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08569">
            <text:p>0,308569</text:p>
          </table:table-cell>
          <table:table-cell office:value-type="float" office:value="-7.466765">
            <text:p>-7,46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08569">
            <text:p>0,308569</text:p>
          </table:table-cell>
          <table:table-cell office:value-type="float" office:value="-7.466765">
            <text:p>-7,46676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7.486765">
            <text:p>-7,48676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7.486765">
            <text:p>-7,48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8569">
            <text:p>0,308569</text:p>
          </table:table-cell>
          <table:table-cell office:value-type="float" office:value="-7.506765">
            <text:p>-7,50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08569">
            <text:p>0,308569</text:p>
          </table:table-cell>
          <table:table-cell office:value-type="float" office:value="-7.506765">
            <text:p>-7,506765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09193">
            <text:p>0,309193</text:p>
          </table:table-cell>
          <table:table-cell office:value-type="float" office:value="-7.527059">
            <text:p>-7,527059</text:p>
          </table:table-cell>
          <table:table-cell table:number-columns-repeated="1019"/>
        </table:table-row>
        <table:table-row table:style-name="ro1">
          <table:table-cell office:value-type="float" office:value="687.096313">
            <text:p>687,09631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09193">
            <text:p>0,309193</text:p>
          </table:table-cell>
          <table:table-cell office:value-type="float" office:value="-7.527059">
            <text:p>-7,527059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5">
            <text:p>-0,003235</text:p>
          </table:table-cell>
          <table:table-cell office:value-type="float" office:value="-0.003197">
            <text:p>-0,003197</text:p>
          </table:table-cell>
          <table:table-cell office:value-type="float" office:value="0.309818">
            <text:p>0,309818</text:p>
          </table:table-cell>
          <table:table-cell office:value-type="float" office:value="-7.547353">
            <text:p>-7,547353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09818">
            <text:p>0,309818</text:p>
          </table:table-cell>
          <table:table-cell office:value-type="float" office:value="-7.547353">
            <text:p>-7,547353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7.566765">
            <text:p>-7,566765</text:p>
          </table:table-cell>
          <table:table-cell table:number-columns-repeated="1019"/>
        </table:table-row>
        <table:table-row table:style-name="ro1">
          <table:table-cell office:value-type="float" office:value="685.708252">
            <text:p>685,70825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08569">
            <text:p>0,308569</text:p>
          </table:table-cell>
          <table:table-cell office:value-type="float" office:value="-7.566765">
            <text:p>-7,56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09818">
            <text:p>0,309818</text:p>
          </table:table-cell>
          <table:table-cell office:value-type="float" office:value="-7.586765">
            <text:p>-7,58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28">
            <text:p>-0,003228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7.586765">
            <text:p>-7,58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7.606765">
            <text:p>-7,60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09818">
            <text:p>0,309818</text:p>
          </table:table-cell>
          <table:table-cell office:value-type="float" office:value="-7.606765">
            <text:p>-7,606765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0443">
            <text:p>0,310443</text:p>
          </table:table-cell>
          <table:table-cell office:value-type="float" office:value="-7.627059">
            <text:p>-7,627059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0443">
            <text:p>0,310443</text:p>
          </table:table-cell>
          <table:table-cell office:value-type="float" office:value="-7.627059">
            <text:p>-7,627059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7.646765">
            <text:p>-7,646765</text:p>
          </table:table-cell>
          <table:table-cell table:number-columns-repeated="1019"/>
        </table:table-row>
        <table:table-row table:style-name="ro1">
          <table:table-cell office:value-type="float" office:value="688.484375">
            <text:p>688,484375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09818">
            <text:p>0,309818</text:p>
          </table:table-cell>
          <table:table-cell office:value-type="float" office:value="-7.646765">
            <text:p>-7,646765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0443">
            <text:p>0,310443</text:p>
          </table:table-cell>
          <table:table-cell office:value-type="float" office:value="-7.666176">
            <text:p>-7,666176</text:p>
          </table:table-cell>
          <table:table-cell table:number-columns-repeated="1019"/>
        </table:table-row>
        <table:table-row table:style-name="ro1">
          <table:table-cell office:value-type="float" office:value="689.872498">
            <text:p>689,872498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0443">
            <text:p>0,310443</text:p>
          </table:table-cell>
          <table:table-cell office:value-type="float" office:value="-7.666176">
            <text:p>-7,666176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1692">
            <text:p>0,311692</text:p>
          </table:table-cell>
          <table:table-cell office:value-type="float" office:value="-7.686765">
            <text:p>-7,68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686765">
            <text:p>-7,686765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067">
            <text:p>0,311067</text:p>
          </table:table-cell>
          <table:table-cell office:value-type="float" office:value="-7.707059">
            <text:p>-7,707059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1067">
            <text:p>0,311067</text:p>
          </table:table-cell>
          <table:table-cell office:value-type="float" office:value="-7.707059">
            <text:p>-7,707059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726765">
            <text:p>-7,72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726765">
            <text:p>-7,726765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067">
            <text:p>0,311067</text:p>
          </table:table-cell>
          <table:table-cell office:value-type="float" office:value="-7.746765">
            <text:p>-7,746765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067">
            <text:p>0,311067</text:p>
          </table:table-cell>
          <table:table-cell office:value-type="float" office:value="-7.746765">
            <text:p>-7,74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766765">
            <text:p>-7,76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11692">
            <text:p>0,311692</text:p>
          </table:table-cell>
          <table:table-cell office:value-type="float" office:value="-7.766765">
            <text:p>-7,76676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2317">
            <text:p>0,312317</text:p>
          </table:table-cell>
          <table:table-cell office:value-type="float" office:value="-7.786765">
            <text:p>-7,78676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786765">
            <text:p>-7,78676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80647">
            <text:p>-7,80647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2317">
            <text:p>0,312317</text:p>
          </table:table-cell>
          <table:table-cell office:value-type="float" office:value="-7.80647">
            <text:p>-7,80647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2317">
            <text:p>0,312317</text:p>
          </table:table-cell>
          <table:table-cell office:value-type="float" office:value="-7.82647">
            <text:p>-7,82647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82647">
            <text:p>-7,82647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846765">
            <text:p>-7,84676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846765">
            <text:p>-7,84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866765">
            <text:p>-7,866765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1692">
            <text:p>0,311692</text:p>
          </table:table-cell>
          <table:table-cell office:value-type="float" office:value="-7.866765">
            <text:p>-7,866765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11067">
            <text:p>0,311067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91.260559">
            <text:p>691,260559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1067">
            <text:p>0,311067</text:p>
          </table:table-cell>
          <table:table-cell office:value-type="float" office:value="-7.886765">
            <text:p>-7,886765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907059">
            <text:p>-7,907059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2317">
            <text:p>0,312317</text:p>
          </table:table-cell>
          <table:table-cell office:value-type="float" office:value="-7.907059">
            <text:p>-7,907059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2941">
            <text:p>0,312941</text:p>
          </table:table-cell>
          <table:table-cell office:value-type="float" office:value="-7.927059">
            <text:p>-7,927059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6">
            <text:p>-0,003236</text:p>
          </table:table-cell>
          <table:table-cell office:value-type="float" office:value="-0.003198">
            <text:p>-0,003198</text:p>
          </table:table-cell>
          <table:table-cell office:value-type="float" office:value="0.312941">
            <text:p>0,312941</text:p>
          </table:table-cell>
          <table:table-cell office:value-type="float" office:value="-7.927059">
            <text:p>-7,927059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12317">
            <text:p>0,312317</text:p>
          </table:table-cell>
          <table:table-cell office:value-type="float" office:value="-7.947059">
            <text:p>-7,947059</text:p>
          </table:table-cell>
          <table:table-cell table:number-columns-repeated="1019"/>
        </table:table-row>
        <table:table-row table:style-name="ro1">
          <table:table-cell office:value-type="float" office:value="694.036682">
            <text:p>694,036682</text:p>
          </table:table-cell>
          <table:table-cell office:value-type="float" office:value="-0.003229">
            <text:p>-0,003229</text:p>
          </table:table-cell>
          <table:table-cell office:value-type="float" office:value="-0.003201">
            <text:p>-0,003201</text:p>
          </table:table-cell>
          <table:table-cell office:value-type="float" office:value="0.312317">
            <text:p>0,312317</text:p>
          </table:table-cell>
          <table:table-cell office:value-type="float" office:value="-7.947059">
            <text:p>-7,947059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3566">
            <text:p>0,313566</text:p>
          </table:table-cell>
          <table:table-cell office:value-type="float" office:value="-7.966471">
            <text:p>-7,96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3566">
            <text:p>0,313566</text:p>
          </table:table-cell>
          <table:table-cell office:value-type="float" office:value="-7.966471">
            <text:p>-7,966471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2941">
            <text:p>0,312941</text:p>
          </table:table-cell>
          <table:table-cell office:value-type="float" office:value="-7.986471">
            <text:p>-7,986471</text:p>
          </table:table-cell>
          <table:table-cell table:number-columns-repeated="1019"/>
        </table:table-row>
        <table:table-row table:style-name="ro1">
          <table:table-cell office:value-type="float" office:value="695.424744">
            <text:p>695,424744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2941">
            <text:p>0,312941</text:p>
          </table:table-cell>
          <table:table-cell office:value-type="float" office:value="-7.986471">
            <text:p>-7,986471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006471">
            <text:p>-8,006471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8.006471">
            <text:p>-8,006471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">
            <text:p>-0,00323</text:p>
          </table:table-cell>
          <table:table-cell office:value-type="float" office:value="-0.003196">
            <text:p>-0,003196</text:p>
          </table:table-cell>
          <table:table-cell office:value-type="float" office:value="0.311692">
            <text:p>0,311692</text:p>
          </table:table-cell>
          <table:table-cell office:value-type="float" office:value="-8.027059">
            <text:p>-8,027059</text:p>
          </table:table-cell>
          <table:table-cell table:number-columns-repeated="1019"/>
        </table:table-row>
        <table:table-row table:style-name="ro1">
          <table:table-cell office:value-type="float" office:value="692.648621">
            <text:p>692,648621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311692">
            <text:p>0,311692</text:p>
          </table:table-cell>
          <table:table-cell office:value-type="float" office:value="-8.027059">
            <text:p>-8,027059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046471">
            <text:p>-8,04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046471">
            <text:p>-8,04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313566">
            <text:p>0,313566</text:p>
          </table:table-cell>
          <table:table-cell office:value-type="float" office:value="-8.06647">
            <text:p>-8,0664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194">
            <text:p>-0,003194</text:p>
          </table:table-cell>
          <table:table-cell office:value-type="float" office:value="0.313566">
            <text:p>0,313566</text:p>
          </table:table-cell>
          <table:table-cell office:value-type="float" office:value="-8.06647">
            <text:p>-8,0664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086764">
            <text:p>-8,086764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086764">
            <text:p>-8,086764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106765">
            <text:p>-8,106765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106765">
            <text:p>-8,106765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126471">
            <text:p>-8,12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126471">
            <text:p>-8,12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146176">
            <text:p>-8,146176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146176">
            <text:p>-8,146176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419">
            <text:p>0,31419</text:p>
          </table:table-cell>
          <table:table-cell office:value-type="float" office:value="-8.166177">
            <text:p>-8,16617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419">
            <text:p>0,31419</text:p>
          </table:table-cell>
          <table:table-cell office:value-type="float" office:value="-8.166177">
            <text:p>-8,16617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3566">
            <text:p>0,313566</text:p>
          </table:table-cell>
          <table:table-cell office:value-type="float" office:value="-8.186471">
            <text:p>-8,18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186471">
            <text:p>-8,186471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3566">
            <text:p>0,313566</text:p>
          </table:table-cell>
          <table:table-cell office:value-type="float" office:value="-8.20647">
            <text:p>-8,20647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20647">
            <text:p>-8,20647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226765">
            <text:p>-8,226765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419">
            <text:p>0,31419</text:p>
          </table:table-cell>
          <table:table-cell office:value-type="float" office:value="-8.226765">
            <text:p>-8,22676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247353">
            <text:p>-8,247353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247353">
            <text:p>-8,247353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266765">
            <text:p>-8,266765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13566">
            <text:p>0,313566</text:p>
          </table:table-cell>
          <table:table-cell office:value-type="float" office:value="-8.266765">
            <text:p>-8,26676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8.286765">
            <text:p>-8,28676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544">
            <text:p>0,31544</text:p>
          </table:table-cell>
          <table:table-cell office:value-type="float" office:value="-8.286765">
            <text:p>-8,28676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8.306471">
            <text:p>-8,306471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8.306471">
            <text:p>-8,306471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419">
            <text:p>0,31419</text:p>
          </table:table-cell>
          <table:table-cell office:value-type="float" office:value="-8.326765">
            <text:p>-8,326765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5">
            <text:p>-0,003235</text:p>
          </table:table-cell>
          <table:table-cell office:value-type="float" office:value="-0.003201">
            <text:p>-0,003201</text:p>
          </table:table-cell>
          <table:table-cell office:value-type="float" office:value="0.31419">
            <text:p>0,31419</text:p>
          </table:table-cell>
          <table:table-cell office:value-type="float" office:value="-8.326765">
            <text:p>-8,326765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346765">
            <text:p>-8,346765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346765">
            <text:p>-8,34676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8.367647">
            <text:p>-8,367647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8.367647">
            <text:p>-8,36764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14815">
            <text:p>0,314815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387647">
            <text:p>-8,38764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406765">
            <text:p>-8,40676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6">
            <text:p>-0,003236</text:p>
          </table:table-cell>
          <table:table-cell office:value-type="float" office:value="-0.003201">
            <text:p>-0,003201</text:p>
          </table:table-cell>
          <table:table-cell office:value-type="float" office:value="0.314815">
            <text:p>0,314815</text:p>
          </table:table-cell>
          <table:table-cell office:value-type="float" office:value="-8.406765">
            <text:p>-8,40676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8.425882">
            <text:p>-8,425882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544">
            <text:p>0,31544</text:p>
          </table:table-cell>
          <table:table-cell office:value-type="float" office:value="-8.425882">
            <text:p>-8,425882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44647">
            <text:p>-8,44647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544">
            <text:p>0,31544</text:p>
          </table:table-cell>
          <table:table-cell office:value-type="float" office:value="-8.466176">
            <text:p>-8,466176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544">
            <text:p>0,31544</text:p>
          </table:table-cell>
          <table:table-cell office:value-type="float" office:value="-8.466176">
            <text:p>-8,466176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4815">
            <text:p>0,314815</text:p>
          </table:table-cell>
          <table:table-cell office:value-type="float" office:value="-8.485883">
            <text:p>-8,485883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8.485883">
            <text:p>-8,485883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13566">
            <text:p>0,313566</text:p>
          </table:table-cell>
          <table:table-cell office:value-type="float" office:value="-8.505294">
            <text:p>-8,505294</text:p>
          </table:table-cell>
          <table:table-cell table:number-columns-repeated="1019"/>
        </table:table-row>
        <table:table-row table:style-name="ro1">
          <table:table-cell office:value-type="float" office:value="696.812866">
            <text:p>696,81286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3566">
            <text:p>0,313566</text:p>
          </table:table-cell>
          <table:table-cell office:value-type="float" office:value="-8.505294">
            <text:p>-8,505294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29">
            <text:p>-0,003229</text:p>
          </table:table-cell>
          <table:table-cell office:value-type="float" office:value="-0.0032">
            <text:p>-0,0032</text:p>
          </table:table-cell>
          <table:table-cell office:value-type="float" office:value="0.31419">
            <text:p>0,31419</text:p>
          </table:table-cell>
          <table:table-cell office:value-type="float" office:value="-8.525588">
            <text:p>-8,525588</text:p>
          </table:table-cell>
          <table:table-cell table:number-columns-repeated="1019"/>
        </table:table-row>
        <table:table-row table:style-name="ro1">
          <table:table-cell office:value-type="float" office:value="698.200928">
            <text:p>698,200928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419">
            <text:p>0,31419</text:p>
          </table:table-cell>
          <table:table-cell office:value-type="float" office:value="-8.525588">
            <text:p>-8,525588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201">
            <text:p>-0,003201</text:p>
          </table:table-cell>
          <table:table-cell office:value-type="float" office:value="0.31544">
            <text:p>0,31544</text:p>
          </table:table-cell>
          <table:table-cell office:value-type="float" office:value="-8.545294">
            <text:p>-8,545294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203">
            <text:p>-0,003203</text:p>
          </table:table-cell>
          <table:table-cell office:value-type="float" office:value="0.31544">
            <text:p>0,31544</text:p>
          </table:table-cell>
          <table:table-cell office:value-type="float" office:value="-8.545294">
            <text:p>-8,545294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4815">
            <text:p>0,314815</text:p>
          </table:table-cell>
          <table:table-cell office:value-type="float" office:value="-8.565294">
            <text:p>-8,565294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565294">
            <text:p>-8,565294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585294">
            <text:p>-8,585294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585294">
            <text:p>-8,585294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8.605588">
            <text:p>-8,605588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8.605588">
            <text:p>-8,605588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8.625">
            <text:p>-8,62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544">
            <text:p>0,31544</text:p>
          </table:table-cell>
          <table:table-cell office:value-type="float" office:value="-8.625">
            <text:p>-8,62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17314">
            <text:p>0,317314</text:p>
          </table:table-cell>
          <table:table-cell office:value-type="float" office:value="-8.643235">
            <text:p>-8,64323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7314">
            <text:p>0,317314</text:p>
          </table:table-cell>
          <table:table-cell office:value-type="float" office:value="-8.643235">
            <text:p>-8,64323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6689">
            <text:p>0,316689</text:p>
          </table:table-cell>
          <table:table-cell office:value-type="float" office:value="-8.662647">
            <text:p>-8,662647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8.681765">
            <text:p>-8,68176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4815">
            <text:p>0,314815</text:p>
          </table:table-cell>
          <table:table-cell office:value-type="float" office:value="-8.681765">
            <text:p>-8,681765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4815">
            <text:p>0,314815</text:p>
          </table:table-cell>
          <table:table-cell office:value-type="float" office:value="-8.701177">
            <text:p>-8,701177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701177">
            <text:p>-8,701177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6689">
            <text:p>0,316689</text:p>
          </table:table-cell>
          <table:table-cell office:value-type="float" office:value="-8.720294">
            <text:p>-8,720294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720294">
            <text:p>-8,720294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8.739118">
            <text:p>-8,739118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8.739118">
            <text:p>-8,739118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8.758235">
            <text:p>-8,758235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7938">
            <text:p>0,317938</text:p>
          </table:table-cell>
          <table:table-cell office:value-type="float" office:value="-8.758235">
            <text:p>-8,75823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8.777059">
            <text:p>-8,777059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8.777059">
            <text:p>-8,777059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14815">
            <text:p>0,314815</text:p>
          </table:table-cell>
          <table:table-cell office:value-type="float" office:value="-8.796177">
            <text:p>-8,796177</text:p>
          </table:table-cell>
          <table:table-cell table:number-columns-repeated="1019"/>
        </table:table-row>
        <table:table-row table:style-name="ro1">
          <table:table-cell office:value-type="float" office:value="699.588989">
            <text:p>699,588989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4815">
            <text:p>0,314815</text:p>
          </table:table-cell>
          <table:table-cell office:value-type="float" office:value="-8.796177">
            <text:p>-8,796177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8.815883">
            <text:p>-8,815883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8.815883">
            <text:p>-8,815883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6689">
            <text:p>0,316689</text:p>
          </table:table-cell>
          <table:table-cell office:value-type="float" office:value="-8.834706">
            <text:p>-8,834706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834706">
            <text:p>-8,834706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855294">
            <text:p>-8,855294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29">
            <text:p>-0,003229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855294">
            <text:p>-8,855294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8.875">
            <text:p>-8,875</text:p>
          </table:table-cell>
          <table:table-cell table:number-columns-repeated="1019"/>
        </table:table-row>
        <table:table-row table:style-name="ro1">
          <table:table-cell office:value-type="float" office:value="706.529358">
            <text:p>706,529358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938">
            <text:p>0,317938</text:p>
          </table:table-cell>
          <table:table-cell office:value-type="float" office:value="-8.875">
            <text:p>-8,87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17314">
            <text:p>0,317314</text:p>
          </table:table-cell>
          <table:table-cell office:value-type="float" office:value="-8.895">
            <text:p>-8,89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8.895">
            <text:p>-8,895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8.915">
            <text:p>-8,915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3">
            <text:p>-0,003233</text:p>
          </table:table-cell>
          <table:table-cell office:value-type="float" office:value="-0.003197">
            <text:p>-0,003197</text:p>
          </table:table-cell>
          <table:table-cell office:value-type="float" office:value="0.316064">
            <text:p>0,316064</text:p>
          </table:table-cell>
          <table:table-cell office:value-type="float" office:value="-8.915">
            <text:p>-8,91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935">
            <text:p>-8,93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6689">
            <text:p>0,316689</text:p>
          </table:table-cell>
          <table:table-cell office:value-type="float" office:value="-8.935">
            <text:p>-8,935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6689">
            <text:p>0,316689</text:p>
          </table:table-cell>
          <table:table-cell office:value-type="float" office:value="-8.955294">
            <text:p>-8,955294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">
            <text:p>-0,00323</text:p>
          </table:table-cell>
          <table:table-cell office:value-type="float" office:value="-0.003198">
            <text:p>-0,003198</text:p>
          </table:table-cell>
          <table:table-cell office:value-type="float" office:value="0.316689">
            <text:p>0,316689</text:p>
          </table:table-cell>
          <table:table-cell office:value-type="float" office:value="-8.955294">
            <text:p>-8,955294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6689">
            <text:p>0,316689</text:p>
          </table:table-cell>
          <table:table-cell office:value-type="float" office:value="-8.974706">
            <text:p>-8,974706</text:p>
          </table:table-cell>
          <table:table-cell table:number-columns-repeated="1019"/>
        </table:table-row>
        <table:table-row table:style-name="ro1">
          <table:table-cell office:value-type="float" office:value="703.753235">
            <text:p>703,753235</text:p>
          </table:table-cell>
          <table:table-cell office:value-type="float" office:value="-0.003236">
            <text:p>-0,003236</text:p>
          </table:table-cell>
          <table:table-cell office:value-type="float" office:value="-0.003197">
            <text:p>-0,003197</text:p>
          </table:table-cell>
          <table:table-cell office:value-type="float" office:value="0.316689">
            <text:p>0,316689</text:p>
          </table:table-cell>
          <table:table-cell office:value-type="float" office:value="-8.974706">
            <text:p>-8,97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8.994706">
            <text:p>-8,99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8.994706">
            <text:p>-8,99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7314">
            <text:p>0,317314</text:p>
          </table:table-cell>
          <table:table-cell office:value-type="float" office:value="-9.014706">
            <text:p>-9,01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7314">
            <text:p>0,317314</text:p>
          </table:table-cell>
          <table:table-cell office:value-type="float" office:value="-9.014706">
            <text:p>-9,01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201">
            <text:p>-0,003201</text:p>
          </table:table-cell>
          <table:table-cell office:value-type="float" office:value="0.317314">
            <text:p>0,317314</text:p>
          </table:table-cell>
          <table:table-cell office:value-type="float" office:value="-9.038236">
            <text:p>-9,03823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9.038236">
            <text:p>-9,038236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316064">
            <text:p>0,316064</text:p>
          </table:table-cell>
          <table:table-cell office:value-type="float" office:value="-9.057059">
            <text:p>-9,057059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6064">
            <text:p>0,316064</text:p>
          </table:table-cell>
          <table:table-cell office:value-type="float" office:value="-9.057059">
            <text:p>-9,057059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17314">
            <text:p>0,317314</text:p>
          </table:table-cell>
          <table:table-cell office:value-type="float" office:value="-9.075882">
            <text:p>-9,07588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9.075882">
            <text:p>-9,075882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31544">
            <text:p>0,31544</text:p>
          </table:table-cell>
          <table:table-cell office:value-type="float" office:value="-9.095">
            <text:p>-9,095</text:p>
          </table:table-cell>
          <table:table-cell table:number-columns-repeated="1019"/>
        </table:table-row>
        <table:table-row table:style-name="ro1">
          <table:table-cell office:value-type="float" office:value="700.977051">
            <text:p>700,977051</text:p>
          </table:table-cell>
          <table:table-cell office:value-type="float" office:value="-0.00323">
            <text:p>-0,00323</text:p>
          </table:table-cell>
          <table:table-cell office:value-type="float" office:value="-0.003197">
            <text:p>-0,003197</text:p>
          </table:table-cell>
          <table:table-cell office:value-type="float" office:value="0.31544">
            <text:p>0,31544</text:p>
          </table:table-cell>
          <table:table-cell office:value-type="float" office:value="-9.095">
            <text:p>-9,095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9.114411">
            <text:p>-9,114411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7314">
            <text:p>0,317314</text:p>
          </table:table-cell>
          <table:table-cell office:value-type="float" office:value="-9.114411">
            <text:p>-9,114411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5">
            <text:p>-0,003235</text:p>
          </table:table-cell>
          <table:table-cell office:value-type="float" office:value="-0.003196">
            <text:p>-0,003196</text:p>
          </table:table-cell>
          <table:table-cell office:value-type="float" office:value="0.316064">
            <text:p>0,316064</text:p>
          </table:table-cell>
          <table:table-cell office:value-type="float" office:value="-9.134706">
            <text:p>-9,134706</text:p>
          </table:table-cell>
          <table:table-cell table:number-columns-repeated="1019"/>
        </table:table-row>
        <table:table-row table:style-name="ro1">
          <table:table-cell office:value-type="float" office:value="702.365112">
            <text:p>702,365112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6064">
            <text:p>0,316064</text:p>
          </table:table-cell>
          <table:table-cell office:value-type="float" office:value="-9.134706">
            <text:p>-9,13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202">
            <text:p>-0,003202</text:p>
          </table:table-cell>
          <table:table-cell office:value-type="float" office:value="0.317314">
            <text:p>0,317314</text:p>
          </table:table-cell>
          <table:table-cell office:value-type="float" office:value="-9.154706">
            <text:p>-9,15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9.154706">
            <text:p>-9,154706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9.174412">
            <text:p>-9,17441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5">
            <text:p>-0,003235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9.174412">
            <text:p>-9,17441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317314">
            <text:p>0,317314</text:p>
          </table:table-cell>
          <table:table-cell office:value-type="float" office:value="-9.194412">
            <text:p>-9,19441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2">
            <text:p>-0,0032</text:p>
          </table:table-cell>
          <table:table-cell office:value-type="float" office:value="0.317314">
            <text:p>0,317314</text:p>
          </table:table-cell>
          <table:table-cell office:value-type="float" office:value="-9.194412">
            <text:p>-9,19441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9.214412">
            <text:p>-9,214412</text:p>
          </table:table-cell>
          <table:table-cell table:number-columns-repeated="1019"/>
        </table:table-row>
        <table:table-row table:style-name="ro1">
          <table:table-cell office:value-type="float" office:value="705.141296">
            <text:p>705,141296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317314">
            <text:p>0,317314</text:p>
          </table:table-cell>
          <table:table-cell office:value-type="float" office:value="-9.214412">
            <text:p>-9,214412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11993">
            <text:p>0,11993</text:p>
          </table:table-cell>
          <table:table-cell office:value-type="float" office:value="-9.235">
            <text:p>-9,235</text:p>
          </table:table-cell>
          <table:table-cell table:number-columns-repeated="1019"/>
        </table:table-row>
        <table:table-row table:style-name="ro1">
          <table:table-cell office:value-type="float" office:value="266.510101">
            <text:p>266,510101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11993">
            <text:p>0,11993</text:p>
          </table:table-cell>
          <table:table-cell office:value-type="float" office:value="-9.235">
            <text:p>-9,235</text:p>
          </table:table-cell>
          <table:table-cell table:number-columns-repeated="1019"/>
        </table:table-row>
        <table:table-row table:style-name="ro1">
          <table:table-cell office:value-type="float" office:value="33.313763">
            <text:p>33,31376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14991">
            <text:p>0,014991</text:p>
          </table:table-cell>
          <table:table-cell office:value-type="float" office:value="-9.254705">
            <text:p>-9,254705</text:p>
          </table:table-cell>
          <table:table-cell table:number-columns-repeated="1019"/>
        </table:table-row>
        <table:table-row table:style-name="ro1">
          <table:table-cell office:value-type="float" office:value="33.313763">
            <text:p>33,313763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14991">
            <text:p>0,014991</text:p>
          </table:table-cell>
          <table:table-cell office:value-type="float" office:value="-9.254705">
            <text:p>-9,254705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3">
            <text:p>-0,003233</text:p>
          </table:table-cell>
          <table:table-cell office:value-type="float" office:value="-0.003198">
            <text:p>-0,003198</text:p>
          </table:table-cell>
          <table:table-cell office:value-type="float" office:value="0.001874">
            <text:p>0,001874</text:p>
          </table:table-cell>
          <table:table-cell office:value-type="float" office:value="-9.274412">
            <text:p>-9,274412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9.274412">
            <text:p>-9,274412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292353">
            <text:p>-9,292353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00625">
            <text:p>0,000625</text:p>
          </table:table-cell>
          <table:table-cell office:value-type="float" office:value="-9.311471">
            <text:p>-9,31147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9.311471">
            <text:p>-9,31147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1249">
            <text:p>0,001249</text:p>
          </table:table-cell>
          <table:table-cell office:value-type="float" office:value="-9.330588">
            <text:p>-9,33058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330588">
            <text:p>-9,33058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.000625">
            <text:p>0,000625</text:p>
          </table:table-cell>
          <table:table-cell office:value-type="float" office:value="-9.349706">
            <text:p>-9,34970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0625">
            <text:p>0,000625</text:p>
          </table:table-cell>
          <table:table-cell office:value-type="float" office:value="-9.349706">
            <text:p>-9,349706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368824">
            <text:p>-9,368824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197">
            <text:p>-0,003197</text:p>
          </table:table-cell>
          <table:table-cell office:value-type="float" office:value="0.001249">
            <text:p>0,001249</text:p>
          </table:table-cell>
          <table:table-cell office:value-type="float" office:value="-9.368824">
            <text:p>-9,368824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9.388235">
            <text:p>-9,388235</text:p>
          </table:table-cell>
          <table:table-cell table:number-columns-repeated="1019"/>
        </table:table-row>
        <table:table-row table:style-name="ro1">
          <table:table-cell office:value-type="float" office:value="-1.388073">
            <text:p>-1,388073</text:p>
          </table:table-cell>
          <table:table-cell office:value-type="float" office:value="-0.003236">
            <text:p>-0,003236</text:p>
          </table:table-cell>
          <table:table-cell office:value-type="float" office:value="-0.0032">
            <text:p>-0,0032</text:p>
          </table:table-cell>
          <table:table-cell office:value-type="float" office:value="-0.000625">
            <text:p>-0,000625</text:p>
          </table:table-cell>
          <table:table-cell office:value-type="float" office:value="-9.388235">
            <text:p>-9,38823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409118">
            <text:p>-9,409118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409118">
            <text:p>-9,409118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42853">
            <text:p>-9,42853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42853">
            <text:p>-9,42853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9.447647">
            <text:p>-9,447647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">
            <text:p>0</text:p>
          </table:table-cell>
          <table:table-cell office:value-type="float" office:value="-9.447647">
            <text:p>-9,447647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9.466471">
            <text:p>-9,46647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466471">
            <text:p>-9,466471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198">
            <text:p>-0,003198</text:p>
          </table:table-cell>
          <table:table-cell office:value-type="float" office:value="0">
            <text:p>0</text:p>
          </table:table-cell>
          <table:table-cell office:value-type="float" office:value="-9.485294">
            <text:p>-9,48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9.485294">
            <text:p>-9,485294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">
            <text:p>0</text:p>
          </table:table-cell>
          <table:table-cell office:value-type="float" office:value="-9.504705">
            <text:p>-9,504705</text:p>
          </table:table-cell>
          <table:table-cell table:number-columns-repeated="10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">
            <text:p>0</text:p>
          </table:table-cell>
          <table:table-cell office:value-type="float" office:value="-9.504705">
            <text:p>-9,504705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3">
            <text:p>-0,003233</text:p>
          </table:table-cell>
          <table:table-cell office:value-type="float" office:value="-0.003202">
            <text:p>-0,00320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509706">
            <text:p>-9,509706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509706">
            <text:p>-9,509706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1">
            <text:p>-0,003231</text:p>
          </table:table-cell>
          <table:table-cell office:value-type="float" office:value="-0.003201">
            <text:p>-0,003201</text:p>
          </table:table-cell>
          <table:table-cell office:value-type="float" office:value="0.001249">
            <text:p>0,001249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1">
            <text:p>-0,003231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4.16422">
            <text:p>4,16422</text:p>
          </table:table-cell>
          <table:table-cell office:value-type="float" office:value="-0.00323">
            <text:p>-0,00323</text:p>
          </table:table-cell>
          <table:table-cell office:value-type="float" office:value="-0.0032">
            <text:p>-0,0032</text:p>
          </table:table-cell>
          <table:table-cell office:value-type="float" office:value="0.001874">
            <text:p>0,001874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2.776147">
            <text:p>2,776147</text:p>
          </table:table-cell>
          <table:table-cell office:value-type="float" office:value="-0.003232">
            <text:p>-0,003232</text:p>
          </table:table-cell>
          <table:table-cell office:value-type="float" office:value="-0.0032">
            <text:p>-0,0032</text:p>
          </table:table-cell>
          <table:table-cell office:value-type="float" office:value="0.001249">
            <text:p>0,001249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5">
            <text:p>-0,003235</text:p>
          </table:table-cell>
          <table:table-cell office:value-type="float" office:value="-0.0032">
            <text:p>-0,003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>
          <table:table-cell office:value-type="float" office:value="1.388073">
            <text:p>1,388073</text:p>
          </table:table-cell>
          <table:table-cell office:value-type="float" office:value="-0.003231">
            <text:p>-0,003231</text:p>
          </table:table-cell>
          <table:table-cell office:value-type="float" office:value="-0.003202">
            <text:p>-0,003202</text:p>
          </table:table-cell>
          <table:table-cell office:value-type="float" office:value="0.000625">
            <text:p>0,000625</text:p>
          </table:table-cell>
          <table:table-cell office:value-type="float" office:value="-9.51">
            <text:p>-9,51</text:p>
          </table:table-cell>
          <table:table-cell table:number-columns-repeated="1019"/>
        </table:table-row>
        <table:table-row table:style-name="ro1" table:number-rows-repeated="10475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31T23:31:05.17</dc:date>
    <meta:document-statistic meta:table-count="1" meta:cell-count="4941" meta:object-count="0"/>
    <meta:generator>LibreOffice/4.0.4.2$Windows_x86 LibreOffice_project/9e9821abd0ffdbc09cd8c52eaa574fa09eb08f2</meta:generator>
  </office:meta>
</office:document-meta>
</file>